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08cm"/>
    </style:style>
    <style:style style:name="co2" style:family="table-column">
      <style:table-column-properties fo:break-before="auto" style:column-width="2.963cm"/>
    </style:style>
    <style:style style:name="co3" style:family="table-column">
      <style:table-column-properties fo:break-before="auto" style:column-width="2.258cm"/>
    </style:style>
    <style:style style:name="co4" style:family="table-column">
      <style:table-column-properties fo:break-before="auto" style:column-width="2.267cm"/>
    </style:style>
    <style:style style:name="ro1" style:family="table-row">
      <style:table-row-properties style:row-height="0.469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52cm" fo:break-before="auto" style:use-optimal-row-height="true"/>
    </style:style>
    <style:style style:name="ta1" style:family="table" style:master-page-name="PageStyle_5f_respondente1">
      <style:table-properties table:display="true" style:writing-mode="lr-tb"/>
    </style:style>
    <style:style style:name="ta2" style:family="table" style:master-page-name="PageStyle_5f_respondente2">
      <style:table-properties table:display="true" style:writing-mode="lr-tb"/>
    </style:style>
    <style:style style:name="ta3" style:family="table" style:master-page-name="PageStyle_5f_respondente3">
      <style:table-properties table:display="true" style:writing-mode="lr-tb"/>
    </style:style>
    <style:style style:name="ta4" style:family="table" style:master-page-name="PageStyle_5f_respondente4">
      <style:table-properties table:display="true" style:writing-mode="lr-tb"/>
    </style:style>
    <style:style style:name="ta5" style:family="table" style:master-page-name="PageStyle_5f_respondente5">
      <style:table-properties table:display="true" style:writing-mode="lr-tb"/>
    </style:style>
    <style:style style:name="ta6" style:family="table" style:master-page-name="PageStyle_5f_respondente6">
      <style:table-properties table:display="true" style:writing-mode="lr-tb"/>
    </style:style>
    <style:style style:name="ta7" style:family="table" style:master-page-name="PageStyle_5f_respondente7">
      <style:table-properties table:display="true" style:writing-mode="lr-tb"/>
    </style:style>
    <style:style style:name="ta8" style:family="table" style:master-page-name="PageStyle_5f_respondente8">
      <style:table-properties table:display="true" style:writing-mode="lr-tb"/>
    </style:style>
    <style:style style:name="ta9" style:family="table" style:master-page-name="Default">
      <style:table-properties table:display="true" style:writing-mode="lr-tb"/>
    </style:style>
    <style:style style:name="ce1" style:family="table-cell" style:parent-style-name="Default">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respondente1" table:style-name="ta1">
        <office:forms form:automatic-focus="false" form:apply-design-mode="false"/>
        <table:table-column table:style-name="co1" table:number-columns-repeated="6" table:default-cell-style-name="Default"/>
        <table:table-column table:style-name="co2" table:default-cell-style-name="Default"/>
        <table:table-column table:style-name="co1" table:number-columns-repeated="1017" table:default-cell-style-name="Default"/>
        <table:table-row table:style-name="ro1">
          <table:table-cell/>
          <table:table-cell table:style-name="ce1" office:value-type="string">
            <text:p>A1</text:p>
          </table:table-cell>
          <table:table-cell table:style-name="ce1" office:value-type="string">
            <text:p>A2</text:p>
          </table:table-cell>
          <table:table-cell table:style-name="ce1" office:value-type="string">
            <text:p>A3</text:p>
          </table:table-cell>
          <table:table-cell table:style-name="ce1" office:value-type="string">
            <text:p>A6</text:p>
          </table:table-cell>
          <table:table-cell table:style-name="ce1" office:value-type="string">
            <text:p>A7</text:p>
          </table:table-cell>
          <table:table-cell table:style-name="ce1" office:value-type="string">
            <text:p>Não se Aplica</text:p>
          </table:table-cell>
          <table:table-cell table:number-columns-repeated="1017"/>
        </table:table-row>
        <table:table-row table:style-name="ro1">
          <table:table-cell office:value-type="string">
            <text:p>Todos os códigos que implementam ou usam tratamento de erros e controles de logs não são afetados por qualquer código malicioso.</text:p>
          </table:table-cell>
          <table:table-cell office:value-type="float" office:value="1">
            <text:p>1</text:p>
          </table:table-cell>
          <table:table-cell table:number-columns-repeated="4" table:style-name="ce1" office:value-type="float" office:value="1">
            <text:p>1</text:p>
          </table:table-cell>
          <table:table-cell table:style-name="ce1" office:value-type="float" office:value="0">
            <text:p>0</text:p>
          </table:table-cell>
          <table:table-cell table:number-columns-repeated="1017"/>
        </table:table-row>
        <table:table-row table:style-name="ro1">
          <table:table-cell office:value-type="string">
            <text:p>Todos os formulários que contenham informações sensíveis têm desabilitado o cache do lado do cliente, incluindo recursos de auto completar.</text:p>
          </table:table-cell>
          <table:table-cell table:number-columns-repeated="2" table:style-name="ce1" office:value-type="float" office:value="0">
            <text:p>0</text:p>
          </table:table-cell>
          <table:table-cell table:number-columns-repeated="2" table:style-name="ce1" office:value-type="float" office:value="1">
            <text:p>1</text:p>
          </table:table-cell>
          <table:table-cell table:number-columns-repeated="2" table:style-name="ce1" office:value-type="float" office:value="0">
            <text:p>0</text:p>
          </table:table-cell>
          <table:table-cell table:number-columns-repeated="1017"/>
        </table:table-row>
        <table:table-row table:style-name="ro1">
          <table:table-cell office:value-type="string">
            <text:p>A participação no Pregão Eletrônico dar-se-á por meio da digitação da senha privativa do licitante e subseqüente encaminhamento da Proposta de Preços (...)</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Limitações de entrada e de acesso impostas pelo negócio na aplicação (tais como limites de transações diárias ou sequenciamento de tarefas) não podem ser burladas.</text:p>
          </table:table-cell>
          <table:table-cell table:style-name="ce1" office:value-type="float" office:value="1">
            <text:p>1</text:p>
          </table:table-cell>
          <table:table-cell table:number-columns-repeated="5" table:style-name="ce1" office:value-type="float" office:value="0">
            <text:p>0</text:p>
          </table:table-cell>
          <table:table-cell table:number-columns-repeated="1017"/>
        </table:table-row>
        <table:table-row table:style-name="ro1">
          <table:table-cell office:value-type="string">
            <text:p>Identificação da sessão é alterada na re-autenticação.</text:p>
          </table:table-cell>
          <table:table-cell table:number-columns-repeated="5" table:style-name="ce1" office:value-type="float" office:value="1">
            <text:p>1</text:p>
          </table:table-cell>
          <table:table-cell table:style-name="ce1" office:value-type="float" office:value="0">
            <text:p>0</text:p>
          </table:table-cell>
          <table:table-cell table:number-columns-repeated="1017"/>
        </table:table-row>
        <table:table-row table:style-name="ro1">
          <table:table-cell office:value-type="string">
            <text:p>Todos os atributos de dados e usuários e informações de política usados pelos controles de acesso não podem ser manipulados pelos usuários finais a menos que especificamente autorizado.</text:p>
          </table:table-cell>
          <table:table-cell table:number-columns-repeated="5" table:style-name="ce1" office:value-type="float" office:value="1">
            <text:p>1</text:p>
          </table:table-cell>
          <table:table-cell table:style-name="ce1" office:value-type="float" office:value="0">
            <text:p>0</text:p>
          </table:table-cell>
          <table:table-cell table:number-columns-repeated="1017"/>
        </table:table-row>
        <table:table-row table:style-name="ro1">
          <table:table-cell office:value-type="string">
            <text:p>A partir do horário previsto no Edital, a sessão pública na internet será aberta por comando do Pregoeiro</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A CONTRATADA contratada do Lote 02 deverá prover o CONTRATANTE de informação detalhada da execução dos serviços, por meio de ferramenta, em tempo real, protegida por senha</text:p>
          </table:table-cell>
          <table:table-cell table:style-name="ce1" office:value-type="float" office:value="0">
            <text:p>0</text:p>
          </table:table-cell>
          <table:table-cell table:style-name="ce1" office:value-type="float" office:value="1">
            <text:p>1</text:p>
          </table:table-cell>
          <table:table-cell table:number-columns-repeated="4" table:style-name="ce1" office:value-type="float" office:value="0">
            <text:p>0</text:p>
          </table:table-cell>
          <table:table-cell table:number-columns-repeated="1017"/>
        </table:table-row>
        <table:table-row table:style-name="ro1">
          <table:table-cell office:value-type="string">
            <text:p>Todos os códigos que implementam ou usam controles de gerenciamento de sessões não são afetados por qualquer código malicioso.</text:p>
          </table:table-cell>
          <table:table-cell table:number-columns-repeated="3" table:style-name="ce1" office:value-type="float" office:value="1">
            <text:p>1</text:p>
          </table:table-cell>
          <table:table-cell table:number-columns-repeated="3" table:style-name="ce1" office:value-type="float" office:value="0">
            <text:p>0</text:p>
          </table:table-cell>
          <table:table-cell table:number-columns-repeated="1017"/>
        </table:table-row>
        <table:table-row table:style-name="ro1">
          <table:table-cell office:value-type="string">
            <text:p>Outras Funcionalidades: Em qualquer momento durante a execução da sessão pública, o Pregoeiro pode: Reabrir uma Fase: <text:s/>A razão será registrada no chat e, após o comando do Pregoeiro, automaticamente, o sistema o direcionará para a fase .</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Aplicação aceita somente um conjunto definido de métodos de requisição HTTP, tais como GET e POST.</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Cookies que contêm os tokens/identificadores de sessões autenticadas têm seu domínio e caminho definidos para um valor adequadamente restritivo para o site.</text:p>
          </table:table-cell>
          <table:table-cell table:style-name="ce1" office:value-type="float" office:value="0">
            <text:p>0</text:p>
          </table:table-cell>
          <table:table-cell table:number-columns-repeated="4" table:style-name="ce1" office:value-type="float" office:value="1">
            <text:p>1</text:p>
          </table:table-cell>
          <table:table-cell table:style-name="ce1" office:value-type="float" office:value="0">
            <text:p>0</text:p>
          </table:table-cell>
          <table:table-cell table:number-columns-repeated="1017"/>
        </table:table-row>
        <table:table-row table:style-name="ro1">
          <table:table-cell office:value-type="string">
            <text:p>Os documentos apresentados nesta licitação deverão: a) estar em nome da licitante, com um único número de CNPJ; b) estar no prazo de validade estabelecido pelo órgão expedidor; c) ser apresentados em original, em publicação da imprensa oficial ou em cópia autenticada por cartório, por pregoeiro ou por servidor da (...).</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Todos os documentos exigidos no presente instrumento convocatório poderão serapresentados em original, por qualquer processo de cópia autenticada por tabelião, ou publicação em órgão da imprensa oficial</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Deve-se utilizar parâmetros sempre que um valor for passado à query</text:p>
          </table:table-cell>
          <table:table-cell table:style-name="ce1" office:value-type="float" office:value="1">
            <text:p>1</text:p>
          </table:table-cell>
          <table:table-cell table:number-columns-repeated="5" table:style-name="ce1" office:value-type="float" office:value="0">
            <text:p>0</text:p>
          </table:table-cell>
          <table:table-cell table:number-columns-repeated="1017"/>
        </table:table-row>
        <table:table-row table:style-name="ro1">
          <table:table-cell office:value-type="string">
            <text:p>Todas as funções criptográficas usadas para proteger segredos do usuário da aplicação são implementadas no lado servidor.</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Produção Instalação própria (...) Sistema Web Linux/Windows, Java SQL Server, \"MER Código Sigla Sistema Nome Sistema (...) Gerenciar toda a sistemática de avaliação para progressão funcional dos servidores (...)</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Identificação da sessão é alterada ou cancelada no logout.</text:p>
          </table:table-cell>
          <table:table-cell table:number-columns-repeated="5" table:style-name="ce1" office:value-type="float" office:value="1">
            <text:p>1</text:p>
          </table:table-cell>
          <table:table-cell table:style-name="ce1" office:value-type="float" office:value="0">
            <text:p>0</text:p>
          </table:table-cell>
          <table:table-cell table:number-columns-repeated="1017"/>
        </table:table-row>
        <table:table-row table:style-name="ro1">
          <table:table-cell office:value-type="string">
            <text:p>Os Webservices devem ser utilizados mediante autenticação com usuário e senha, utilizando o perfil "UsernameToken" definido na especificação WS-Security e autenticação segura por meio do protocolo HTTPS.</text:p>
          </table:table-cell>
          <table:table-cell table:style-name="ce1" office:value-type="float" office:value="0">
            <text:p>0</text:p>
          </table:table-cell>
          <table:table-cell table:style-name="ce1" office:value-type="float" office:value="1">
            <text:p>1</text:p>
          </table:table-cell>
          <table:table-cell table:style-name="ce1" office:value-type="float" office:value="0">
            <text:p>0</text:p>
          </table:table-cell>
          <table:table-cell table:number-columns-repeated="2" table:style-name="ce1" office:value-type="float" office:value="1">
            <text:p>1</text:p>
          </table:table-cell>
          <table:table-cell table:style-name="ce1" office:value-type="float" office:value="0">
            <text:p>0</text:p>
          </table:table-cell>
          <table:table-cell table:number-columns-repeated="1017"/>
        </table:table-row>
        <table:table-row table:style-name="ro1">
          <table:table-cell office:value-type="string">
            <text:p>Usuários podem acessar somente os dados para os quais eles possuem autorização específica.</text:p>
          </table:table-cell>
          <table:table-cell table:number-columns-repeated="5" table:style-name="ce1" office:value-type="float" office:value="1">
            <text:p>1</text:p>
          </table:table-cell>
          <table:table-cell table:style-name="ce1" office:value-type="float" office:value="0">
            <text:p>0</text:p>
          </table:table-cell>
          <table:table-cell table:number-columns-repeated="1017"/>
        </table:table-row>
        <table:table-row table:style-name="ro1">
          <table:table-cell office:value-type="string">
            <text:p>Assegurar, nos casos de desastres naturais, acidentes, falhas de equipamentos, falhas de segurança, perda de serviços e ações intencionais, que por ventura possam ocorrer em seu ambiente, a continuidade da prestação dos serviços, por meio da execução de planos de contingência, visando à recuperação das operações a tempo de não causar paralisação dos serviços prestados à CONTRATANTE.</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Todos os códigos que implementam ou usam controles de autenticação não são afetados por qualquer código malicioso.</text:p>
          </table:table-cell>
          <table:table-cell table:number-columns-repeated="5" table:style-name="ce1" office:value-type="float" office:value="1">
            <text:p>1</text:p>
          </table:table-cell>
          <table:table-cell table:style-name="ce1" office:value-type="float" office:value="0">
            <text:p>0</text:p>
          </table:table-cell>
          <table:table-cell table:number-columns-repeated="1017"/>
        </table:table-row>
        <table:table-row table:style-name="ro1">
          <table:table-cell office:value-type="string">
            <text:p>Controles de acesso falham de forma segura (princípio do fail safe).</text:p>
          </table:table-cell>
          <table:table-cell table:number-columns-repeated="4" table:style-name="ce1" office:value-type="float" office:value="1">
            <text:p>1</text:p>
          </table:table-cell>
          <table:table-cell table:number-columns-repeated="2" table:style-name="ce1" office:value-type="float" office:value="0">
            <text:p>0</text:p>
          </table:table-cell>
          <table:table-cell table:number-columns-repeated="1017"/>
        </table:table-row>
        <table:table-row table:style-name="ro1">
          <table:table-cell office:value-type="string">
            <text:p>Uma arquitetura de alto nível para a aplicação foi definida.</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Todos os controles de autenticação falham de forma segura (princípio do fail safe).</text:p>
          </table:table-cell>
          <table:table-cell table:number-columns-repeated="4" table:style-name="ce1" office:value-type="float" office:value="1">
            <text:p>1</text:p>
          </table:table-cell>
          <table:table-cell table:number-columns-repeated="2" table:style-name="ce1" office:value-type="float" office:value="0">
            <text:p>0</text:p>
          </table:table-cell>
          <table:table-cell table:number-columns-repeated="1017"/>
        </table:table-row>
        <table:table-row table:style-name="ro1">
          <table:table-cell office:value-type="string">
            <text:p>Lista de acrônimos em uso no texto APF ASP CASE CFPS CGSI CMMI COBIT CPM CSM CSS DTDIE EGTI E-MAG (...) E-PING HTML IFPUG ISO ITIL MPS.BR NBR NESMA Análise de Pontos de Função; Active Server Pages; Computer­Aided Software Engineering; Certified Function Point Specialist; Coordenação-Geral de Sistemas de Informação; Capability Maturity Model Integration; Control Objectives For Information and Related Technology ; Counter Practices Manual; Certified Scrum Máster; Cascade Style Sheet; (...) Estratégia Geral de Tecnologia da Informação; Modelo de Acessibilidade de Governo Eletrônico; (...) <text:s text:c="2"/>Padrões de Interoperabilidade de Governo Eletrônico; Hyper Text Markup Language; Instituição de Ensino Superior; <text:s text:c="2"/>International Function Point Users Group; (...) <text:s/>International Organization for Standardization ; Information Technology Infrastructure Library; (...) Melhoria de Processos do Software Brasileiro; Norma da Associação Brasileira de Normas Técnicas (ABNT); Netherlands Software Metrics Association; NMA O&amp;M OS <text:s/>PDTI PF PHP PMBOK PMI PMP RE SAEB SCBCD SCDJWS SCJD SCJP SCWCD SEFTI SICAF (...) SQL TCU TI TIC UML UP VB XML XSL ZCE­ ­ ­Nota Mensal de Avaliação; Organização e Métodos; Ordem de Serviço; Plano Diretor de Tecnologia da Informação; Ponto de Função; Hypertext Preprocessor; Project Management Body of Knowledge; Project Management Institute; Project <text:s text:c="2"/>Management Professional; Relação de Empregados; (...) Sun Certified Business Component Developer; Sun Certified Developer For Java Web Services; Sun Certified Java Developer; Sun Certified Java Programmer; Sun Certified Web Component Developer; Secretaria de Fiscalização de Tecnologia da Informação; Sistema Integrado de Cadastro de Fornecedores;(...); Structured Query Language; (...) Tecnologias da Informação e Comunicação; Unified Modeling Language; Unified Process; Visual Basic; Extensible Markup Language; Extensible Stylesheet Language; Zend Certified Engineer.</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Aplicação não registra dados sensíveis específicos da aplicação que poderiam ajudar um atacante, incluindo identificadores de sessão do usuário e informações pessoais ou sensíveis.</text:p>
          </table:table-cell>
          <table:table-cell table:number-columns-repeated="3" table:style-name="ce1" office:value-type="float" office:value="0">
            <text:p>0</text:p>
          </table:table-cell>
          <table:table-cell table:style-name="ce1" office:value-type="float" office:value="1">
            <text:p>1</text:p>
          </table:table-cell>
          <table:table-cell table:number-columns-repeated="2" table:style-name="ce1" office:value-type="float" office:value="0">
            <text:p>0</text:p>
          </table:table-cell>
          <table:table-cell table:number-columns-repeated="1017"/>
        </table:table-row>
        <table:table-row table:style-name="ro1">
          <table:table-cell office:value-type="string">
            <text:p>Os documentos exigidos neste edital poderão ser apresentados no original, por cópia autenticada por tabelião, ou publicação em órgão da imprensa oficial, ou cópia acompanhada do original para conferência pelo Pregoeiro.</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As principais ferramentas são o Management Studio (visualizador de objetos e processador de queries) e o Query Analizer (processador de queries).</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Todas as funções de gerenciamento de contas são no mínimo tão resistentes a ataques quanto o mecanismo primário de autenticação.</text:p>
          </table:table-cell>
          <table:table-cell table:number-columns-repeated="5" table:style-name="ce1" office:value-type="float" office:value="1">
            <text:p>1</text:p>
          </table:table-cell>
          <table:table-cell table:style-name="ce1" office:value-type="float" office:value="0">
            <text:p>0</text:p>
          </table:table-cell>
          <table:table-cell table:number-columns-repeated="1017"/>
        </table:table-row>
        <table:table-row table:style-name="ro1">
          <table:table-cell office:value-type="string">
            <text:p>Todos os componentes que não são parte da aplicação, mas que a aplicação depende para operar, estão identificados</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Usuários podem acessar somente URLs para as quais eles possuem autorização específica.</text:p>
          </table:table-cell>
          <table:table-cell table:style-name="ce1" office:value-type="float" office:value="0">
            <text:p>0</text:p>
          </table:table-cell>
          <table:table-cell table:number-columns-repeated="2" table:style-name="ce1" office:value-type="float" office:value="1">
            <text:p>1</text:p>
          </table:table-cell>
          <table:table-cell table:style-name="ce1" office:value-type="float" office:value="0">
            <text:p>0</text:p>
          </table:table-cell>
          <table:table-cell table:style-name="ce1" office:value-type="float" office:value="1">
            <text:p>1</text:p>
          </table:table-cell>
          <table:table-cell table:style-name="ce1" office:value-type="float" office:value="0">
            <text:p>0</text:p>
          </table:table-cell>
          <table:table-cell table:number-columns-repeated="1017"/>
        </table:table-row>
        <table:table-row table:style-name="ro1">
          <table:table-cell office:value-type="string">
            <text:p>Usuários podem acessar somente funções protegidas para as quais eles possuem autorização específica</text:p>
          </table:table-cell>
          <table:table-cell table:number-columns-repeated="5" table:style-name="ce1" office:value-type="float" office:value="1">
            <text:p>1</text:p>
          </table:table-cell>
          <table:table-cell table:style-name="ce1" office:value-type="float" office:value="0">
            <text:p>0</text:p>
          </table:table-cell>
          <table:table-cell table:number-columns-repeated="1017"/>
        </table:table-row>
        <table:table-row table:style-name="ro1">
          <table:table-cell office:value-type="string">
            <text:p>Todos os módulos criptográficos falham de forma segura (princípio do fail safe).</text:p>
          </table:table-cell>
          <table:table-cell table:number-columns-repeated="4" table:style-name="ce1" office:value-type="float" office:value="1">
            <text:p>1</text:p>
          </table:table-cell>
          <table:table-cell table:number-columns-repeated="2" table:style-name="ce1" office:value-type="float" office:value="0">
            <text:p>0</text:p>
          </table:table-cell>
          <table:table-cell table:number-columns-repeated="1017"/>
        </table:table-row>
        <table:table-row table:style-name="ro1">
          <table:table-cell office:value-type="string">
            <text:p>Caso sejam detectadas falhas nos produtos que estão em processo de homologação, mesmo após a vigência contratual, a CONTRATADA deverá providenciar as devidas correções em até 72 horas, sem ônus para a CONTRATANTE e, no caso de falhas no ambiente de produção, imediatamente.</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Possui automatização de lógicas de pesquisa QBE (Query by Example).</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Tokens de sessões autenticadas são suficientemente longos e randômicos para resistir aos ataques que são típicos das ameaças no ambiente implantado.</text:p>
          </table:table-cell>
          <table:table-cell table:number-columns-repeated="4" table:style-name="ce1" office:value-type="float" office:value="1">
            <text:p>1</text:p>
          </table:table-cell>
          <table:table-cell table:number-columns-repeated="2" table:style-name="ce1" office:value-type="float" office:value="0">
            <text:p>0</text:p>
          </table:table-cell>
          <table:table-cell table:number-columns-repeated="1017"/>
        </table:table-row>
        <table:table-row table:style-name="ro1">
          <table:table-cell office:value-type="string">
            <text:p>Um número máximo de tentativas de autenticação for excedido, a conta é bloqueada por um período de tempo suficiente para deter os ataques de força bruta.</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Serviços de Analise de Suporte ­ Banco de Dados ­ nível II: formação superior concluída na área de tecnologia da informação, experiência comprovada por atestado e/ou treinamento certificado de no mínimo 5 (cinco) anos em analise de suporte em administração de banco de dados Oracle, MySQL ou Postgre, linguagem PL/SQL e SQL Standard e certificação fornecida pelo fabricante.</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Exemplo de Query Binds pelo PHP @param string $strUsuarioNome * @param string $strSenha * @return integer */ function exemploDeAcessoBanco( $strUsuarioNome, $strSenha ) { $strUsuarioNome = (string)$strUsuarioNome; $strSenha = (string)$strSenha; $objBanco = new PDO('pgsql:dbname=database'); $objComando = $objBanco-&gt;prepare( " SELECT co_usuario FROM usuario WHERE no_usuario = :usuario AND ds_senha = :senha" ); $objComando-&gt;bindParam(':usuario', $strUsuarioNome ); $objComando-&gt;bindParam(':senha', md5( $strSenha ) ); $objResultado = $objComando-&gt;execute(); return (integer)$objResultado-&gt;co_usuario; } ?&gt;", <text:s/>import java.util.List; import javax.management.Query; import javax.persistence.EntityManager; import javax.persistence.Query;import org.apache.commons.lang.StringUtils;* * Exemplo de <text:s/>Query Binds para JPA <text:s/>abstract class exemploQueryBinds <text:s/>{ <text:s/>(...) public List&lt;Usuario&gt; getUsuarioPeloNome(String strNome) { String strConsulta = ""+ " SELECT "+ " u "+ " FROM"+ " Usuario u " + " WHERE " + " LOWER( Usuario.strNome ) = :nomeUsuario"; Query objComando = getEntityManager().createQuery(strConsulta).</text:p>
          </table:table-cell>
          <table:table-cell table:style-name="ce1" office:value-type="float" office:value="1">
            <text:p>1</text:p>
          </table:table-cell>
          <table:table-cell table:style-name="ce1" office:value-type="float" office:value="0">
            <text:p>0</text:p>
          </table:table-cell>
          <table:table-cell table:style-name="ce1" office:value-type="float" office:value="1">
            <text:p>1</text:p>
          </table:table-cell>
          <table:table-cell table:number-columns-repeated="3" table:style-name="ce1" office:value-type="float" office:value="0">
            <text:p>0</text:p>
          </table:table-cell>
          <table:table-cell table:number-columns-repeated="1017"/>
        </table:table-row>
        <table:table-row table:style-name="ro1">
          <table:table-cell office:value-type="string">
            <text:p>Usuários podem acessar somente arquivos para os quais eles possuem autorização específica.</text:p>
          </table:table-cell>
          <table:table-cell table:style-name="ce1" office:value-type="float" office:value="0">
            <text:p>0</text:p>
          </table:table-cell>
          <table:table-cell table:style-name="ce1" office:value-type="float" office:value="1">
            <text:p>1</text:p>
          </table:table-cell>
          <table:table-cell table:style-name="ce1" office:value-type="float" office:value="0">
            <text:p>0</text:p>
          </table:table-cell>
          <table:table-cell table:number-columns-repeated="2" table:style-name="ce1" office:value-type="float" office:value="1">
            <text:p>1</text:p>
          </table:table-cell>
          <table:table-cell table:style-name="ce1" office:value-type="float" office:value="0">
            <text:p>0</text:p>
          </table:table-cell>
          <table:table-cell table:number-columns-repeated="1017"/>
        </table:table-row>
        <table:table-row table:style-name="ro1">
          <table:table-cell office:value-type="string">
            <text:p>Os documentos e anexos exigidos, quando remetidos via fax, deverão ser apresentados em original ou por cópia autenticada, nos prazos estabelecidos no Edital.</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O uso da senha de acesso ao sistema eletrônico é de inteira e exclusiva responsabilidade do licitante, incluindo qualquer transação efetuada diretamente, ou por seu representante, não cabendo ao provedor do sistema ou ao (...), promotor da licitação, responsabilidade por eventuais danos decorrentes de uso indevido da senha, ainda que por terceiros.</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Todos os dados não confiáveis que são incluídos em parâmetros de comandos do sistema operacional realizam o escape apropriado.</text:p>
          </table:table-cell>
          <table:table-cell table:style-name="ce1" office:value-type="float" office:value="1">
            <text:p>1</text:p>
          </table:table-cell>
          <table:table-cell table:number-columns-repeated="5" table:style-name="ce1" office:value-type="float" office:value="0">
            <text:p>0</text:p>
          </table:table-cell>
          <table:table-cell table:number-columns-repeated="1017"/>
        </table:table-row>
        <table:table-row table:style-name="ro1">
          <table:table-cell office:value-type="string">
            <text:p>A participação dos interessados, no dia e hora fixados no preâmbulo deste Edital, dar-se-á por meio de digitação da senha privativa do licitante e subseqüente encaminhamento da proposta de preços com valores expressos na moeda oficial do Brasil, exclusivamente por meio eletrônico.</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O PHPUnit se integra bem com a maioria das IDEs para desenvolvimento PHP tais como Eclipse, NetBeans, ZendStudio, etc., além de ser uma ferramenta facilmente utilizável por linha de comando.</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Um único controle de validação de entrada é usado pela aplicação para cada tipo de dado que é aceito.</text:p>
          </table:table-cell>
          <table:table-cell table:style-name="ce1" office:value-type="float" office:value="1">
            <text:p>1</text:p>
          </table:table-cell>
          <table:table-cell table:number-columns-repeated="5" table:style-name="ce1" office:value-type="float" office:value="0">
            <text:p>0</text:p>
          </table:table-cell>
          <table:table-cell table:number-columns-repeated="1017"/>
        </table:table-row>
        <table:table-row table:style-name="ro1">
          <table:table-cell office:value-type="string">
            <text:p>Todos os dados não confiáveis que são saídas para interpretadores SQL, usam interfaces parametrizadas, instruções preparadas ou realizam o escape apropriado.</text:p>
          </table:table-cell>
          <table:table-cell table:style-name="ce1" office:value-type="float" office:value="1">
            <text:p>1</text:p>
          </table:table-cell>
          <table:table-cell table:style-name="ce1" office:value-type="float" office:value="0">
            <text:p>0</text:p>
          </table:table-cell>
          <table:table-cell table:style-name="ce1" office:value-type="float" office:value="1">
            <text:p>1</text:p>
          </table:table-cell>
          <table:table-cell table:number-columns-repeated="3" table:style-name="ce1" office:value-type="float" office:value="0">
            <text:p>0</text:p>
          </table:table-cell>
          <table:table-cell table:number-columns-repeated="1017"/>
        </table:table-row>
        <table:table-row table:style-name="ro1">
          <table:table-cell office:value-type="string">
            <text:p>Todos os códigos que implementam ou usam controles de acesso não são afetados por qualquer código malicioso.</text:p>
          </table:table-cell>
          <table:table-cell table:number-columns-repeated="5" table:style-name="ce1" office:value-type="float" office:value="1">
            <text:p>1</text:p>
          </table:table-cell>
          <table:table-cell table:style-name="ce1" office:value-type="float" office:value="0">
            <text:p>0</text:p>
          </table:table-cell>
          <table:table-cell table:number-columns-repeated="1017"/>
        </table:table-row>
        <table:table-row table:style-name="ro1">
          <table:table-cell office:value-type="string">
            <text:p>Acesso a qualquer segredo master é protegido de acesso não autorizado (Um segredo master é uma credencial da aplicação armazenada em texto claro no disco que é usada para proteger o acesso às informações de configuração de segurança).</text:p>
          </table:table-cell>
          <table:table-cell table:number-columns-repeated="2" table:style-name="ce1" office:value-type="float" office:value="1">
            <text:p>1</text:p>
          </table:table-cell>
          <table:table-cell table:style-name="ce1" office:value-type="float" office:value="0">
            <text:p>0</text:p>
          </table:table-cell>
          <table:table-cell table:number-columns-repeated="2" table:style-name="ce1" office:value-type="float" office:value="1">
            <text:p>1</text:p>
          </table:table-cell>
          <table:table-cell table:style-name="ce1" office:value-type="float" office:value="0">
            <text:p>0</text:p>
          </table:table-cell>
          <table:table-cell table:number-columns-repeated="1017"/>
        </table:table-row>
        <table:table-row table:style-name="ro1">
          <table:table-cell office:value-type="string">
            <text:p>Comprovada, de no mínimo 6 (seis) anos como programador JAVA especificadamente em projetos de desenvolvimento e manutenção de sistemas; <text:s/>Experiência em desenvolvimento de sistemas baseado no processo unificado (UP) ou similar; <text:s/>Experiência em leitura de modelos UML; <text:s/>Conhecimento da técnica de desenvolvimento XP; <text:s/>Conhecimentos HTML, CSS e Java Script; <text:s/>Conhecimentos de SQL; <text:s/>Conhecimento na plataforma Jcompany; <text:s/>Conhecimento na elaboração de testes unitários.</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Os comandos feitos pela persistência devem ser coerentes ao comando que o Banco de Dados é capaz de interpretar.</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Existe um padrão único de implementação do TLS, usado pela aplicação, que é configurado para operar de maneira aprovada*. Veja http://csrc.nist.gov/groups /STM/cmvp/documents/fips1402/FIPS1402IG.pdf ).</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Todas as falhas na validação de entradas resultam na rejeição ou sanitização da entrada.</text:p>
          </table:table-cell>
          <table:table-cell table:style-name="ce1" office:value-type="float" office:value="1">
            <text:p>1</text:p>
          </table:table-cell>
          <table:table-cell table:style-name="ce1" office:value-type="float" office:value="0">
            <text:p>0</text:p>
          </table:table-cell>
          <table:table-cell table:style-name="ce1" office:value-type="float" office:value="1">
            <text:p>1</text:p>
          </table:table-cell>
          <table:table-cell table:number-columns-repeated="3" table:style-name="ce1" office:value-type="float" office:value="0">
            <text:p>0</text:p>
          </table:table-cell>
          <table:table-cell table:number-columns-repeated="1017"/>
        </table:table-row>
        <table:table-row table:style-name="ro1">
          <table:table-cell office:value-type="string">
            <text:p>Lógica de tratamento de erros nos controles de segurança nega o acesso por padrão.</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Usuários podem acessar somente serviços para os quais eles possuem autorização específica.</text:p>
          </table:table-cell>
          <table:table-cell table:number-columns-repeated="2" table:style-name="ce1" office:value-type="float" office:value="1">
            <text:p>1</text:p>
          </table:table-cell>
          <table:table-cell table:style-name="ce1" office:value-type="float" office:value="0">
            <text:p>0</text:p>
          </table:table-cell>
          <table:table-cell table:number-columns-repeated="2" table:style-name="ce1" office:value-type="float" office:value="1">
            <text:p>1</text:p>
          </table:table-cell>
          <table:table-cell table:style-name="ce1" office:value-type="float" office:value="0">
            <text:p>0</text:p>
          </table:table-cell>
          <table:table-cell table:number-columns-repeated="1017"/>
        </table:table-row>
        <table:table-row table:style-name="ro1">
          <table:table-cell office:value-type="string">
            <text:p>Controles de codificação/escape de saídas codificam todos os caracteres desconhecidos para garantir segurança ao interpretador</text:p>
          </table:table-cell>
          <table:table-cell table:number-columns-repeated="2" table:style-name="ce1" office:value-type="float" office:value="0">
            <text:p>0</text:p>
          </table:table-cell>
          <table:table-cell table:style-name="ce1" office:value-type="float" office:value="1">
            <text:p>1</text:p>
          </table:table-cell>
          <table:table-cell table:number-columns-repeated="3" table:style-name="ce1" office:value-type="float" office:value="0">
            <text:p>0</text:p>
          </table:table-cell>
          <table:table-cell table:number-columns-repeated="1017"/>
        </table:table-row>
        <table:table-row table:style-name="ro1">
          <table:table-cell office:value-type="string">
            <text:p>Todos os controles de autenticação (incluindo bibliotecas que chamam serviços de autenticação externa) tem uma implementação centralizada.</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Empresa criadora da plataforma Java. HTMLSessão HTTP/IDE Java Java EE Login MVC Query RAD SGBD Stored Procedure SQL SOA Sun DOCUMENTO DE ARQUITETURA DE REFERÊNCIA DE SOFTWARE (...) DIRETORIA DE INFORMÁTICA GERÊNCIA DE TECNOLOGIA UNIDADE DE INOVAÇÃO E ARQUITETURA DE TI WAP W3C Sigla para Wireless Application Protocol: Protocolo para Aplicações sem Fio.</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Todos os controles de validação de entrada não são afetados por qualquer código malicioso.</text:p>
          </table:table-cell>
          <table:table-cell table:number-columns-repeated="5" table:style-name="ce1" office:value-type="float" office:value="1">
            <text:p>1</text:p>
          </table:table-cell>
          <table:table-cell table:style-name="ce1" office:value-type="float" office:value="0">
            <text:p>0</text:p>
          </table:table-cell>
          <table:table-cell table:number-columns-repeated="1017"/>
        </table:table-row>
        <table:table-row table:style-name="ro1">
          <table:table-cell office:value-type="string">
            <text:p>Oferece ainda como ferramenta o Profiler (permite a verificação das queries executadas no banco durante um período)</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Todas as páginas e recursos requerem autenticação exceto aquelas que especificamente devem ser públicas.</text:p>
          </table:table-cell>
          <table:table-cell table:number-columns-repeated="5" table:style-name="ce1" office:value-type="float" office:value="1">
            <text:p>1</text:p>
          </table:table-cell>
          <table:table-cell table:style-name="ce1" office:value-type="float" office:value="0">
            <text:p>0</text:p>
          </table:table-cell>
          <table:table-cell table:number-columns-repeated="1017"/>
        </table:table-row>
        <table:table-row table:style-name="ro1">
          <table:table-cell office:value-type="string">
            <text:p>Aplicação protege adequadamente as variáveis e recursos compartilhados contra acesso concorrente inapropriado.</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Desenvolvedor/Engenheiro de SW Perfil a) Curso superior completo na área de informática; b) Experiência comprovada em programação Java para Web e ambientes corporativos; <text:s/>Pelo menos 1/3 da equipe de desenvolvedores deverá possuir Certificação Java Programmer; c) Experiência na utilização de linguagens de consulta a banco de dados (SQL e PL/SQL); d) Conhecimento de Programação Java utilizando Web Services, XML.</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Aplicação gera um token aleatório como parte de todos os links e formulários associados com transações ou no acesso a informações sensíveis, e se a aplicação verifica a presença desse token com o valor adequado para o usuário atual no processamento dessas requisições.</text:p>
          </table:table-cell>
          <table:table-cell table:style-name="ce1" office:value-type="float" office:value="0">
            <text:p>0</text:p>
          </table:table-cell>
          <table:table-cell table:style-name="ce1" office:value-type="float" office:value="1">
            <text:p>1</text:p>
          </table:table-cell>
          <table:table-cell table:style-name="ce1" office:value-type="float" office:value="0">
            <text:p>0</text:p>
          </table:table-cell>
          <table:table-cell table:style-name="ce1" office:value-type="float" office:value="1">
            <text:p>1</text:p>
          </table:table-cell>
          <table:table-cell table:number-columns-repeated="2" table:style-name="ce1" office:value-type="float" office:value="0">
            <text:p>0</text:p>
          </table:table-cell>
          <table:table-cell table:number-columns-repeated="1017"/>
        </table:table-row>
        <table:table-row table:style-name="ro1">
          <table:table-cell office:value-type="string">
            <text:p>Toda resposta HTTP contém um cabeçalho do tipo de conteúdo (content type header) especificando um conjunto seguro de caracteres (por exemplo, UTF-8).</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Módulo de Fiscalização Sistema de Capacitação e Administração de Brigada Sistema Nacional de Informações sobre Fogo (...) Sistema de comunicação de acidentes ambientais com informações espaciais (...) Sala de Comando Controle e Comunicação da (...) Portal Nacional dos Planos de emergência individual e planos de ação de emergência licenciados (...) Sistema Informatizado de Licenciamento do Transporte Interestadual de Cargas Perigosas.</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Identificação da sessão é alterada no login.</text:p>
          </table:table-cell>
          <table:table-cell table:number-columns-repeated="4" table:style-name="ce1" office:value-type="float" office:value="1">
            <text:p>1</text:p>
          </table:table-cell>
          <table:table-cell table:number-columns-repeated="2" table:style-name="ce1" office:value-type="float" office:value="0">
            <text:p>0</text:p>
          </table:table-cell>
          <table:table-cell table:number-columns-repeated="1017"/>
        </table:table-row>
        <table:table-row table:style-name="ro1">
          <table:table-cell office:value-type="string">
            <text:p>A Contratada deverá prover a Contratante de informação detalhada da execução dos serviços, por intermédio de ferramenta, em tempo real, protegida por senha e conexão segura.</text:p>
          </table:table-cell>
          <table:table-cell table:style-name="ce1" office:value-type="float" office:value="0">
            <text:p>0</text:p>
          </table:table-cell>
          <table:table-cell table:style-name="ce1" office:value-type="float" office:value="1">
            <text:p>1</text:p>
          </table:table-cell>
          <table:table-cell table:style-name="ce1" office:value-type="float" office:value="0">
            <text:p>0</text:p>
          </table:table-cell>
          <table:table-cell table:style-name="ce1" office:value-type="float" office:value="1">
            <text:p>1</text:p>
          </table:table-cell>
          <table:table-cell table:number-columns-repeated="2" table:style-name="ce1" office:value-type="float" office:value="0">
            <text:p>0</text:p>
          </table:table-cell>
          <table:table-cell table:number-columns-repeated="1017"/>
        </table:table-row>
        <table:table-row table:style-name="ro1">
          <table:table-cell office:value-type="string">
            <text:p>Alguns Componentes: Autenticação, Lista de Controle de Acesso( ACL ), Cache, Configuração, Mail, Session, Internacionalização.</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Interfaces do controle de segurança são simples o suficiente para que os desenvolvedores as utilizem corretamente.</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Todos os dados sensíveis são enviados para o servidor no corpo da mensagem HTTP (parâmetros URL nunca são usados para enviar dados sensíveis).</text:p>
          </table:table-cell>
          <table:table-cell table:number-columns-repeated="3" table:style-name="ce1" office:value-type="float" office:value="0">
            <text:p>0</text:p>
          </table:table-cell>
          <table:table-cell table:style-name="ce1" office:value-type="float" office:value="1">
            <text:p>1</text:p>
          </table:table-cell>
          <table:table-cell table:number-columns-repeated="2" table:style-name="ce1" office:value-type="float" office:value="0">
            <text:p>0</text:p>
          </table:table-cell>
          <table:table-cell table:number-columns-repeated="1017"/>
        </table:table-row>
        <table:table-row table:style-name="ro1">
          <table:table-cell office:value-type="string">
            <text:p>Todas as decisões de autenticação são registradas (logs).</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Um caminho pode ser construído a partir de uma CA confiável para cada certificado de servidor Transport Layer Security (TLS), e se cada certificado de servidor é válido.</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Todas as credenciais de autenticação para acesso a serviços externos à aplicação são cifradas e armazenadas em um local protegido (não dentro do código-fonte).</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Lista de dados sensíveis processados pela aplicação é identificada, e que existe uma política explícita de como o acesso a esses dados deve ser controlado e quando estes dados devem ser cifrados (tanto em repouso quanto em trânsito).Verificar se esta política é devidamente aplicada.</text:p>
          </table:table-cell>
          <table:table-cell table:number-columns-repeated="3" table:style-name="ce1" office:value-type="float" office:value="0">
            <text:p>0</text:p>
          </table:table-cell>
          <table:table-cell table:style-name="ce1" office:value-type="float" office:value="1">
            <text:p>1</text:p>
          </table:table-cell>
          <table:table-cell table:number-columns-repeated="2" table:style-name="ce1" office:value-type="float" office:value="0">
            <text:p>0</text:p>
          </table:table-cell>
          <table:table-cell table:number-columns-repeated="1017"/>
        </table:table-row>
        <table:table-row table:style-name="ro1">
          <table:table-cell office:value-type="string">
            <text:p>Todos os dados não confiáveis que são saídas para HTML (incluindo elementos HTML, valores de dados javascript, blocos CSS, atributos URI) realizam o escape apropriado para o contexto da aplicação.</text:p>
          </table:table-cell>
          <table:table-cell table:style-name="ce1" office:value-type="float" office:value="1">
            <text:p>1</text:p>
          </table:table-cell>
          <table:table-cell table:number-columns-repeated="5" table:style-name="ce1" office:value-type="float" office:value="0">
            <text:p>0</text:p>
          </table:table-cell>
          <table:table-cell table:number-columns-repeated="1017"/>
        </table:table-row>
        <table:table-row table:style-name="ro1">
          <table:table-cell office:value-type="string">
            <text:p>Todas as informações sensíveis em cache ou as cópias temporárias enviadas ao cliente são protegidas contra acesso não autorizado, ou se elas são removidas /invalidadas após serem acessadas por um usuário autorizado (por exemplo, os cabeçalhos no-cache e no-store Cache-Control são definidos).</text:p>
          </table:table-cell>
          <table:table-cell table:number-columns-repeated="3" table:style-name="ce1" office:value-type="float" office:value="0">
            <text:p>0</text:p>
          </table:table-cell>
          <table:table-cell table:style-name="ce1" office:value-type="float" office:value="1">
            <text:p>1</text:p>
          </table:table-cell>
          <table:table-cell table:number-columns-repeated="2" table:style-name="ce1" office:value-type="float" office:value="0">
            <text:p>0</text:p>
          </table:table-cell>
          <table:table-cell table:number-columns-repeated="1017"/>
        </table:table-row>
        <table:table-row table:style-name="ro1">
          <table:table-cell office:value-type="string">
            <text:p>O acesso a estas informações deve ser protegido por senha e conexão segura ou outro método equivalente.</text:p>
          </table:table-cell>
          <table:table-cell table:number-columns-repeated="4" table:style-name="ce1" office:value-type="float" office:value="1">
            <text:p>1</text:p>
          </table:table-cell>
          <table:table-cell table:number-columns-repeated="2" table:style-name="ce1" office:value-type="float" office:value="0">
            <text:p>0</text:p>
          </table:table-cell>
          <table:table-cell table:number-columns-repeated="1017"/>
        </table:table-row>
        <table:table-row table:style-name="ro1">
          <table:table-cell office:value-type="string">
            <text:p>Mesmas regras de controle de acesso aplicadas pela camada de apresentação são executadas no lado servidor.</text:p>
          </table:table-cell>
          <table:table-cell table:style-name="ce1" office:value-type="float" office:value="0">
            <text:p>0</text:p>
          </table:table-cell>
          <table:table-cell table:number-columns-repeated="2" table:style-name="ce1" office:value-type="float" office:value="1">
            <text:p>1</text:p>
          </table:table-cell>
          <table:table-cell table:style-name="ce1" office:value-type="float" office:value="0">
            <text:p>0</text:p>
          </table:table-cell>
          <table:table-cell table:style-name="ce1" office:value-type="float" office:value="1">
            <text:p>1</text:p>
          </table:table-cell>
          <table:table-cell table:style-name="ce1" office:value-type="float" office:value="0">
            <text:p>0</text:p>
          </table:table-cell>
          <table:table-cell table:number-columns-repeated="1017"/>
        </table:table-row>
        <table:table-row table:style-name="ro1">
          <table:table-cell office:value-type="string">
            <text:p>Todas as decisões de controle de acesso são registradas (logs), inclusive as decisões de falha de acesso.</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Os documentos necessários à habilitação poderão ser apresentados no seu original, ou por cópia autenticada em Cartório de Notas ou por servidor público competente, ou publicação em órgão da imprensa oficial ou, ainda, por cópias acompanhadas dos originais para conferência pelo Pregoeiro.</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Possibilitar uma seleção estadual (...) <text:s/>WEB/PHP/PostGreSQL/Informativo Eletrônico Inscrição (...) PRÓCONSELHO Divulgar os boletins de serviço das Secretarias e Subsecretarias (...) WEB WEB/ASP ASP/SQLServer 2000 SQL. Provê o cadastro de cursos que fazem parte do Programa Nacional (...) Catálogo de Sistemas Versão 1.0 de 24/06/2010 Sigla do Sistema Nome do Sistema (...) CONSELHO (..) OBJETIVO Plataforma Linguagem SGBD (...) Integração SBA x SGB alinhado a política do Governo Federal (...).</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Deverão ser empregadas tecnologias como GED/ECM, certificação digital,computação móvel, CBS ­ Computação Baseada em Servidor, Data Warehouse, Workflow, arquitetura orientada a serviços, dentre outras.</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Os documentos poderão ser apresentados em original, cópia autenticada por Cartório ou cópia simples, para autenticação por membro da Comissão de Licitação, neste caso acompanhado dos originais, não sendo aceitos fac-símiles (fax).</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1">
          <table:table-cell office:value-type="string">
            <text:p>Implementação padrão do gerenciamento de sessões do framework é utilizada pela aplicação.</text:p>
          </table:table-cell>
          <table:table-cell table:number-columns-repeated="5" table:style-name="ce1" office:value-type="float" office:value="0">
            <text:p>0</text:p>
          </table:table-cell>
          <table:table-cell table:style-name="ce1" office:value-type="float" office:value="1">
            <text:p>1</text:p>
          </table:table-cell>
          <table:table-cell table:number-columns-repeated="1017"/>
        </table:table-row>
        <table:table-row table:style-name="ro2" table:number-rows-repeated="1048488">
          <table:table-cell table:number-columns-repeated="1024"/>
        </table:table-row>
        <table:table-row table:style-name="ro2">
          <table:table-cell table:number-columns-repeated="1024"/>
        </table:table-row>
      </table:table>
      <table:table table:name="respondente2" table:style-name="ta2">
        <table:table-column table:style-name="co1" table:number-columns-repeated="7" table:default-cell-style-name="ce1"/>
        <table:table-column table:style-name="co1" table:number-columns-repeated="1017" table:default-cell-style-name="Default"/>
        <table:table-row table:style-name="ro1">
          <table:table-cell/>
          <table:table-cell office:value-type="string">
            <text:p>A1</text:p>
          </table:table-cell>
          <table:table-cell office:value-type="string">
            <text:p>A2</text:p>
          </table:table-cell>
          <table:table-cell office:value-type="string">
            <text:p>A3</text:p>
          </table:table-cell>
          <table:table-cell office:value-type="string">
            <text:p>A6</text:p>
          </table:table-cell>
          <table:table-cell office:value-type="string">
            <text:p>A7</text:p>
          </table:table-cell>
          <table:table-cell office:value-type="string">
            <text:p>Não se Aplica</text:p>
          </table:table-cell>
          <table:table-cell table:number-columns-repeated="1017"/>
        </table:table-row>
        <table:table-row table:style-name="ro1">
          <table:table-cell office:value-type="string">
            <text:p>Todos os códigos que implementam ou usam tratamento de erros e controles de logs não são afetados por qualquer código malicioso.</text:p>
          </table:table-cell>
          <table:table-cell table:number-columns-repeated="6" office:value-type="float" office:value="0">
            <text:p>0</text:p>
          </table:table-cell>
          <table:table-cell table:number-columns-repeated="1017"/>
        </table:table-row>
        <table:table-row table:style-name="ro1">
          <table:table-cell office:value-type="string">
            <text:p>Todos os formulários que contenham informações sensíveis têm desabilitado o cache do lado do cliente, incluindo recursos de auto completar.</text:p>
          </table:table-cell>
          <table:table-cell table:number-columns-repeated="6" office:value-type="float" office:value="0">
            <text:p>0</text:p>
          </table:table-cell>
          <table:table-cell table:number-columns-repeated="1017"/>
        </table:table-row>
        <table:table-row table:style-name="ro1">
          <table:table-cell office:value-type="string">
            <text:p>A participação no Pregão Eletrônico dar-se-á por meio da digitação da senha privativa do licitante e subseqüente encaminhamento da Proposta de Preços (...)</text:p>
          </table:table-cell>
          <table:table-cell table:number-columns-repeated="6" office:value-type="float" office:value="0">
            <text:p>0</text:p>
          </table:table-cell>
          <table:table-cell table:number-columns-repeated="1017"/>
        </table:table-row>
        <table:table-row table:style-name="ro1">
          <table:table-cell office:value-type="string">
            <text:p>Limitações de entrada e de acesso impostas pelo negócio na aplicação (tais como limites de transações diárias ou sequenciamento de tarefas) não podem ser burladas.</text:p>
          </table:table-cell>
          <table:table-cell table:number-columns-repeated="6" office:value-type="float" office:value="0">
            <text:p>0</text:p>
          </table:table-cell>
          <table:table-cell table:number-columns-repeated="1017"/>
        </table:table-row>
        <table:table-row table:style-name="ro1">
          <table:table-cell office:value-type="string">
            <text:p>Identificação da sessão é alterada na re-autenticação.</text:p>
          </table:table-cell>
          <table:table-cell table:number-columns-repeated="6" office:value-type="float" office:value="0">
            <text:p>0</text:p>
          </table:table-cell>
          <table:table-cell table:number-columns-repeated="1017"/>
        </table:table-row>
        <table:table-row table:style-name="ro1">
          <table:table-cell office:value-type="string">
            <text:p>Todos os atributos de dados e usuários e informações de política usados pelos controles de acesso não podem ser manipulados pelos usuários finais a menos que especificamente autorizado.</text:p>
          </table:table-cell>
          <table:table-cell table:number-columns-repeated="6" office:value-type="float" office:value="0">
            <text:p>0</text:p>
          </table:table-cell>
          <table:table-cell table:number-columns-repeated="1017"/>
        </table:table-row>
        <table:table-row table:style-name="ro1">
          <table:table-cell office:value-type="string">
            <text:p>A partir do horário previsto no Edital, a sessão pública na internet será aberta por comando do Pregoeir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 CONTRATADA contratada do Lote 02 deverá prover o CONTRATANTE de informação detalhada da execução dos serviços, por meio de ferramenta, em tempo real, protegida por senha</text:p>
          </table:table-cell>
          <table:table-cell table:number-columns-repeated="6" office:value-type="float" office:value="0">
            <text:p>0</text:p>
          </table:table-cell>
          <table:table-cell table:number-columns-repeated="1017"/>
        </table:table-row>
        <table:table-row table:style-name="ro1">
          <table:table-cell office:value-type="string">
            <text:p>Todos os códigos que implementam ou usam controles de gerenciamento de sessões não são afetados por qualquer código malicioso.</text:p>
          </table:table-cell>
          <table:table-cell table:number-columns-repeated="6" office:value-type="float" office:value="0">
            <text:p>0</text:p>
          </table:table-cell>
          <table:table-cell table:number-columns-repeated="1017"/>
        </table:table-row>
        <table:table-row table:style-name="ro1">
          <table:table-cell office:value-type="string">
            <text:p>Outras Funcionalidades: Em qualquer momento durante a execução da sessão pública, o Pregoeiro pode: Reabrir uma Fase: <text:s/>A razão será registrada no chat e, após o comando do Pregoeiro, automaticamente, o sistema o direcionará para a fase .</text:p>
          </table:table-cell>
          <table:table-cell table:number-columns-repeated="6" office:value-type="float" office:value="0">
            <text:p>0</text:p>
          </table:table-cell>
          <table:table-cell table:number-columns-repeated="1017"/>
        </table:table-row>
        <table:table-row table:style-name="ro1">
          <table:table-cell office:value-type="string">
            <text:p>Aplicação aceita somente um conjunto definido de métodos de requisição HTTP, tais como GET e POST.</text:p>
          </table:table-cell>
          <table:table-cell table:number-columns-repeated="6" office:value-type="float" office:value="0">
            <text:p>0</text:p>
          </table:table-cell>
          <table:table-cell table:number-columns-repeated="1017"/>
        </table:table-row>
        <table:table-row table:style-name="ro1">
          <table:table-cell office:value-type="string">
            <text:p>Cookies que contêm os tokens/identificadores de sessões autenticadas têm seu domínio e caminho definidos para um valor adequadamente restritivo para o site.</text:p>
          </table:table-cell>
          <table:table-cell table:number-columns-repeated="6" office:value-type="float" office:value="0">
            <text:p>0</text:p>
          </table:table-cell>
          <table:table-cell table:number-columns-repeated="1017"/>
        </table:table-row>
        <table:table-row table:style-name="ro1">
          <table:table-cell office:value-type="string">
            <text:p>Os documentos apresentados nesta licitação deverão: a) estar em nome da licitante, com um único número de CNPJ; b) estar no prazo de validade estabelecido pelo órgão expedidor; c) ser apresentados em original, em publicação da imprensa oficial ou em cópia autenticada por cartório, por pregoeiro ou por servidor da (...).</text:p>
          </table:table-cell>
          <table:table-cell table:number-columns-repeated="6" office:value-type="float" office:value="0">
            <text:p>0</text:p>
          </table:table-cell>
          <table:table-cell table:number-columns-repeated="1017"/>
        </table:table-row>
        <table:table-row table:style-name="ro1">
          <table:table-cell office:value-type="string">
            <text:p>Todos os documentos exigidos no presente instrumento convocatório poderão serapresentados em original, por qualquer processo de cópia autenticada por tabelião, ou publicação em órgão da imprensa oficial</text:p>
          </table:table-cell>
          <table:table-cell table:number-columns-repeated="6" office:value-type="float" office:value="0">
            <text:p>0</text:p>
          </table:table-cell>
          <table:table-cell table:number-columns-repeated="1017"/>
        </table:table-row>
        <table:table-row table:style-name="ro1">
          <table:table-cell office:value-type="string">
            <text:p>Deve-se utilizar parâmetros sempre que um valor for passado à query</text:p>
          </table:table-cell>
          <table:table-cell table:number-columns-repeated="6" office:value-type="float" office:value="0">
            <text:p>0</text:p>
          </table:table-cell>
          <table:table-cell table:number-columns-repeated="1017"/>
        </table:table-row>
        <table:table-row table:style-name="ro1">
          <table:table-cell office:value-type="string">
            <text:p>Todas as funções criptográficas usadas para proteger segredos do usuário da aplicação são implementadas no lado servidor.</text:p>
          </table:table-cell>
          <table:table-cell table:number-columns-repeated="6" office:value-type="float" office:value="0">
            <text:p>0</text:p>
          </table:table-cell>
          <table:table-cell table:number-columns-repeated="1017"/>
        </table:table-row>
        <table:table-row table:style-name="ro1">
          <table:table-cell office:value-type="string">
            <text:p>Produção Instalação própria (...) Sistema Web Linux/Windows, Java SQL Server, \"MER Código Sigla Sistema Nome Sistema (...) Gerenciar toda a sistemática de avaliação para progressão funcional dos servidores (...)</text:p>
          </table:table-cell>
          <table:table-cell table:number-columns-repeated="6" office:value-type="float" office:value="0">
            <text:p>0</text:p>
          </table:table-cell>
          <table:table-cell table:number-columns-repeated="1017"/>
        </table:table-row>
        <table:table-row table:style-name="ro1">
          <table:table-cell office:value-type="string">
            <text:p>Identificação da sessão é alterada ou cancelada no logout.</text:p>
          </table:table-cell>
          <table:table-cell table:number-columns-repeated="6" office:value-type="float" office:value="0">
            <text:p>0</text:p>
          </table:table-cell>
          <table:table-cell table:number-columns-repeated="1017"/>
        </table:table-row>
        <table:table-row table:style-name="ro1">
          <table:table-cell office:value-type="string">
            <text:p>Os Webservices devem ser utilizados mediante autenticação com usuário e senha, utilizando o perfil "UsernameToken" definido na especificação WS-Security e autenticação segura por meio do protocolo HTTPS.</text:p>
          </table:table-cell>
          <table:table-cell table:number-columns-repeated="6" office:value-type="float" office:value="0">
            <text:p>0</text:p>
          </table:table-cell>
          <table:table-cell table:number-columns-repeated="1017"/>
        </table:table-row>
        <table:table-row table:style-name="ro1">
          <table:table-cell office:value-type="string">
            <text:p>Usuários podem acessar somente os dados para os quais eles possuem autorização específica.</text:p>
          </table:table-cell>
          <table:table-cell table:number-columns-repeated="6" office:value-type="float" office:value="0">
            <text:p>0</text:p>
          </table:table-cell>
          <table:table-cell table:number-columns-repeated="1017"/>
        </table:table-row>
        <table:table-row table:style-name="ro1">
          <table:table-cell office:value-type="string">
            <text:p>Assegurar, nos casos de desastres naturais, acidentes, falhas de equipamentos, falhas de segurança, perda de serviços e ações intencionais, que por ventura possam ocorrer em seu ambiente, a continuidade da prestação dos serviços, por meio da execução de planos de contingência, visando à recuperação das operações a tempo de não causar paralisação dos serviços prestados à CONTRATANTE.</text:p>
          </table:table-cell>
          <table:table-cell table:number-columns-repeated="6" office:value-type="float" office:value="0">
            <text:p>0</text:p>
          </table:table-cell>
          <table:table-cell table:number-columns-repeated="1017"/>
        </table:table-row>
        <table:table-row table:style-name="ro1">
          <table:table-cell office:value-type="string">
            <text:p>Todos os códigos que implementam ou usam controles de autenticação não são afetados por qualquer código malicioso.</text:p>
          </table:table-cell>
          <table:table-cell table:number-columns-repeated="6" office:value-type="float" office:value="0">
            <text:p>0</text:p>
          </table:table-cell>
          <table:table-cell table:number-columns-repeated="1017"/>
        </table:table-row>
        <table:table-row table:style-name="ro1">
          <table:table-cell office:value-type="string">
            <text:p>Controles de acesso falham de forma segura (princípio do fail safe).</text:p>
          </table:table-cell>
          <table:table-cell table:number-columns-repeated="6" office:value-type="float" office:value="0">
            <text:p>0</text:p>
          </table:table-cell>
          <table:table-cell table:number-columns-repeated="1017"/>
        </table:table-row>
        <table:table-row table:style-name="ro1">
          <table:table-cell office:value-type="string">
            <text:p>Uma arquitetura de alto nível para a aplicação foi definida.</text:p>
          </table:table-cell>
          <table:table-cell table:number-columns-repeated="6" office:value-type="float" office:value="0">
            <text:p>0</text:p>
          </table:table-cell>
          <table:table-cell table:number-columns-repeated="1017"/>
        </table:table-row>
        <table:table-row table:style-name="ro1">
          <table:table-cell office:value-type="string">
            <text:p>Todos os controles de autenticação falham de forma segura (princípio do fail safe).</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Lista de acrônimos em uso no texto APF ASP CASE CFPS CGSI CMMI COBIT CPM CSM CSS DTDIE EGTI E-MAG (...) E-PING HTML IFPUG ISO ITIL MPS.BR NBR NESMA Análise de Pontos de Função; Active Server Pages; Computer­Aided Software Engineering; Certified Function Point Specialist; Coordenação-Geral de Sistemas de Informação; Capability Maturity Model Integration; Control Objectives For Information and Related Technology ; Counter Practices Manual; Certified Scrum Máster; Cascade Style Sheet; (...) Estratégia Geral de Tecnologia da Informação; Modelo de Acessibilidade de Governo Eletrônico; (...) <text:s text:c="2"/>Padrões de Interoperabilidade de Governo Eletrônico; Hyper Text Markup Language; Instituição de Ensino Superior; <text:s text:c="2"/>International Function Point Users Group; (...) <text:s/>International Organization for Standardization ; Information Technology Infrastructure Library; (...) Melhoria de Processos do Software Brasileiro; Norma da Associação Brasileira de Normas Técnicas (ABNT); Netherlands Software Metrics Association; NMA O&amp;M OS <text:s/>PDTI PF PHP PMBOK PMI PMP RE SAEB SCBCD SCDJWS SCJD SCJP SCWCD SEFTI SICAF (...) SQL TCU TI TIC UML UP VB XML XSL ZCE­ ­ ­Nota Mensal de Avaliação; Organização e Métodos; Ordem de Serviço; Plano Diretor de Tecnologia da Informação; Ponto de Função; Hypertext Preprocessor; Project Management Body of Knowledge; Project Management Institute; Project <text:s text:c="2"/>Management Professional; Relação de Empregados; (...) Sun Certified Business Component Developer; Sun Certified Developer For Java Web Services; Sun Certified Java Developer; Sun Certified Java Programmer; Sun Certified Web Component Developer; Secretaria de Fiscalização de Tecnologia da Informação; Sistema Integrado de Cadastro de Fornecedores;(...); Structured Query Language; (...) Tecnologias da Informação e Comunicação; Unified Modeling Language; Unified Process; Visual Basic; Extensible Markup Language; Extensible Stylesheet Language; Zend Certified Engineer.</text:p>
          </table:table-cell>
          <table:table-cell table:number-columns-repeated="6" office:value-type="float" office:value="0">
            <text:p>0</text:p>
          </table:table-cell>
          <table:table-cell table:number-columns-repeated="1017"/>
        </table:table-row>
        <table:table-row table:style-name="ro1">
          <table:table-cell office:value-type="string">
            <text:p>Aplicação não registra dados sensíveis específicos da aplicação que poderiam ajudar um atacante, incluindo identificadores de sessão do usuário e informações pessoais ou sensíveis.</text:p>
          </table:table-cell>
          <table:table-cell table:number-columns-repeated="6" office:value-type="float" office:value="0">
            <text:p>0</text:p>
          </table:table-cell>
          <table:table-cell table:number-columns-repeated="1017"/>
        </table:table-row>
        <table:table-row table:style-name="ro1">
          <table:table-cell office:value-type="string">
            <text:p>Os documentos exigidos neste edital poderão ser apresentados no original, por cópia autenticada por tabelião, ou publicação em órgão da imprensa oficial, ou cópia acompanhada do original para conferência pelo Pregoeiro.</text:p>
          </table:table-cell>
          <table:table-cell table:number-columns-repeated="6" office:value-type="float" office:value="0">
            <text:p>0</text:p>
          </table:table-cell>
          <table:table-cell table:number-columns-repeated="1017"/>
        </table:table-row>
        <table:table-row table:style-name="ro1">
          <table:table-cell office:value-type="string">
            <text:p>As principais ferramentas são o Management Studio (visualizador de objetos e processador de queries) e o Query Analizer (processador de queries).</text:p>
          </table:table-cell>
          <table:table-cell table:number-columns-repeated="6" office:value-type="float" office:value="0">
            <text:p>0</text:p>
          </table:table-cell>
          <table:table-cell table:number-columns-repeated="1017"/>
        </table:table-row>
        <table:table-row table:style-name="ro1">
          <table:table-cell office:value-type="string">
            <text:p>Todas as funções de gerenciamento de contas são no mínimo tão resistentes a ataques quanto o mecanismo primário de autenticação.</text:p>
          </table:table-cell>
          <table:table-cell table:number-columns-repeated="6" office:value-type="float" office:value="0">
            <text:p>0</text:p>
          </table:table-cell>
          <table:table-cell table:number-columns-repeated="1017"/>
        </table:table-row>
        <table:table-row table:style-name="ro1">
          <table:table-cell office:value-type="string">
            <text:p>Todos os componentes que não são parte da aplicação, mas que a aplicação depende para operar, estão identificados</text:p>
          </table:table-cell>
          <table:table-cell table:number-columns-repeated="6" office:value-type="float" office:value="0">
            <text:p>0</text:p>
          </table:table-cell>
          <table:table-cell table:number-columns-repeated="1017"/>
        </table:table-row>
        <table:table-row table:style-name="ro1">
          <table:table-cell office:value-type="string">
            <text:p>Usuários podem acessar somente URLs para as quais eles possuem autorização específica.</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017"/>
        </table:table-row>
        <table:table-row table:style-name="ro1">
          <table:table-cell office:value-type="string">
            <text:p>Usuários podem acessar somente funções protegidas para as quais eles possuem autorização específica</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módulos criptográficos falham de forma segura (princípio do fail safe).</text:p>
          </table:table-cell>
          <table:table-cell table:number-columns-repeated="6" office:value-type="float" office:value="0">
            <text:p>0</text:p>
          </table:table-cell>
          <table:table-cell table:number-columns-repeated="1017"/>
        </table:table-row>
        <table:table-row table:style-name="ro1">
          <table:table-cell office:value-type="string">
            <text:p>Caso sejam detectadas falhas nos produtos que estão em processo de homologação, mesmo após a vigência contratual, a CONTRATADA deverá providenciar as devidas correções em até 72 horas, sem ônus para a CONTRATANTE e, no caso de falhas no ambiente de produção, imediatamente.</text:p>
          </table:table-cell>
          <table:table-cell table:number-columns-repeated="6" office:value-type="float" office:value="0">
            <text:p>0</text:p>
          </table:table-cell>
          <table:table-cell table:number-columns-repeated="1017"/>
        </table:table-row>
        <table:table-row table:style-name="ro1">
          <table:table-cell office:value-type="string">
            <text:p>Possui automatização de lógicas de pesquisa QBE (Query by Example).</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Tokens de sessões autenticadas são suficientemente longos e randômicos para resistir aos ataques que são típicos das ameaças no ambiente implantado.</text:p>
          </table:table-cell>
          <table:table-cell table:number-columns-repeated="6" office:value-type="float" office:value="0">
            <text:p>0</text:p>
          </table:table-cell>
          <table:table-cell table:number-columns-repeated="1017"/>
        </table:table-row>
        <table:table-row table:style-name="ro1">
          <table:table-cell office:value-type="string">
            <text:p>Um número máximo de tentativas de autenticação for excedido, a conta é bloqueada por um período de tempo suficiente para deter os ataques de força bruta.</text:p>
          </table:table-cell>
          <table:table-cell table:number-columns-repeated="6" office:value-type="float" office:value="0">
            <text:p>0</text:p>
          </table:table-cell>
          <table:table-cell table:number-columns-repeated="1017"/>
        </table:table-row>
        <table:table-row table:style-name="ro1">
          <table:table-cell office:value-type="string">
            <text:p>Serviços de Analise de Suporte ­ Banco de Dados ­ nível II: formação superior concluída na área de tecnologia da informação, experiência comprovada por atestado e/ou treinamento certificado de no mínimo 5 (cinco) anos em analise de suporte em administração de banco de dados Oracle, MySQL ou Postgre, linguagem PL/SQL e SQL Standard e certificação fornecida pelo fabricante.</text:p>
          </table:table-cell>
          <table:table-cell table:number-columns-repeated="6" office:value-type="float" office:value="0">
            <text:p>0</text:p>
          </table:table-cell>
          <table:table-cell table:number-columns-repeated="1017"/>
        </table:table-row>
        <table:table-row table:style-name="ro1">
          <table:table-cell office:value-type="string">
            <text:p>Exemplo de Query Binds pelo PHP @param string $strUsuarioNome * @param string $strSenha * @return integer */ function exemploDeAcessoBanco( $strUsuarioNome, $strSenha ) { $strUsuarioNome = (string)$strUsuarioNome; $strSenha = (string)$strSenha; $objBanco = new PDO('pgsql:dbname=database'); $objComando = $objBanco-&gt;prepare( " SELECT co_usuario FROM usuario WHERE no_usuario = :usuario AND ds_senha = :senha" ); $objComando-&gt;bindParam(':usuario', $strUsuarioNome ); $objComando-&gt;bindParam(':senha', md5( $strSenha ) ); $objResultado = $objComando-&gt;execute(); return (integer)$objResultado-&gt;co_usuario; } ?&gt;", <text:s/>import java.util.List; import javax.management.Query; import javax.persistence.EntityManager; import javax.persistence.Query;import org.apache.commons.lang.StringUtils;* * Exemplo de <text:s/>Query Binds para JPA <text:s/>abstract class exemploQueryBinds <text:s/>{ <text:s/>(...) public List&lt;Usuario&gt; getUsuarioPeloNome(String strNome) { String strConsulta = ""+ " SELECT "+ " u "+ " FROM"+ " Usuario u " + " WHERE " + " LOWER( Usuario.strNome ) = :nomeUsuario"; Query objComando = getEntityManager().createQuery(strConsulta).</text:p>
          </table:table-cell>
          <table:table-cell table:number-columns-repeated="6" office:value-type="float" office:value="0">
            <text:p>0</text:p>
          </table:table-cell>
          <table:table-cell table:number-columns-repeated="1017"/>
        </table:table-row>
        <table:table-row table:style-name="ro1">
          <table:table-cell office:value-type="string">
            <text:p>Usuários podem acessar somente arquivos para os quais eles possuem autorização específica.</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Os documentos e anexos exigidos, quando remetidos via fax, deverão ser apresentados em original ou por cópia autenticada, nos prazos estabelecidos no Edital.</text:p>
          </table:table-cell>
          <table:table-cell table:number-columns-repeated="6" office:value-type="float" office:value="0">
            <text:p>0</text:p>
          </table:table-cell>
          <table:table-cell table:number-columns-repeated="1017"/>
        </table:table-row>
        <table:table-row table:style-name="ro1">
          <table:table-cell office:value-type="string">
            <text:p>O uso da senha de acesso ao sistema eletrônico é de inteira e exclusiva responsabilidade do licitante, incluindo qualquer transação efetuada diretamente, ou por seu representante, não cabendo ao provedor do sistema ou ao (...), promotor da licitação, responsabilidade por eventuais danos decorrentes de uso indevido da senha, ainda que por terceiros.</text:p>
          </table:table-cell>
          <table:table-cell table:number-columns-repeated="6" office:value-type="float" office:value="0">
            <text:p>0</text:p>
          </table:table-cell>
          <table:table-cell table:number-columns-repeated="1017"/>
        </table:table-row>
        <table:table-row table:style-name="ro1">
          <table:table-cell office:value-type="string">
            <text:p>Todos os dados não confiáveis que são incluídos em parâmetros de comandos do sistema operacional realizam o escape apropriado.</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A participação dos interessados, no dia e hora fixados no preâmbulo deste Edital, dar-se-á por meio de digitação da senha privativa do licitante e subseqüente encaminhamento da proposta de preços com valores expressos na moeda oficial do Brasil, exclusivamente por meio eletrônico.</text:p>
          </table:table-cell>
          <table:table-cell table:number-columns-repeated="6" office:value-type="float" office:value="0">
            <text:p>0</text:p>
          </table:table-cell>
          <table:table-cell table:number-columns-repeated="1017"/>
        </table:table-row>
        <table:table-row table:style-name="ro1">
          <table:table-cell office:value-type="string">
            <text:p>O PHPUnit se integra bem com a maioria das IDEs para desenvolvimento PHP tais como Eclipse, NetBeans, ZendStudio, etc., além de ser uma ferramenta facilmente utilizável por linha de comando.</text:p>
          </table:table-cell>
          <table:table-cell table:number-columns-repeated="6" office:value-type="float" office:value="0">
            <text:p>0</text:p>
          </table:table-cell>
          <table:table-cell table:number-columns-repeated="1017"/>
        </table:table-row>
        <table:table-row table:style-name="ro1">
          <table:table-cell office:value-type="string">
            <text:p>Um único controle de validação de entrada é usado pela aplicação para cada tipo de dado que é aceito.</text:p>
          </table:table-cell>
          <table:table-cell table:number-columns-repeated="6" office:value-type="float" office:value="0">
            <text:p>0</text:p>
          </table:table-cell>
          <table:table-cell table:number-columns-repeated="1017"/>
        </table:table-row>
        <table:table-row table:style-name="ro1">
          <table:table-cell office:value-type="string">
            <text:p>Todos os dados não confiáveis que são saídas para interpretadores SQL, usam interfaces parametrizadas, instruções preparadas ou realizam o escape apropriado.</text:p>
          </table:table-cell>
          <table:table-cell table:number-columns-repeated="6" office:value-type="float" office:value="0">
            <text:p>0</text:p>
          </table:table-cell>
          <table:table-cell table:number-columns-repeated="1017"/>
        </table:table-row>
        <table:table-row table:style-name="ro1">
          <table:table-cell office:value-type="string">
            <text:p>Todos os códigos que implementam ou usam controles de acesso não são afetados por qualquer código malicioso.</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Acesso a qualquer segredo master é protegido de acesso não autorizado (Um segredo master é uma credencial da aplicação armazenada em texto claro no disco que é usada para proteger o acesso às informações de configuração de segurança).</text:p>
          </table:table-cell>
          <table:table-cell table:number-columns-repeated="6" office:value-type="float" office:value="0">
            <text:p>0</text:p>
          </table:table-cell>
          <table:table-cell table:number-columns-repeated="1017"/>
        </table:table-row>
        <table:table-row table:style-name="ro1">
          <table:table-cell office:value-type="string">
            <text:p>Comprovada, de no mínimo 6 (seis) anos como programador JAVA especificadamente em projetos de desenvolvimento e manutenção de sistemas; <text:s/>Experiência em desenvolvimento de sistemas baseado no processo unificado (UP) ou similar; <text:s/>Experiência em leitura de modelos UML; <text:s/>Conhecimento da técnica de desenvolvimento XP; <text:s/>Conhecimentos HTML, CSS e Java Script; <text:s/>Conhecimentos de SQL; <text:s/>Conhecimento na plataforma Jcompany; <text:s/>Conhecimento na elaboração de testes unitários.</text:p>
          </table:table-cell>
          <table:table-cell table:number-columns-repeated="6" office:value-type="float" office:value="0">
            <text:p>0</text:p>
          </table:table-cell>
          <table:table-cell table:number-columns-repeated="1017"/>
        </table:table-row>
        <table:table-row table:style-name="ro1">
          <table:table-cell office:value-type="string">
            <text:p>Os comandos feitos pela persistência devem ser coerentes ao comando que o Banco de Dados é capaz de interpretar.</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Existe um padrão único de implementação do TLS, usado pela aplicação, que é configurado para operar de maneira aprovada*. Veja http://csrc.nist.gov/groups /STM/cmvp/documents/fips1402/FIPS1402IG.pdf ).</text:p>
          </table:table-cell>
          <table:table-cell table:number-columns-repeated="6" office:value-type="float" office:value="0">
            <text:p>0</text:p>
          </table:table-cell>
          <table:table-cell table:number-columns-repeated="1017"/>
        </table:table-row>
        <table:table-row table:style-name="ro1">
          <table:table-cell office:value-type="string">
            <text:p>Todas as falhas na validação de entradas resultam na rejeição ou sanitização da entrada.</text:p>
          </table:table-cell>
          <table:table-cell table:number-columns-repeated="3" office:value-type="float" office:value="1">
            <text:p>1</text:p>
          </table:table-cell>
          <table:table-cell table:number-columns-repeated="3" office:value-type="float" office:value="0">
            <text:p>0</text:p>
          </table:table-cell>
          <table:table-cell table:number-columns-repeated="1017"/>
        </table:table-row>
        <table:table-row table:style-name="ro1">
          <table:table-cell office:value-type="string">
            <text:p>Lógica de tratamento de erros nos controles de segurança nega o acesso por padrão.</text:p>
          </table:table-cell>
          <table:table-cell table:number-columns-repeated="6" office:value-type="float" office:value="0">
            <text:p>0</text:p>
          </table:table-cell>
          <table:table-cell table:number-columns-repeated="1017"/>
        </table:table-row>
        <table:table-row table:style-name="ro1">
          <table:table-cell office:value-type="string">
            <text:p>Usuários podem acessar somente serviços para os quais eles possuem autorização específica.</text:p>
          </table:table-cell>
          <table:table-cell table:number-columns-repeated="6" office:value-type="float" office:value="0">
            <text:p>0</text:p>
          </table:table-cell>
          <table:table-cell table:number-columns-repeated="1017"/>
        </table:table-row>
        <table:table-row table:style-name="ro1">
          <table:table-cell office:value-type="string">
            <text:p>Controles de codificação/escape de saídas codificam todos os caracteres desconhecidos para garantir segurança ao interpretador</text:p>
          </table:table-cell>
          <table:table-cell table:number-columns-repeated="6" office:value-type="float" office:value="0">
            <text:p>0</text:p>
          </table:table-cell>
          <table:table-cell table:number-columns-repeated="1017"/>
        </table:table-row>
        <table:table-row table:style-name="ro1">
          <table:table-cell office:value-type="string">
            <text:p>Todos os controles de autenticação (incluindo bibliotecas que chamam serviços de autenticação externa) tem uma implementação centralizada.</text:p>
          </table:table-cell>
          <table:table-cell table:number-columns-repeated="6" office:value-type="float" office:value="0">
            <text:p>0</text:p>
          </table:table-cell>
          <table:table-cell table:number-columns-repeated="1017"/>
        </table:table-row>
        <table:table-row table:style-name="ro1">
          <table:table-cell office:value-type="string">
            <text:p>Empresa criadora da plataforma Java. HTMLSessão HTTP/IDE Java Java EE Login MVC Query RAD SGBD Stored Procedure SQL SOA Sun DOCUMENTO DE ARQUITETURA DE REFERÊNCIA DE SOFTWARE (...) DIRETORIA DE INFORMÁTICA GERÊNCIA DE TECNOLOGIA UNIDADE DE INOVAÇÃO E ARQUITETURA DE TI WAP W3C Sigla para Wireless Application Protocol: Protocolo para Aplicações sem Fio.</text:p>
          </table:table-cell>
          <table:table-cell table:number-columns-repeated="6" office:value-type="float" office:value="0">
            <text:p>0</text:p>
          </table:table-cell>
          <table:table-cell table:number-columns-repeated="1017"/>
        </table:table-row>
        <table:table-row table:style-name="ro1">
          <table:table-cell office:value-type="string">
            <text:p>Todos os controles de validação de entrada não são afetados por qualquer código malicios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Oferece ainda como ferramenta o Profiler (permite a verificação das queries executadas no banco durante um período)</text:p>
          </table:table-cell>
          <table:table-cell table:number-columns-repeated="6" office:value-type="float" office:value="0">
            <text:p>0</text:p>
          </table:table-cell>
          <table:table-cell table:number-columns-repeated="1017"/>
        </table:table-row>
        <table:table-row table:style-name="ro1">
          <table:table-cell office:value-type="string">
            <text:p>Todas as páginas e recursos requerem autenticação exceto aquelas que especificamente devem ser públicas.</text:p>
          </table:table-cell>
          <table:table-cell table:number-columns-repeated="6" office:value-type="float" office:value="0">
            <text:p>0</text:p>
          </table:table-cell>
          <table:table-cell table:number-columns-repeated="1017"/>
        </table:table-row>
        <table:table-row table:style-name="ro1">
          <table:table-cell office:value-type="string">
            <text:p>Aplicação protege adequadamente as variáveis e recursos compartilhados contra acesso concorrente inapropriado.</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Desenvolvedor/Engenheiro de SW Perfil a) Curso superior completo na área de informática; b) Experiência comprovada em programação Java para Web e ambientes corporativos; <text:s/>Pelo menos 1/3 da equipe de desenvolvedores deverá possuir Certificação Java Programmer; c) Experiência na utilização de linguagens de consulta a banco de dados (SQL e PL/SQL); d) Conhecimento de Programação Java utilizando Web Services, XML.</text:p>
          </table:table-cell>
          <table:table-cell table:number-columns-repeated="6" office:value-type="float" office:value="0">
            <text:p>0</text:p>
          </table:table-cell>
          <table:table-cell table:number-columns-repeated="1017"/>
        </table:table-row>
        <table:table-row table:style-name="ro1">
          <table:table-cell office:value-type="string">
            <text:p>Aplicação gera um token aleatório como parte de todos os links e formulários associados com transações ou no acesso a informações sensíveis, e se a aplicação verifica a presença desse token com o valor adequado para o usuário atual no processamento dessas requisições.</text:p>
          </table:table-cell>
          <table:table-cell table:number-columns-repeated="6" office:value-type="float" office:value="0">
            <text:p>0</text:p>
          </table:table-cell>
          <table:table-cell table:number-columns-repeated="1017"/>
        </table:table-row>
        <table:table-row table:style-name="ro1">
          <table:table-cell office:value-type="string">
            <text:p>Toda resposta HTTP contém um cabeçalho do tipo de conteúdo (content type header) especificando um conjunto seguro de caracteres (por exemplo, UTF-8).</text:p>
          </table:table-cell>
          <table:table-cell table:number-columns-repeated="6" office:value-type="float" office:value="0">
            <text:p>0</text:p>
          </table:table-cell>
          <table:table-cell table:number-columns-repeated="1017"/>
        </table:table-row>
        <table:table-row table:style-name="ro1">
          <table:table-cell office:value-type="string">
            <text:p>Módulo de Fiscalização Sistema de Capacitação e Administração de Brigada Sistema Nacional de Informações sobre Fogo (...) Sistema de comunicação de acidentes ambientais com informações espaciais (...) Sala de Comando Controle e Comunicação da (...) Portal Nacional dos Planos de emergência individual e planos de ação de emergência licenciados (...) Sistema Informatizado de Licenciamento do Transporte Interestadual de Cargas Perigosas.</text:p>
          </table:table-cell>
          <table:table-cell table:number-columns-repeated="6" office:value-type="float" office:value="0">
            <text:p>0</text:p>
          </table:table-cell>
          <table:table-cell table:number-columns-repeated="1017"/>
        </table:table-row>
        <table:table-row table:style-name="ro1">
          <table:table-cell office:value-type="string">
            <text:p>Identificação da sessão é alterada no login.</text:p>
          </table:table-cell>
          <table:table-cell table:number-columns-repeated="6" office:value-type="float" office:value="0">
            <text:p>0</text:p>
          </table:table-cell>
          <table:table-cell table:number-columns-repeated="1017"/>
        </table:table-row>
        <table:table-row table:style-name="ro1">
          <table:table-cell office:value-type="string">
            <text:p>A Contratada deverá prover a Contratante de informação detalhada da execução dos serviços, por intermédio de ferramenta, em tempo real, protegida por senha e conexão segura.</text:p>
          </table:table-cell>
          <table:table-cell table:number-columns-repeated="6" office:value-type="float" office:value="0">
            <text:p>0</text:p>
          </table:table-cell>
          <table:table-cell table:number-columns-repeated="1017"/>
        </table:table-row>
        <table:table-row table:style-name="ro1">
          <table:table-cell office:value-type="string">
            <text:p>Alguns Componentes: Autenticação, Lista de Controle de Acesso( ACL ), Cache, Configuração, Mail, Session, Internacionalização.</text:p>
          </table:table-cell>
          <table:table-cell table:number-columns-repeated="6" office:value-type="float" office:value="0">
            <text:p>0</text:p>
          </table:table-cell>
          <table:table-cell table:number-columns-repeated="1017"/>
        </table:table-row>
        <table:table-row table:style-name="ro1">
          <table:table-cell office:value-type="string">
            <text:p>Interfaces do controle de segurança são simples o suficiente para que os desenvolvedores as utilizem corretamente.</text:p>
          </table:table-cell>
          <table:table-cell table:number-columns-repeated="6" office:value-type="float" office:value="0">
            <text:p>0</text:p>
          </table:table-cell>
          <table:table-cell table:number-columns-repeated="1017"/>
        </table:table-row>
        <table:table-row table:style-name="ro1">
          <table:table-cell office:value-type="string">
            <text:p>Todos os dados sensíveis são enviados para o servidor no corpo da mensagem HTTP (parâmetros URL nunca são usados para enviar dados sensíveis).</text:p>
          </table:table-cell>
          <table:table-cell table:number-columns-repeated="6" office:value-type="float" office:value="0">
            <text:p>0</text:p>
          </table:table-cell>
          <table:table-cell table:number-columns-repeated="1017"/>
        </table:table-row>
        <table:table-row table:style-name="ro1">
          <table:table-cell office:value-type="string">
            <text:p>Todas as decisões de autenticação são registradas (logs).</text:p>
          </table:table-cell>
          <table:table-cell table:number-columns-repeated="6" office:value-type="float" office:value="0">
            <text:p>0</text:p>
          </table:table-cell>
          <table:table-cell table:number-columns-repeated="1017"/>
        </table:table-row>
        <table:table-row table:style-name="ro1">
          <table:table-cell office:value-type="string">
            <text:p>Um caminho pode ser construído a partir de uma CA confiável para cada certificado de servidor Transport Layer Security (TLS), e se cada certificado de servidor é válido.</text:p>
          </table:table-cell>
          <table:table-cell table:number-columns-repeated="6" office:value-type="float" office:value="0">
            <text:p>0</text:p>
          </table:table-cell>
          <table:table-cell table:number-columns-repeated="1017"/>
        </table:table-row>
        <table:table-row table:style-name="ro1">
          <table:table-cell office:value-type="string">
            <text:p>Todas as credenciais de autenticação para acesso a serviços externos à aplicação são cifradas e armazenadas em um local protegido (não dentro do código-fonte).</text:p>
          </table:table-cell>
          <table:table-cell table:number-columns-repeated="6" office:value-type="float" office:value="0">
            <text:p>0</text:p>
          </table:table-cell>
          <table:table-cell table:number-columns-repeated="1017"/>
        </table:table-row>
        <table:table-row table:style-name="ro1">
          <table:table-cell office:value-type="string">
            <text:p>Lista de dados sensíveis processados pela aplicação é identificada, e que existe uma política explícita de como o acesso a esses dados deve ser controlado e quando estes dados devem ser cifrados (tanto em repouso quanto em trânsito).Verificar se esta política é devidamente aplicada.</text:p>
          </table:table-cell>
          <table:table-cell table:number-columns-repeated="6" office:value-type="float" office:value="0">
            <text:p>0</text:p>
          </table:table-cell>
          <table:table-cell table:number-columns-repeated="1017"/>
        </table:table-row>
        <table:table-row table:style-name="ro1">
          <table:table-cell office:value-type="string">
            <text:p>Todos os dados não confiáveis que são saídas para HTML (incluindo elementos HTML, valores de dados javascript, blocos CSS, atributos URI) realizam o escape apropriado para o contexto da aplicação.</text:p>
          </table:table-cell>
          <table:table-cell table:number-columns-repeated="6" office:value-type="float" office:value="0">
            <text:p>0</text:p>
          </table:table-cell>
          <table:table-cell table:number-columns-repeated="1017"/>
        </table:table-row>
        <table:table-row table:style-name="ro1">
          <table:table-cell office:value-type="string">
            <text:p>Todas as informações sensíveis em cache ou as cópias temporárias enviadas ao cliente são protegidas contra acesso não autorizado, ou se elas são removidas /invalidadas após serem acessadas por um usuário autorizado (por exemplo, os cabeçalhos no-cache e no-store Cache-Control são definidos).</text:p>
          </table:table-cell>
          <table:table-cell table:number-columns-repeated="6" office:value-type="float" office:value="0">
            <text:p>0</text:p>
          </table:table-cell>
          <table:table-cell table:number-columns-repeated="1017"/>
        </table:table-row>
        <table:table-row table:style-name="ro1">
          <table:table-cell office:value-type="string">
            <text:p>O acesso a estas informações deve ser protegido por senha e conexão segura ou outro método equivalente.</text:p>
          </table:table-cell>
          <table:table-cell table:number-columns-repeated="6" office:value-type="float" office:value="0">
            <text:p>0</text:p>
          </table:table-cell>
          <table:table-cell table:number-columns-repeated="1017"/>
        </table:table-row>
        <table:table-row table:style-name="ro1">
          <table:table-cell office:value-type="string">
            <text:p>Mesmas regras de controle de acesso aplicadas pela camada de apresentação são executadas no lado servidor.</text:p>
          </table:table-cell>
          <table:table-cell table:number-columns-repeated="6" office:value-type="float" office:value="0">
            <text:p>0</text:p>
          </table:table-cell>
          <table:table-cell table:number-columns-repeated="1017"/>
        </table:table-row>
        <table:table-row table:style-name="ro1">
          <table:table-cell office:value-type="string">
            <text:p>Todas as decisões de controle de acesso são registradas (logs), inclusive as decisões de falha de acesso.</text:p>
          </table:table-cell>
          <table:table-cell table:number-columns-repeated="6" office:value-type="float" office:value="0">
            <text:p>0</text:p>
          </table:table-cell>
          <table:table-cell table:number-columns-repeated="1017"/>
        </table:table-row>
        <table:table-row table:style-name="ro1">
          <table:table-cell office:value-type="string">
            <text:p>Os documentos necessários à habilitação poderão ser apresentados no seu original, ou por cópia autenticada em Cartório de Notas ou por servidor público competente, ou publicação em órgão da imprensa oficial ou, ainda, por cópias acompanhadas dos originais para conferência pelo Pregoeiro.</text:p>
          </table:table-cell>
          <table:table-cell table:number-columns-repeated="6" office:value-type="float" office:value="0">
            <text:p>0</text:p>
          </table:table-cell>
          <table:table-cell table:number-columns-repeated="1017"/>
        </table:table-row>
        <table:table-row table:style-name="ro1">
          <table:table-cell office:value-type="string">
            <text:p>Possibilitar uma seleção estadual (...) <text:s/>WEB/PHP/PostGreSQL/Informativo Eletrônico Inscrição (...) PRÓCONSELHO Divulgar os boletins de serviço das Secretarias e Subsecretarias (...) WEB WEB/ASP ASP/SQLServer 2000 SQL. Provê o cadastro de cursos que fazem parte do Programa Nacional (...) Catálogo de Sistemas Versão 1.0 de 24/06/2010 Sigla do Sistema Nome do Sistema (...) CONSELHO (..) OBJETIVO Plataforma Linguagem SGBD (...) Integração SBA x SGB alinhado a política do Governo Federal (...).</text:p>
          </table:table-cell>
          <table:table-cell table:number-columns-repeated="6" office:value-type="float" office:value="0">
            <text:p>0</text:p>
          </table:table-cell>
          <table:table-cell table:number-columns-repeated="1017"/>
        </table:table-row>
        <table:table-row table:style-name="ro1">
          <table:table-cell office:value-type="string">
            <text:p>Deverão ser empregadas tecnologias como GED/ECM, certificação digital,computação móvel, CBS ­ Computação Baseada em Servidor, Data Warehouse, Workflow, arquitetura orientada a serviços, dentre outras.</text:p>
          </table:table-cell>
          <table:table-cell table:number-columns-repeated="6" office:value-type="float" office:value="0">
            <text:p>0</text:p>
          </table:table-cell>
          <table:table-cell table:number-columns-repeated="1017"/>
        </table:table-row>
        <table:table-row table:style-name="ro1">
          <table:table-cell office:value-type="string">
            <text:p>Os documentos poderão ser apresentados em original, cópia autenticada por Cartório ou cópia simples, para autenticação por membro da Comissão de Licitação, neste caso acompanhado dos originais, não sendo aceitos fac-símiles (fax).</text:p>
          </table:table-cell>
          <table:table-cell table:number-columns-repeated="6" office:value-type="float" office:value="0">
            <text:p>0</text:p>
          </table:table-cell>
          <table:table-cell table:number-columns-repeated="1017"/>
        </table:table-row>
        <table:table-row table:style-name="ro1">
          <table:table-cell office:value-type="string">
            <text:p>Implementação padrão do gerenciamento de sessões do framework é utilizada pela aplicação.</text:p>
          </table:table-cell>
          <table:table-cell table:number-columns-repeated="6" office:value-type="float" office:value="0">
            <text:p>0</text:p>
          </table:table-cell>
          <table:table-cell table:number-columns-repeated="1017"/>
        </table:table-row>
      </table:table>
      <table:table table:name="respondente3" table:style-name="ta3">
        <table:table-column table:style-name="co1" table:number-columns-repeated="7" table:default-cell-style-name="ce1"/>
        <table:table-column table:style-name="co1" table:number-columns-repeated="1017" table:default-cell-style-name="Default"/>
        <table:table-row table:style-name="ro1">
          <table:table-cell/>
          <table:table-cell office:value-type="string">
            <text:p>A1</text:p>
          </table:table-cell>
          <table:table-cell office:value-type="string">
            <text:p>A2</text:p>
          </table:table-cell>
          <table:table-cell office:value-type="string">
            <text:p>A3</text:p>
          </table:table-cell>
          <table:table-cell office:value-type="string">
            <text:p>A6</text:p>
          </table:table-cell>
          <table:table-cell office:value-type="string">
            <text:p>A7</text:p>
          </table:table-cell>
          <table:table-cell office:value-type="string">
            <text:p>Não se Aplica</text:p>
          </table:table-cell>
          <table:table-cell table:number-columns-repeated="1017"/>
        </table:table-row>
        <table:table-row table:style-name="ro1">
          <table:table-cell office:value-type="string">
            <text:p>Todos os códigos que implementam ou usam tratamento de erros e controles de logs não são afetados por qualquer código malicioso.</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formulários que contenham informações sensíveis têm desabilitado o cache do lado do cliente, incluindo recursos de auto completar.</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A participação no Pregão Eletrônico dar-se-á por meio da digitação da senha privativa do licitante e subseqüente encaminhamento da Proposta de Preços (...)</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Limitações de entrada e de acesso impostas pelo negócio na aplicação (tais como limites de transações diárias ou sequenciamento de tarefas) não podem ser burladas.</text:p>
          </table:table-cell>
          <table:table-cell office:value-type="float" office:value="1">
            <text:p>1</text:p>
          </table:table-cell>
          <table:table-cell table:number-columns-repeated="5" office:value-type="float" office:value="0">
            <text:p>0</text:p>
          </table:table-cell>
          <table:table-cell table:number-columns-repeated="1017"/>
        </table:table-row>
        <table:table-row table:style-name="ro1">
          <table:table-cell office:value-type="string">
            <text:p>Identificação da sessão é alterada na re-autenticação.</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Todos os atributos de dados e usuários e informações de política usados pelos controles de acesso não podem ser manipulados pelos usuários finais a menos que especificamente autorizado.</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A partir do horário previsto no Edital, a sessão pública na internet será aberta por comando do Pregoeir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 CONTRATADA contratada do Lote 02 deverá prover o CONTRATANTE de informação detalhada da execução dos serviços, por meio de ferramenta, em tempo real, protegida por senha</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códigos que implementam ou usam controles de gerenciamento de sessões não são afetados por qualquer código malicioso.</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Outras Funcionalidades: Em qualquer momento durante a execução da sessão pública, o Pregoeiro pode: Reabrir uma Fase: <text:s/>A razão será registrada no chat e, após o comando do Pregoeiro, automaticamente, o sistema o direcionará para a fase .</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plicação aceita somente um conjunto definido de métodos de requisição HTTP, tais como GET e POST.</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Cookies que contêm os tokens/identificadores de sessões autenticadas têm seu domínio e caminho definidos para um valor adequadamente restritivo para o site.</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Os documentos apresentados nesta licitação deverão: a) estar em nome da licitante, com um único número de CNPJ; b) estar no prazo de validade estabelecido pelo órgão expedidor; c) ser apresentados em original, em publicação da imprensa oficial ou em cópia autenticada por cartório, por pregoeiro ou por servidor da (...).</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documentos exigidos no presente instrumento convocatório poderão serapresentados em original, por qualquer processo de cópia autenticada por tabelião, ou publicação em órgão da imprensa oficial</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Deve-se utilizar parâmetros sempre que um valor for passado à query</text:p>
          </table:table-cell>
          <table:table-cell table:number-columns-repeated="2"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Todas as funções criptográficas usadas para proteger segredos do usuário da aplicação são implementadas no lado servidor.</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Produção Instalação própria (...) Sistema Web Linux/Windows, Java SQL Server, \"MER Código Sigla Sistema Nome Sistema (...) Gerenciar toda a sistemática de avaliação para progressão funcional dos servidores (...)</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Identificação da sessão é alterada ou cancelada no logout.</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Os Webservices devem ser utilizados mediante autenticação com usuário e senha, utilizando o perfil "UsernameToken" definido na especificação WS-Security e autenticação segura por meio do protocolo HTTPS.</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Usuários podem acessar somente os dados para os quais eles possuem autorização específica.</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Assegurar, nos casos de desastres naturais, acidentes, falhas de equipamentos, falhas de segurança, perda de serviços e ações intencionais, que por ventura possam ocorrer em seu ambiente, a continuidade da prestação dos serviços, por meio da execução de planos de contingência, visando à recuperação das operações a tempo de não causar paralisação dos serviços prestados à CONTRATANTE.</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códigos que implementam ou usam controles de autenticação não são afetados por qualquer código malicioso.</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Controles de acesso falham de forma segura (princípio do fail safe).</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Uma arquitetura de alto nível para a aplicação foi definida.</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controles de autenticação falham de forma segura (princípio do fail safe).</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Lista de acrônimos em uso no texto APF ASP CASE CFPS CGSI CMMI COBIT CPM CSM CSS DTDIE EGTI E-MAG (...) E-PING HTML IFPUG ISO ITIL MPS.BR NBR NESMA Análise de Pontos de Função; Active Server Pages; Computer­Aided Software Engineering; Certified Function Point Specialist; Coordenação-Geral de Sistemas de Informação; Capability Maturity Model Integration; Control Objectives For Information and Related Technology ; Counter Practices Manual; Certified Scrum Máster; Cascade Style Sheet; (...) Estratégia Geral de Tecnologia da Informação; Modelo de Acessibilidade de Governo Eletrônico; (...) <text:s text:c="2"/>Padrões de Interoperabilidade de Governo Eletrônico; Hyper Text Markup Language; Instituição de Ensino Superior; <text:s text:c="2"/>International Function Point Users Group; (...) <text:s/>International Organization for Standardization ; Information Technology Infrastructure Library; (...) Melhoria de Processos do Software Brasileiro; Norma da Associação Brasileira de Normas Técnicas (ABNT); Netherlands Software Metrics Association; NMA O&amp;M OS <text:s/>PDTI PF PHP PMBOK PMI PMP RE SAEB SCBCD SCDJWS SCJD SCJP SCWCD SEFTI SICAF (...) SQL TCU TI TIC UML UP VB XML XSL ZCE­ ­ ­Nota Mensal de Avaliação; Organização e Métodos; Ordem de Serviço; Plano Diretor de Tecnologia da Informação; Ponto de Função; Hypertext Preprocessor; Project Management Body of Knowledge; Project Management Institute; Project <text:s text:c="2"/>Management Professional; Relação de Empregados; (...) Sun Certified Business Component Developer; Sun Certified Developer For Java Web Services; Sun Certified Java Developer; Sun Certified Java Programmer; Sun Certified Web Component Developer; Secretaria de Fiscalização de Tecnologia da Informação; Sistema Integrado de Cadastro de Fornecedores;(...); Structured Query Language; (...) Tecnologias da Informação e Comunicação; Unified Modeling Language; Unified Process; Visual Basic; Extensible Markup Language; Extensible Stylesheet Language; Zend Certified Engineer.</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Aplicação não registra dados sensíveis específicos da aplicação que poderiam ajudar um atacante, incluindo identificadores de sessão do usuário e informações pessoais ou sensíveis.</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Os documentos exigidos neste edital poderão ser apresentados no original, por cópia autenticada por tabelião, ou publicação em órgão da imprensa oficial, ou cópia acompanhada do original para conferência pelo Pregoeir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s principais ferramentas são o Management Studio (visualizador de objetos e processador de queries) e o Query Analizer (processador de queries).</text:p>
          </table:table-cell>
          <table:table-cell office:value-type="float" office:value="1">
            <text:p>1</text:p>
          </table:table-cell>
          <table:table-cell table:number-columns-repeated="5" office:value-type="float" office:value="0">
            <text:p>0</text:p>
          </table:table-cell>
          <table:table-cell table:number-columns-repeated="1017"/>
        </table:table-row>
        <table:table-row table:style-name="ro1">
          <table:table-cell office:value-type="string">
            <text:p>Todas as funções de gerenciamento de contas são no mínimo tão resistentes a ataques quanto o mecanismo primário de autenticação.</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componentes que não são parte da aplicação, mas que a aplicação depende para operar, estão identificado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Usuários podem acessar somente URLs para as quais eles possuem autorização específica.</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Usuários podem acessar somente funções protegidas para as quais eles possuem autorização específica</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módulos criptográficos falham de forma segura (princípio do fail safe).</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Caso sejam detectadas falhas nos produtos que estão em processo de homologação, mesmo após a vigência contratual, a CONTRATADA deverá providenciar as devidas correções em até 72 horas, sem ônus para a CONTRATANTE e, no caso de falhas no ambiente de produção, imediatamente.</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Possui automatização de lógicas de pesquisa QBE (Query by Example).</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kens de sessões autenticadas são suficientemente longos e randômicos para resistir aos ataques que são típicos das ameaças no ambiente implantado.</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Um número máximo de tentativas de autenticação for excedido, a conta é bloqueada por um período de tempo suficiente para deter os ataques de força bruta.</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Serviços de Analise de Suporte ­ Banco de Dados ­ nível II: formação superior concluída na área de tecnologia da informação, experiência comprovada por atestado e/ou treinamento certificado de no mínimo 5 (cinco) anos em analise de suporte em administração de banco de dados Oracle, MySQL ou Postgre, linguagem PL/SQL e SQL Standard e certificação fornecida pelo fabricante.</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Exemplo de Query Binds pelo PHP @param string $strUsuarioNome * @param string $strSenha * @return integer */ function exemploDeAcessoBanco( $strUsuarioNome, $strSenha ) { $strUsuarioNome = (string)$strUsuarioNome; $strSenha = (string)$strSenha; $objBanco = new PDO('pgsql:dbname=database'); $objComando = $objBanco-&gt;prepare( " SELECT co_usuario FROM usuario WHERE no_usuario = :usuario AND ds_senha = :senha" ); $objComando-&gt;bindParam(':usuario', $strUsuarioNome ); $objComando-&gt;bindParam(':senha', md5( $strSenha ) ); $objResultado = $objComando-&gt;execute(); return (integer)$objResultado-&gt;co_usuario; } ?&gt;", <text:s/>import java.util.List; import javax.management.Query; import javax.persistence.EntityManager; import javax.persistence.Query;import org.apache.commons.lang.StringUtils;* * Exemplo de <text:s/>Query Binds para JPA <text:s/>abstract class exemploQueryBinds <text:s/>{ <text:s/>(...) public List&lt;Usuario&gt; getUsuarioPeloNome(String strNome) { String strConsulta = ""+ " SELECT "+ " u "+ " FROM"+ " Usuario u " + " WHERE " + " LOWER( Usuario.strNome ) = :nomeUsuario"; Query objComando = getEntityManager().createQuery(strConsulta).</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017"/>
        </table:table-row>
        <table:table-row table:style-name="ro1">
          <table:table-cell office:value-type="string">
            <text:p>Usuários podem acessar somente arquivos para os quais eles possuem autorização específica.</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Os documentos e anexos exigidos, quando remetidos via fax, deverão ser apresentados em original ou por cópia autenticada, nos prazos estabelecidos no Edital.</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O uso da senha de acesso ao sistema eletrônico é de inteira e exclusiva responsabilidade do licitante, incluindo qualquer transação efetuada diretamente, ou por seu representante, não cabendo ao provedor do sistema ou ao (...), promotor da licitação, responsabilidade por eventuais danos decorrentes de uso indevido da senha, ainda que por terceiro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dados não confiáveis que são incluídos em parâmetros de comandos do sistema operacional realizam o escape apropriado.</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A participação dos interessados, no dia e hora fixados no preâmbulo deste Edital, dar-se-á por meio de digitação da senha privativa do licitante e subseqüente encaminhamento da proposta de preços com valores expressos na moeda oficial do Brasil, exclusivamente por meio eletrônic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O PHPUnit se integra bem com a maioria das IDEs para desenvolvimento PHP tais como Eclipse, NetBeans, ZendStudio, etc., além de ser uma ferramenta facilmente utilizável por linha de comand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Um único controle de validação de entrada é usado pela aplicação para cada tipo de dado que é aceito.</text:p>
          </table:table-cell>
          <table:table-cell office:value-type="float" office:value="1">
            <text:p>1</text:p>
          </table:table-cell>
          <table:table-cell table:number-columns-repeated="5" office:value-type="float" office:value="0">
            <text:p>0</text:p>
          </table:table-cell>
          <table:table-cell table:number-columns-repeated="1017"/>
        </table:table-row>
        <table:table-row table:style-name="ro1">
          <table:table-cell office:value-type="string">
            <text:p>Todos os dados não confiáveis que são saídas para interpretadores SQL, usam interfaces parametrizadas, instruções preparadas ou realizam o escape apropriado.</text:p>
          </table:table-cell>
          <table:table-cell office:value-type="float" office:value="1">
            <text:p>1</text:p>
          </table:table-cell>
          <table:table-cell table:number-columns-repeated="5" office:value-type="float" office:value="0">
            <text:p>0</text:p>
          </table:table-cell>
          <table:table-cell table:number-columns-repeated="1017"/>
        </table:table-row>
        <table:table-row table:style-name="ro1">
          <table:table-cell office:value-type="string">
            <text:p>Todos os códigos que implementam ou usam controles de acesso não são afetados por qualquer código malicioso.</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Acesso a qualquer segredo master é protegido de acesso não autorizado (Um segredo master é uma credencial da aplicação armazenada em texto claro no disco que é usada para proteger o acesso às informações de configuração de segurança).</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Comprovada, de no mínimo 6 (seis) anos como programador JAVA especificadamente em projetos de desenvolvimento e manutenção de sistemas; <text:s/>Experiência em desenvolvimento de sistemas baseado no processo unificado (UP) ou similar; <text:s/>Experiência em leitura de modelos UML; <text:s/>Conhecimento da técnica de desenvolvimento XP; <text:s/>Conhecimentos HTML, CSS e Java Script; <text:s/>Conhecimentos de SQL; <text:s/>Conhecimento na plataforma Jcompany; <text:s/>Conhecimento na elaboração de testes unitários.</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Os comandos feitos pela persistência devem ser coerentes ao comando que o Banco de Dados é capaz de interpretar.</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Existe um padrão único de implementação do TLS, usado pela aplicação, que é configurado para operar de maneira aprovada*. Veja http://csrc.nist.gov/groups /STM/cmvp/documents/fips1402/FIPS1402IG.pdf ).</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Todas as falhas na validação de entradas resultam na rejeição ou sanitização da entrada.</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Lógica de tratamento de erros nos controles de segurança nega o acesso por padrão.</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Usuários podem acessar somente serviços para os quais eles possuem autorização específica.</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Controles de codificação/escape de saídas codificam todos os caracteres desconhecidos para garantir segurança ao interpretador</text:p>
          </table:table-cell>
          <table:table-cell office:value-type="float" office:value="1">
            <text:p>1</text:p>
          </table:table-cell>
          <table:table-cell table:number-columns-repeated="5" office:value-type="float" office:value="0">
            <text:p>0</text:p>
          </table:table-cell>
          <table:table-cell table:number-columns-repeated="1017"/>
        </table:table-row>
        <table:table-row table:style-name="ro1">
          <table:table-cell office:value-type="string">
            <text:p>Todos os controles de autenticação (incluindo bibliotecas que chamam serviços de autenticação externa) tem uma implementação centralizada.</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Empresa criadora da plataforma Java. HTMLSessão HTTP/IDE Java Java EE Login MVC Query RAD SGBD Stored Procedure SQL SOA Sun DOCUMENTO DE ARQUITETURA DE REFERÊNCIA DE SOFTWARE (...) DIRETORIA DE INFORMÁTICA GERÊNCIA DE TECNOLOGIA UNIDADE DE INOVAÇÃO E ARQUITETURA DE TI WAP W3C Sigla para Wireless Application Protocol: Protocolo para Aplicações sem Fi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controles de validação de entrada não são afetados por qualquer código malicioso.</text:p>
          </table:table-cell>
          <table:table-cell office:value-type="float" office:value="1">
            <text:p>1</text:p>
          </table:table-cell>
          <table:table-cell table:number-columns-repeated="5" office:value-type="float" office:value="0">
            <text:p>0</text:p>
          </table:table-cell>
          <table:table-cell table:number-columns-repeated="1017"/>
        </table:table-row>
        <table:table-row table:style-name="ro1">
          <table:table-cell office:value-type="string">
            <text:p>Oferece ainda como ferramenta o Profiler (permite a verificação das queries executadas no banco durante um período)</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Todas as páginas e recursos requerem autenticação exceto aquelas que especificamente devem ser pública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plicação protege adequadamente as variáveis e recursos compartilhados contra acesso concorrente inapropriado.</text:p>
          </table:table-cell>
          <table:table-cell office:value-type="float" office:value="0">
            <text:p>0</text:p>
          </table:table-cell>
          <table:table-cell table:number-columns-repeated="4" office:value-type="float" office:value="1">
            <text:p>1</text:p>
          </table:table-cell>
          <table:table-cell office:value-type="float" office:value="0">
            <text:p>0</text:p>
          </table:table-cell>
          <table:table-cell table:number-columns-repeated="1017"/>
        </table:table-row>
        <table:table-row table:style-name="ro1">
          <table:table-cell office:value-type="string">
            <text:p>Desenvolvedor/Engenheiro de SW Perfil a) Curso superior completo na área de informática; b) Experiência comprovada em programação Java para Web e ambientes corporativos; <text:s/>Pelo menos 1/3 da equipe de desenvolvedores deverá possuir Certificação Java Programmer; c) Experiência na utilização de linguagens de consulta a banco de dados (SQL e PL/SQL); d) Conhecimento de Programação Java utilizando Web Services, XML.</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plicação gera um token aleatório como parte de todos os links e formulários associados com transações ou no acesso a informações sensíveis, e se a aplicação verifica a presença desse token com o valor adequado para o usuário atual no processamento dessas requisições.</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Toda resposta HTTP contém um cabeçalho do tipo de conteúdo (content type header) especificando um conjunto seguro de caracteres (por exemplo, UTF-8).</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017"/>
        </table:table-row>
        <table:table-row table:style-name="ro1">
          <table:table-cell office:value-type="string">
            <text:p>Módulo de Fiscalização Sistema de Capacitação e Administração de Brigada Sistema Nacional de Informações sobre Fogo (...) Sistema de comunicação de acidentes ambientais com informações espaciais (...) Sala de Comando Controle e Comunicação da (...) Portal Nacional dos Planos de emergência individual e planos de ação de emergência licenciados (...) Sistema Informatizado de Licenciamento do Transporte Interestadual de Cargas Perigosa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Identificação da sessão é alterada no login.</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A Contratada deverá prover a Contratante de informação detalhada da execução dos serviços, por intermédio de ferramenta, em tempo real, protegida por senha e conexão segura.</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lguns Componentes: Autenticação, Lista de Controle de Acesso( ACL ), Cache, Configuração, Mail, Session, Internacionalização.</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Interfaces do controle de segurança são simples o suficiente para que os desenvolvedores as utilizem corretamente.</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dados sensíveis são enviados para o servidor no corpo da mensagem HTTP (parâmetros URL nunca são usados para enviar dados sensíveis).</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Todas as decisões de autenticação são registradas (logs).</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Um caminho pode ser construído a partir de uma CA confiável para cada certificado de servidor Transport Layer Security (TLS), e se cada certificado de servidor é válido.</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Todas as credenciais de autenticação para acesso a serviços externos à aplicação são cifradas e armazenadas em um local protegido (não dentro do código-fonte).</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Lista de dados sensíveis processados pela aplicação é identificada, e que existe uma política explícita de como o acesso a esses dados deve ser controlado e quando estes dados devem ser cifrados (tanto em repouso quanto em trânsito).Verificar se esta política é devidamente aplicada.</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Todos os dados não confiáveis que são saídas para HTML (incluindo elementos HTML, valores de dados javascript, blocos CSS, atributos URI) realizam o escape apropriado para o contexto da aplicação.</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017"/>
        </table:table-row>
        <table:table-row table:style-name="ro1">
          <table:table-cell office:value-type="string">
            <text:p>Todas as informações sensíveis em cache ou as cópias temporárias enviadas ao cliente são protegidas contra acesso não autorizado, ou se elas são removidas /invalidadas após serem acessadas por um usuário autorizado (por exemplo, os cabeçalhos no-cache e no-store Cache-Control são definidos).</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O acesso a estas informações deve ser protegido por senha e conexão segura ou outro método equivalente.</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Mesmas regras de controle de acesso aplicadas pela camada de apresentação são executadas no lado servidor.</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Todas as decisões de controle de acesso são registradas (logs), inclusive as decisões de falha de acesso.</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Os documentos necessários à habilitação poderão ser apresentados no seu original, ou por cópia autenticada em Cartório de Notas ou por servidor público competente, ou publicação em órgão da imprensa oficial ou, ainda, por cópias acompanhadas dos originais para conferência pelo Pregoeir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Possibilitar uma seleção estadual (...) <text:s/>WEB/PHP/PostGreSQL/Informativo Eletrônico Inscrição (...) PRÓCONSELHO Divulgar os boletins de serviço das Secretarias e Subsecretarias (...) WEB WEB/ASP ASP/SQLServer 2000 SQL. Provê o cadastro de cursos que fazem parte do Programa Nacional (...) Catálogo de Sistemas Versão 1.0 de 24/06/2010 Sigla do Sistema Nome do Sistema (...) CONSELHO (..) OBJETIVO Plataforma Linguagem SGBD (...) Integração SBA x SGB alinhado a política do Governo Federal (...).</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017"/>
        </table:table-row>
        <table:table-row table:style-name="ro1">
          <table:table-cell office:value-type="string">
            <text:p>Deverão ser empregadas tecnologias como GED/ECM, certificação digital,computação móvel, CBS ­ Computação Baseada em Servidor, Data Warehouse, Workflow, arquitetura orientada a serviços, dentre outra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Os documentos poderão ser apresentados em original, cópia autenticada por Cartório ou cópia simples, para autenticação por membro da Comissão de Licitação, neste caso acompanhado dos originais, não sendo aceitos fac-símiles (fax).</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Implementação padrão do gerenciamento de sessões do framework é utilizada pela aplicação.</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
      <table:table table:name="respondente4" table:style-name="ta4">
        <table:table-column table:style-name="co1" table:number-columns-repeated="7" table:default-cell-style-name="ce1"/>
        <table:table-column table:style-name="co1" table:number-columns-repeated="1017" table:default-cell-style-name="Default"/>
        <table:table-row table:style-name="ro1">
          <table:table-cell/>
          <table:table-cell office:value-type="string">
            <text:p>A1</text:p>
          </table:table-cell>
          <table:table-cell office:value-type="string">
            <text:p>A2</text:p>
          </table:table-cell>
          <table:table-cell office:value-type="string">
            <text:p>A3</text:p>
          </table:table-cell>
          <table:table-cell office:value-type="string">
            <text:p>A6</text:p>
          </table:table-cell>
          <table:table-cell office:value-type="string">
            <text:p>A7</text:p>
          </table:table-cell>
          <table:table-cell office:value-type="string">
            <text:p>Não se Aplica</text:p>
          </table:table-cell>
          <table:table-cell table:number-columns-repeated="1017"/>
        </table:table-row>
        <table:table-row table:style-name="ro1">
          <table:table-cell office:value-type="string">
            <text:p>Todos os códigos que implementam ou usam tratamento de erros e controles de logs não são afetados por qualquer código malicioso.</text:p>
          </table:table-cell>
          <table:table-cell table:number-columns-repeated="6" office:value-type="float" office:value="0">
            <text:p>0</text:p>
          </table:table-cell>
          <table:table-cell table:number-columns-repeated="1017"/>
        </table:table-row>
        <table:table-row table:style-name="ro1">
          <table:table-cell office:value-type="string">
            <text:p>Todos os formulários que contenham informações sensíveis têm desabilitado o cache do lado do cliente, incluindo recursos de auto completar.</text:p>
          </table:table-cell>
          <table:table-cell office:value-type="float" office:value="0">
            <text:p>0</text:p>
          </table:table-cell>
          <table:table-cell table:number-columns-repeated="3"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A participação no Pregão Eletrônico dar-se-á por meio da digitação da senha privativa do licitante e subseqüente encaminhamento da Proposta de Preços (...)</text:p>
          </table:table-cell>
          <table:table-cell table:number-columns-repeated="6" office:value-type="float" office:value="0">
            <text:p>0</text:p>
          </table:table-cell>
          <table:table-cell table:number-columns-repeated="1017"/>
        </table:table-row>
        <table:table-row table:style-name="ro1">
          <table:table-cell office:value-type="string">
            <text:p>Limitações de entrada e de acesso impostas pelo negócio na aplicação (tais como limites de transações diárias ou sequenciamento de tarefas) não podem ser burladas.</text:p>
          </table:table-cell>
          <table:table-cell table:number-columns-repeated="6" office:value-type="float" office:value="0">
            <text:p>0</text:p>
          </table:table-cell>
          <table:table-cell table:number-columns-repeated="1017"/>
        </table:table-row>
        <table:table-row table:style-name="ro1">
          <table:table-cell office:value-type="string">
            <text:p>Identificação da sessão é alterada na re-autenticação.</text:p>
          </table:table-cell>
          <table:table-cell table:number-columns-repeated="6" office:value-type="float" office:value="0">
            <text:p>0</text:p>
          </table:table-cell>
          <table:table-cell table:number-columns-repeated="1017"/>
        </table:table-row>
        <table:table-row table:style-name="ro1">
          <table:table-cell office:value-type="string">
            <text:p>Todos os atributos de dados e usuários e informações de política usados pelos controles de acesso não podem ser manipulados pelos usuários finais a menos que especificamente autorizado.</text:p>
          </table:table-cell>
          <table:table-cell table:number-columns-repeated="6" office:value-type="float" office:value="0">
            <text:p>0</text:p>
          </table:table-cell>
          <table:table-cell table:number-columns-repeated="1017"/>
        </table:table-row>
        <table:table-row table:style-name="ro1">
          <table:table-cell office:value-type="string">
            <text:p>A partir do horário previsto no Edital, a sessão pública na internet será aberta por comando do Pregoeiro</text:p>
          </table:table-cell>
          <table:table-cell table:number-columns-repeated="6" office:value-type="float" office:value="0">
            <text:p>0</text:p>
          </table:table-cell>
          <table:table-cell table:number-columns-repeated="1017"/>
        </table:table-row>
        <table:table-row table:style-name="ro1">
          <table:table-cell office:value-type="string">
            <text:p>A CONTRATADA contratada do Lote 02 deverá prover o CONTRATANTE de informação detalhada da execução dos serviços, por meio de ferramenta, em tempo real, protegida por senha</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códigos que implementam ou usam controles de gerenciamento de sessões não são afetados por qualquer código malicioso.</text:p>
          </table:table-cell>
          <table:table-cell table:number-columns-repeated="6" office:value-type="float" office:value="0">
            <text:p>0</text:p>
          </table:table-cell>
          <table:table-cell table:number-columns-repeated="1017"/>
        </table:table-row>
        <table:table-row table:style-name="ro1">
          <table:table-cell office:value-type="string">
            <text:p>Outras Funcionalidades: Em qualquer momento durante a execução da sessão pública, o Pregoeiro pode: Reabrir uma Fase: <text:s/>A razão será registrada no chat e, após o comando do Pregoeiro, automaticamente, o sistema o direcionará para a fase .</text:p>
          </table:table-cell>
          <table:table-cell table:number-columns-repeated="6" office:value-type="float" office:value="0">
            <text:p>0</text:p>
          </table:table-cell>
          <table:table-cell table:number-columns-repeated="1017"/>
        </table:table-row>
        <table:table-row table:style-name="ro1">
          <table:table-cell office:value-type="string">
            <text:p>Aplicação aceita somente um conjunto definido de métodos de requisição HTTP, tais como GET e POST.</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1017"/>
        </table:table-row>
        <table:table-row table:style-name="ro1">
          <table:table-cell office:value-type="string">
            <text:p>Cookies que contêm os tokens/identificadores de sessões autenticadas têm seu domínio e caminho definidos para um valor adequadamente restritivo para o site.</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017"/>
        </table:table-row>
        <table:table-row table:style-name="ro1">
          <table:table-cell office:value-type="string">
            <text:p>Os documentos apresentados nesta licitação deverão: a) estar em nome da licitante, com um único número de CNPJ; b) estar no prazo de validade estabelecido pelo órgão expedidor; c) ser apresentados em original, em publicação da imprensa oficial ou em cópia autenticada por cartório, por pregoeiro ou por servidor da (...).</text:p>
          </table:table-cell>
          <table:table-cell table:number-columns-repeated="6" office:value-type="float" office:value="0">
            <text:p>0</text:p>
          </table:table-cell>
          <table:table-cell table:number-columns-repeated="1017"/>
        </table:table-row>
        <table:table-row table:style-name="ro1">
          <table:table-cell office:value-type="string">
            <text:p>Todos os documentos exigidos no presente instrumento convocatório poderão serapresentados em original, por qualquer processo de cópia autenticada por tabelião, ou publicação em órgão da imprensa oficial</text:p>
          </table:table-cell>
          <table:table-cell table:number-columns-repeated="6" office:value-type="float" office:value="0">
            <text:p>0</text:p>
          </table:table-cell>
          <table:table-cell table:number-columns-repeated="1017"/>
        </table:table-row>
        <table:table-row table:style-name="ro1">
          <table:table-cell office:value-type="string">
            <text:p>Deve-se utilizar parâmetros sempre que um valor for passado à query</text:p>
          </table:table-cell>
          <table:table-cell table:number-columns-repeated="6" office:value-type="float" office:value="0">
            <text:p>0</text:p>
          </table:table-cell>
          <table:table-cell table:number-columns-repeated="1017"/>
        </table:table-row>
        <table:table-row table:style-name="ro1">
          <table:table-cell office:value-type="string">
            <text:p>Todas as funções criptográficas usadas para proteger segredos do usuário da aplicação são implementadas no lado servidor.</text:p>
          </table:table-cell>
          <table:table-cell table:number-columns-repeated="6" office:value-type="float" office:value="0">
            <text:p>0</text:p>
          </table:table-cell>
          <table:table-cell table:number-columns-repeated="1017"/>
        </table:table-row>
        <table:table-row table:style-name="ro1">
          <table:table-cell office:value-type="string">
            <text:p>Produção Instalação própria (...) Sistema Web Linux/Windows, Java SQL Server, \"MER Código Sigla Sistema Nome Sistema (...) Gerenciar toda a sistemática de avaliação para progressão funcional dos servidores (...)</text:p>
          </table:table-cell>
          <table:table-cell table:number-columns-repeated="6" office:value-type="float" office:value="0">
            <text:p>0</text:p>
          </table:table-cell>
          <table:table-cell table:number-columns-repeated="1017"/>
        </table:table-row>
        <table:table-row table:style-name="ro1">
          <table:table-cell office:value-type="string">
            <text:p>Identificação da sessão é alterada ou cancelada no logout.</text:p>
          </table:table-cell>
          <table:table-cell table:number-columns-repeated="6" office:value-type="float" office:value="0">
            <text:p>0</text:p>
          </table:table-cell>
          <table:table-cell table:number-columns-repeated="1017"/>
        </table:table-row>
        <table:table-row table:style-name="ro1">
          <table:table-cell office:value-type="string">
            <text:p>Os Webservices devem ser utilizados mediante autenticação com usuário e senha, utilizando o perfil "UsernameToken" definido na especificação WS-Security e autenticação segura por meio do protocolo HTTPS.</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Usuários podem acessar somente os dados para os quais eles possuem autorização específica.</text:p>
          </table:table-cell>
          <table:table-cell table:number-columns-repeated="6" office:value-type="float" office:value="0">
            <text:p>0</text:p>
          </table:table-cell>
          <table:table-cell table:number-columns-repeated="1017"/>
        </table:table-row>
        <table:table-row table:style-name="ro1">
          <table:table-cell office:value-type="string">
            <text:p>Assegurar, nos casos de desastres naturais, acidentes, falhas de equipamentos, falhas de segurança, perda de serviços e ações intencionais, que por ventura possam ocorrer em seu ambiente, a continuidade da prestação dos serviços, por meio da execução de planos de contingência, visando à recuperação das operações a tempo de não causar paralisação dos serviços prestados à CONTRATANTE.</text:p>
          </table:table-cell>
          <table:table-cell table:number-columns-repeated="6" office:value-type="float" office:value="0">
            <text:p>0</text:p>
          </table:table-cell>
          <table:table-cell table:number-columns-repeated="1017"/>
        </table:table-row>
        <table:table-row table:style-name="ro1">
          <table:table-cell office:value-type="string">
            <text:p>Todos os códigos que implementam ou usam controles de autenticação não são afetados por qualquer código malicioso.</text:p>
          </table:table-cell>
          <table:table-cell table:number-columns-repeated="6" office:value-type="float" office:value="0">
            <text:p>0</text:p>
          </table:table-cell>
          <table:table-cell table:number-columns-repeated="1017"/>
        </table:table-row>
        <table:table-row table:style-name="ro1">
          <table:table-cell office:value-type="string">
            <text:p>Controles de acesso falham de forma segura (princípio do fail safe).</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Uma arquitetura de alto nível para a aplicação foi definida.</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controles de autenticação falham de forma segura (princípio do fail safe).</text:p>
          </table:table-cell>
          <table:table-cell table:number-columns-repeated="6" office:value-type="float" office:value="0">
            <text:p>0</text:p>
          </table:table-cell>
          <table:table-cell table:number-columns-repeated="1017"/>
        </table:table-row>
        <table:table-row table:style-name="ro1">
          <table:table-cell office:value-type="string">
            <text:p>Lista de acrônimos em uso no texto APF ASP CASE CFPS CGSI CMMI COBIT CPM CSM CSS DTDIE EGTI E-MAG (...) E-PING HTML IFPUG ISO ITIL MPS.BR NBR NESMA Análise de Pontos de Função; Active Server Pages; Computer­Aided Software Engineering; Certified Function Point Specialist; Coordenação-Geral de Sistemas de Informação; Capability Maturity Model Integration; Control Objectives For Information and Related Technology ; Counter Practices Manual; Certified Scrum Máster; Cascade Style Sheet; (...) Estratégia Geral de Tecnologia da Informação; Modelo de Acessibilidade de Governo Eletrônico; (...) <text:s text:c="2"/>Padrões de Interoperabilidade de Governo Eletrônico; Hyper Text Markup Language; Instituição de Ensino Superior; <text:s text:c="2"/>International Function Point Users Group; (...) <text:s/>International Organization for Standardization ; Information Technology Infrastructure Library; (...) Melhoria de Processos do Software Brasileiro; Norma da Associação Brasileira de Normas Técnicas (ABNT); Netherlands Software Metrics Association; NMA O&amp;M OS <text:s/>PDTI PF PHP PMBOK PMI PMP RE SAEB SCBCD SCDJWS SCJD SCJP SCWCD SEFTI SICAF (...) SQL TCU TI TIC UML UP VB XML XSL ZCE­ ­ ­Nota Mensal de Avaliação; Organização e Métodos; Ordem de Serviço; Plano Diretor de Tecnologia da Informação; Ponto de Função; Hypertext Preprocessor; Project Management Body of Knowledge; Project Management Institute; Project <text:s text:c="2"/>Management Professional; Relação de Empregados; (...) Sun Certified Business Component Developer; Sun Certified Developer For Java Web Services; Sun Certified Java Developer; Sun Certified Java Programmer; Sun Certified Web Component Developer; Secretaria de Fiscalização de Tecnologia da Informação; Sistema Integrado de Cadastro de Fornecedores;(...); Structured Query Language; (...) Tecnologias da Informação e Comunicação; Unified Modeling Language; Unified Process; Visual Basic; Extensible Markup Language; Extensible Stylesheet Language; Zend Certified Engineer.</text:p>
          </table:table-cell>
          <table:table-cell table:number-columns-repeated="6" office:value-type="float" office:value="0">
            <text:p>0</text:p>
          </table:table-cell>
          <table:table-cell table:number-columns-repeated="1017"/>
        </table:table-row>
        <table:table-row table:style-name="ro1">
          <table:table-cell office:value-type="string">
            <text:p>Aplicação não registra dados sensíveis específicos da aplicação que poderiam ajudar um atacante, incluindo identificadores de sessão do usuário e informações pessoais ou sensíveis.</text:p>
          </table:table-cell>
          <table:table-cell table:number-columns-repeated="6" office:value-type="float" office:value="0">
            <text:p>0</text:p>
          </table:table-cell>
          <table:table-cell table:number-columns-repeated="1017"/>
        </table:table-row>
        <table:table-row table:style-name="ro1">
          <table:table-cell office:value-type="string">
            <text:p>Os documentos exigidos neste edital poderão ser apresentados no original, por cópia autenticada por tabelião, ou publicação em órgão da imprensa oficial, ou cópia acompanhada do original para conferência pelo Pregoeir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s principais ferramentas são o Management Studio (visualizador de objetos e processador de queries) e o Query Analizer (processador de queries).</text:p>
          </table:table-cell>
          <table:table-cell table:number-columns-repeated="6" office:value-type="float" office:value="0">
            <text:p>0</text:p>
          </table:table-cell>
          <table:table-cell table:number-columns-repeated="1017"/>
        </table:table-row>
        <table:table-row table:style-name="ro1">
          <table:table-cell office:value-type="string">
            <text:p>Todas as funções de gerenciamento de contas são no mínimo tão resistentes a ataques quanto o mecanismo primário de autenticação.</text:p>
          </table:table-cell>
          <table:table-cell table:number-columns-repeated="6" office:value-type="float" office:value="0">
            <text:p>0</text:p>
          </table:table-cell>
          <table:table-cell table:number-columns-repeated="1017"/>
        </table:table-row>
        <table:table-row table:style-name="ro1">
          <table:table-cell office:value-type="string">
            <text:p>Todos os componentes que não são parte da aplicação, mas que a aplicação depende para operar, estão identificados</text:p>
          </table:table-cell>
          <table:table-cell office:value-type="float" office:value="1">
            <text:p>1</text:p>
          </table:table-cell>
          <table:table-cell table:number-columns-repeated="5" office:value-type="float" office:value="0">
            <text:p>0</text:p>
          </table:table-cell>
          <table:table-cell table:number-columns-repeated="1017"/>
        </table:table-row>
        <table:table-row table:style-name="ro1">
          <table:table-cell office:value-type="string">
            <text:p>Usuários podem acessar somente URLs para as quais eles possuem autorização específica.</text:p>
          </table:table-cell>
          <table:table-cell table:number-columns-repeated="6" office:value-type="float" office:value="0">
            <text:p>0</text:p>
          </table:table-cell>
          <table:table-cell table:number-columns-repeated="1017"/>
        </table:table-row>
        <table:table-row table:style-name="ro1">
          <table:table-cell office:value-type="string">
            <text:p>Usuários podem acessar somente funções protegidas para as quais eles possuem autorização específica</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módulos criptográficos falham de forma segura (princípio do fail safe).</text:p>
          </table:table-cell>
          <table:table-cell table:number-columns-repeated="6" office:value-type="float" office:value="0">
            <text:p>0</text:p>
          </table:table-cell>
          <table:table-cell table:number-columns-repeated="1017"/>
        </table:table-row>
        <table:table-row table:style-name="ro1">
          <table:table-cell office:value-type="string">
            <text:p>Caso sejam detectadas falhas nos produtos que estão em processo de homologação, mesmo após a vigência contratual, a CONTRATADA deverá providenciar as devidas correções em até 72 horas, sem ônus para a CONTRATANTE e, no caso de falhas no ambiente de produção, imediatamente.</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Possui automatização de lógicas de pesquisa QBE (Query by Example).</text:p>
          </table:table-cell>
          <table:table-cell table:number-columns-repeated="6" office:value-type="float" office:value="0">
            <text:p>0</text:p>
          </table:table-cell>
          <table:table-cell table:number-columns-repeated="1017"/>
        </table:table-row>
        <table:table-row table:style-name="ro1">
          <table:table-cell office:value-type="string">
            <text:p>Tokens de sessões autenticadas são suficientemente longos e randômicos para resistir aos ataques que são típicos das ameaças no ambiente implantado.</text:p>
          </table:table-cell>
          <table:table-cell table:number-columns-repeated="6" office:value-type="float" office:value="0">
            <text:p>0</text:p>
          </table:table-cell>
          <table:table-cell table:number-columns-repeated="1017"/>
        </table:table-row>
        <table:table-row table:style-name="ro1">
          <table:table-cell office:value-type="string">
            <text:p>Um número máximo de tentativas de autenticação for excedido, a conta é bloqueada por um período de tempo suficiente para deter os ataques de força bruta.</text:p>
          </table:table-cell>
          <table:table-cell table:number-columns-repeated="6" office:value-type="float" office:value="0">
            <text:p>0</text:p>
          </table:table-cell>
          <table:table-cell table:number-columns-repeated="1017"/>
        </table:table-row>
        <table:table-row table:style-name="ro1">
          <table:table-cell office:value-type="string">
            <text:p>Serviços de Analise de Suporte ­ Banco de Dados ­ nível II: formação superior concluída na área de tecnologia da informação, experiência comprovada por atestado e/ou treinamento certificado de no mínimo 5 (cinco) anos em analise de suporte em administração de banco de dados Oracle, MySQL ou Postgre, linguagem PL/SQL e SQL Standard e certificação fornecida pelo fabricante.</text:p>
          </table:table-cell>
          <table:table-cell table:number-columns-repeated="6" office:value-type="float" office:value="0">
            <text:p>0</text:p>
          </table:table-cell>
          <table:table-cell table:number-columns-repeated="1017"/>
        </table:table-row>
        <table:table-row table:style-name="ro1">
          <table:table-cell office:value-type="string">
            <text:p>Exemplo de Query Binds pelo PHP @param string $strUsuarioNome * @param string $strSenha * @return integer */ function exemploDeAcessoBanco( $strUsuarioNome, $strSenha ) { $strUsuarioNome = (string)$strUsuarioNome; $strSenha = (string)$strSenha; $objBanco = new PDO('pgsql:dbname=database'); $objComando = $objBanco-&gt;prepare( " SELECT co_usuario FROM usuario WHERE no_usuario = :usuario AND ds_senha = :senha" ); $objComando-&gt;bindParam(':usuario', $strUsuarioNome ); $objComando-&gt;bindParam(':senha', md5( $strSenha ) ); $objResultado = $objComando-&gt;execute(); return (integer)$objResultado-&gt;co_usuario; } ?&gt;", <text:s/>import java.util.List; import javax.management.Query; import javax.persistence.EntityManager; import javax.persistence.Query;import org.apache.commons.lang.StringUtils;* * Exemplo de <text:s/>Query Binds para JPA <text:s/>abstract class exemploQueryBinds <text:s/>{ <text:s/>(...) public List&lt;Usuario&gt; getUsuarioPeloNome(String strNome) { String strConsulta = ""+ " SELECT "+ " u "+ " FROM"+ " Usuario u " + " WHERE " + " LOWER( Usuario.strNome ) = :nomeUsuario"; Query objComando = getEntityManager().createQuery(strConsulta).</text:p>
          </table:table-cell>
          <table:table-cell table:number-columns-repeated="6" office:value-type="float" office:value="0">
            <text:p>0</text:p>
          </table:table-cell>
          <table:table-cell table:number-columns-repeated="1017"/>
        </table:table-row>
        <table:table-row table:style-name="ro1">
          <table:table-cell office:value-type="string">
            <text:p>Usuários podem acessar somente arquivos para os quais eles possuem autorização específica.</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Os documentos e anexos exigidos, quando remetidos via fax, deverão ser apresentados em original ou por cópia autenticada, nos prazos estabelecidos no Edital.</text:p>
          </table:table-cell>
          <table:table-cell table:number-columns-repeated="6" office:value-type="float" office:value="0">
            <text:p>0</text:p>
          </table:table-cell>
          <table:table-cell table:number-columns-repeated="1017"/>
        </table:table-row>
        <table:table-row table:style-name="ro1">
          <table:table-cell office:value-type="string">
            <text:p>O uso da senha de acesso ao sistema eletrônico é de inteira e exclusiva responsabilidade do licitante, incluindo qualquer transação efetuada diretamente, ou por seu representante, não cabendo ao provedor do sistema ou ao (...), promotor da licitação, responsabilidade por eventuais danos decorrentes de uso indevido da senha, ainda que por terceiro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dados não confiáveis que são incluídos em parâmetros de comandos do sistema operacional realizam o escape apropriado.</text:p>
          </table:table-cell>
          <table:table-cell table:number-columns-repeated="6" office:value-type="float" office:value="0">
            <text:p>0</text:p>
          </table:table-cell>
          <table:table-cell table:number-columns-repeated="1017"/>
        </table:table-row>
        <table:table-row table:style-name="ro1">
          <table:table-cell office:value-type="string">
            <text:p>A participação dos interessados, no dia e hora fixados no preâmbulo deste Edital, dar-se-á por meio de digitação da senha privativa do licitante e subseqüente encaminhamento da proposta de preços com valores expressos na moeda oficial do Brasil, exclusivamente por meio eletrônic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O PHPUnit se integra bem com a maioria das IDEs para desenvolvimento PHP tais como Eclipse, NetBeans, ZendStudio, etc., além de ser uma ferramenta facilmente utilizável por linha de comando.</text:p>
          </table:table-cell>
          <table:table-cell table:number-columns-repeated="6" office:value-type="float" office:value="0">
            <text:p>0</text:p>
          </table:table-cell>
          <table:table-cell table:number-columns-repeated="1017"/>
        </table:table-row>
        <table:table-row table:style-name="ro1">
          <table:table-cell office:value-type="string">
            <text:p>Um único controle de validação de entrada é usado pela aplicação para cada tipo de dado que é aceito.</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dados não confiáveis que são saídas para interpretadores SQL, usam interfaces parametrizadas, instruções preparadas ou realizam o escape apropriado.</text:p>
          </table:table-cell>
          <table:table-cell table:number-columns-repeated="6" office:value-type="float" office:value="0">
            <text:p>0</text:p>
          </table:table-cell>
          <table:table-cell table:number-columns-repeated="1017"/>
        </table:table-row>
        <table:table-row table:style-name="ro1">
          <table:table-cell office:value-type="string">
            <text:p>Todos os códigos que implementam ou usam controles de acesso não são afetados por qualquer código malicioso.</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Acesso a qualquer segredo master é protegido de acesso não autorizado (Um segredo master é uma credencial da aplicação armazenada em texto claro no disco que é usada para proteger o acesso às informações de configuração de segurança).</text:p>
          </table:table-cell>
          <table:table-cell table:number-columns-repeated="6" office:value-type="float" office:value="0">
            <text:p>0</text:p>
          </table:table-cell>
          <table:table-cell table:number-columns-repeated="1017"/>
        </table:table-row>
        <table:table-row table:style-name="ro1">
          <table:table-cell office:value-type="string">
            <text:p>Comprovada, de no mínimo 6 (seis) anos como programador JAVA especificadamente em projetos de desenvolvimento e manutenção de sistemas; <text:s/>Experiência em desenvolvimento de sistemas baseado no processo unificado (UP) ou similar; <text:s/>Experiência em leitura de modelos UML; <text:s/>Conhecimento da técnica de desenvolvimento XP; <text:s/>Conhecimentos HTML, CSS e Java Script; <text:s/>Conhecimentos de SQL; <text:s/>Conhecimento na plataforma Jcompany; <text:s/>Conhecimento na elaboração de testes unitários.</text:p>
          </table:table-cell>
          <table:table-cell table:number-columns-repeated="6" office:value-type="float" office:value="0">
            <text:p>0</text:p>
          </table:table-cell>
          <table:table-cell table:number-columns-repeated="1017"/>
        </table:table-row>
        <table:table-row table:style-name="ro1">
          <table:table-cell office:value-type="string">
            <text:p>Os comandos feitos pela persistência devem ser coerentes ao comando que o Banco de Dados é capaz de interpretar.</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Existe um padrão único de implementação do TLS, usado pela aplicação, que é configurado para operar de maneira aprovada*. Veja http://csrc.nist.gov/groups /STM/cmvp/documents/fips1402/FIPS1402IG.pdf ).</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Todas as falhas na validação de entradas resultam na rejeição ou sanitização da entrada.</text:p>
          </table:table-cell>
          <table:table-cell table:number-columns-repeated="6" office:value-type="float" office:value="0">
            <text:p>0</text:p>
          </table:table-cell>
          <table:table-cell table:number-columns-repeated="1017"/>
        </table:table-row>
        <table:table-row table:style-name="ro1">
          <table:table-cell office:value-type="string">
            <text:p>Lógica de tratamento de erros nos controles de segurança nega o acesso por padrão.</text:p>
          </table:table-cell>
          <table:table-cell table:number-columns-repeated="6" office:value-type="float" office:value="0">
            <text:p>0</text:p>
          </table:table-cell>
          <table:table-cell table:number-columns-repeated="1017"/>
        </table:table-row>
        <table:table-row table:style-name="ro1">
          <table:table-cell office:value-type="string">
            <text:p>Usuários podem acessar somente serviços para os quais eles possuem autorização específica.</text:p>
          </table:table-cell>
          <table:table-cell table:number-columns-repeated="6" office:value-type="float" office:value="0">
            <text:p>0</text:p>
          </table:table-cell>
          <table:table-cell table:number-columns-repeated="1017"/>
        </table:table-row>
        <table:table-row table:style-name="ro1">
          <table:table-cell office:value-type="string">
            <text:p>Controles de codificação/escape de saídas codificam todos os caracteres desconhecidos para garantir segurança ao interpretador</text:p>
          </table:table-cell>
          <table:table-cell table:number-columns-repeated="6" office:value-type="float" office:value="0">
            <text:p>0</text:p>
          </table:table-cell>
          <table:table-cell table:number-columns-repeated="1017"/>
        </table:table-row>
        <table:table-row table:style-name="ro1">
          <table:table-cell office:value-type="string">
            <text:p>Todos os controles de autenticação (incluindo bibliotecas que chamam serviços de autenticação externa) tem uma implementação centralizada.</text:p>
          </table:table-cell>
          <table:table-cell table:number-columns-repeated="6" office:value-type="float" office:value="0">
            <text:p>0</text:p>
          </table:table-cell>
          <table:table-cell table:number-columns-repeated="1017"/>
        </table:table-row>
        <table:table-row table:style-name="ro1">
          <table:table-cell office:value-type="string">
            <text:p>Empresa criadora da plataforma Java. HTMLSessão HTTP/IDE Java Java EE Login MVC Query RAD SGBD Stored Procedure SQL SOA Sun DOCUMENTO DE ARQUITETURA DE REFERÊNCIA DE SOFTWARE (...) DIRETORIA DE INFORMÁTICA GERÊNCIA DE TECNOLOGIA UNIDADE DE INOVAÇÃO E ARQUITETURA DE TI WAP W3C Sigla para Wireless Application Protocol: Protocolo para Aplicações sem Fio.</text:p>
          </table:table-cell>
          <table:table-cell table:number-columns-repeated="6" office:value-type="float" office:value="0">
            <text:p>0</text:p>
          </table:table-cell>
          <table:table-cell table:number-columns-repeated="1017"/>
        </table:table-row>
        <table:table-row table:style-name="ro1">
          <table:table-cell office:value-type="string">
            <text:p>Todos os controles de validação de entrada não são afetados por qualquer código malicioso.</text:p>
          </table:table-cell>
          <table:table-cell table:number-columns-repeated="6" office:value-type="float" office:value="0">
            <text:p>0</text:p>
          </table:table-cell>
          <table:table-cell table:number-columns-repeated="1017"/>
        </table:table-row>
        <table:table-row table:style-name="ro1">
          <table:table-cell office:value-type="string">
            <text:p>Oferece ainda como ferramenta o Profiler (permite a verificação das queries executadas no banco durante um período)</text:p>
          </table:table-cell>
          <table:table-cell table:number-columns-repeated="6" office:value-type="float" office:value="0">
            <text:p>0</text:p>
          </table:table-cell>
          <table:table-cell table:number-columns-repeated="1017"/>
        </table:table-row>
        <table:table-row table:style-name="ro1">
          <table:table-cell office:value-type="string">
            <text:p>Todas as páginas e recursos requerem autenticação exceto aquelas que especificamente devem ser públicas.</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Aplicação protege adequadamente as variáveis e recursos compartilhados contra acesso concorrente inapropriado.</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017"/>
        </table:table-row>
        <table:table-row table:style-name="ro1">
          <table:table-cell office:value-type="string">
            <text:p>Desenvolvedor/Engenheiro de SW Perfil a) Curso superior completo na área de informática; b) Experiência comprovada em programação Java para Web e ambientes corporativos; <text:s/>Pelo menos 1/3 da equipe de desenvolvedores deverá possuir Certificação Java Programmer; c) Experiência na utilização de linguagens de consulta a banco de dados (SQL e PL/SQL); d) Conhecimento de Programação Java utilizando Web Services, XML.</text:p>
          </table:table-cell>
          <table:table-cell table:number-columns-repeated="6" office:value-type="float" office:value="0">
            <text:p>0</text:p>
          </table:table-cell>
          <table:table-cell table:number-columns-repeated="1017"/>
        </table:table-row>
        <table:table-row table:style-name="ro1">
          <table:table-cell office:value-type="string">
            <text:p>Aplicação gera um token aleatório como parte de todos os links e formulários associados com transações ou no acesso a informações sensíveis, e se a aplicação verifica a presença desse token com o valor adequado para o usuário atual no processamento dessas requisições.</text:p>
          </table:table-cell>
          <table:table-cell table:number-columns-repeated="6" office:value-type="float" office:value="0">
            <text:p>0</text:p>
          </table:table-cell>
          <table:table-cell table:number-columns-repeated="1017"/>
        </table:table-row>
        <table:table-row table:style-name="ro1">
          <table:table-cell office:value-type="string">
            <text:p>Toda resposta HTTP contém um cabeçalho do tipo de conteúdo (content type header) especificando um conjunto seguro de caracteres (por exemplo, UTF-8).</text:p>
          </table:table-cell>
          <table:table-cell table:number-columns-repeated="6" office:value-type="float" office:value="0">
            <text:p>0</text:p>
          </table:table-cell>
          <table:table-cell table:number-columns-repeated="1017"/>
        </table:table-row>
        <table:table-row table:style-name="ro1">
          <table:table-cell office:value-type="string">
            <text:p>Módulo de Fiscalização Sistema de Capacitação e Administração de Brigada Sistema Nacional de Informações sobre Fogo (...) Sistema de comunicação de acidentes ambientais com informações espaciais (...) Sala de Comando Controle e Comunicação da (...) Portal Nacional dos Planos de emergência individual e planos de ação de emergência licenciados (...) Sistema Informatizado de Licenciamento do Transporte Interestadual de Cargas Perigosas.</text:p>
          </table:table-cell>
          <table:table-cell table:number-columns-repeated="6" office:value-type="float" office:value="0">
            <text:p>0</text:p>
          </table:table-cell>
          <table:table-cell table:number-columns-repeated="1017"/>
        </table:table-row>
        <table:table-row table:style-name="ro1">
          <table:table-cell office:value-type="string">
            <text:p>Identificação da sessão é alterada no login.</text:p>
          </table:table-cell>
          <table:table-cell table:number-columns-repeated="6" office:value-type="float" office:value="0">
            <text:p>0</text:p>
          </table:table-cell>
          <table:table-cell table:number-columns-repeated="1017"/>
        </table:table-row>
        <table:table-row table:style-name="ro1">
          <table:table-cell office:value-type="string">
            <text:p>A Contratada deverá prover a Contratante de informação detalhada da execução dos serviços, por intermédio de ferramenta, em tempo real, protegida por senha e conexão segura.</text:p>
          </table:table-cell>
          <table:table-cell table:number-columns-repeated="6" office:value-type="float" office:value="0">
            <text:p>0</text:p>
          </table:table-cell>
          <table:table-cell table:number-columns-repeated="1017"/>
        </table:table-row>
        <table:table-row table:style-name="ro1">
          <table:table-cell office:value-type="string">
            <text:p>Alguns Componentes: Autenticação, Lista de Controle de Acesso( ACL ), Cache, Configuração, Mail, Session, Internacionalização.</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Interfaces do controle de segurança são simples o suficiente para que os desenvolvedores as utilizem corretamente.</text:p>
          </table:table-cell>
          <table:table-cell table:number-columns-repeated="6" office:value-type="float" office:value="0">
            <text:p>0</text:p>
          </table:table-cell>
          <table:table-cell table:number-columns-repeated="1017"/>
        </table:table-row>
        <table:table-row table:style-name="ro1">
          <table:table-cell office:value-type="string">
            <text:p>Todos os dados sensíveis são enviados para o servidor no corpo da mensagem HTTP (parâmetros URL nunca são usados para enviar dados sensíveis).</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as as decisões de autenticação são registradas (logs).</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table:number-columns-repeated="1017"/>
        </table:table-row>
        <table:table-row table:style-name="ro1">
          <table:table-cell office:value-type="string">
            <text:p>Um caminho pode ser construído a partir de uma CA confiável para cada certificado de servidor Transport Layer Security (TLS), e se cada certificado de servidor é válido.</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Todas as credenciais de autenticação para acesso a serviços externos à aplicação são cifradas e armazenadas em um local protegido (não dentro do código-fonte).</text:p>
          </table:table-cell>
          <table:table-cell table:number-columns-repeated="6" office:value-type="float" office:value="0">
            <text:p>0</text:p>
          </table:table-cell>
          <table:table-cell table:number-columns-repeated="1017"/>
        </table:table-row>
        <table:table-row table:style-name="ro1">
          <table:table-cell office:value-type="string">
            <text:p>Lista de dados sensíveis processados pela aplicação é identificada, e que existe uma política explícita de como o acesso a esses dados deve ser controlado e quando estes dados devem ser cifrados (tanto em repouso quanto em trânsito).Verificar se esta política é devidamente aplicada.</text:p>
          </table:table-cell>
          <table:table-cell table:number-columns-repeated="6" office:value-type="float" office:value="0">
            <text:p>0</text:p>
          </table:table-cell>
          <table:table-cell table:number-columns-repeated="1017"/>
        </table:table-row>
        <table:table-row table:style-name="ro1">
          <table:table-cell office:value-type="string">
            <text:p>Todos os dados não confiáveis que são saídas para HTML (incluindo elementos HTML, valores de dados javascript, blocos CSS, atributos URI) realizam o escape apropriado para o contexto da aplicação.</text:p>
          </table:table-cell>
          <table:table-cell table:number-columns-repeated="6" office:value-type="float" office:value="0">
            <text:p>0</text:p>
          </table:table-cell>
          <table:table-cell table:number-columns-repeated="1017"/>
        </table:table-row>
        <table:table-row table:style-name="ro1">
          <table:table-cell office:value-type="string">
            <text:p>Todas as informações sensíveis em cache ou as cópias temporárias enviadas ao cliente são protegidas contra acesso não autorizado, ou se elas são removidas /invalidadas após serem acessadas por um usuário autorizado (por exemplo, os cabeçalhos no-cache e no-store Cache-Control são definidos).</text:p>
          </table:table-cell>
          <table:table-cell table:number-columns-repeated="6" office:value-type="float" office:value="0">
            <text:p>0</text:p>
          </table:table-cell>
          <table:table-cell table:number-columns-repeated="1017"/>
        </table:table-row>
        <table:table-row table:style-name="ro1">
          <table:table-cell office:value-type="string">
            <text:p>O acesso a estas informações deve ser protegido por senha e conexão segura ou outro método equivalente.</text:p>
          </table:table-cell>
          <table:table-cell table:number-columns-repeated="6" office:value-type="float" office:value="0">
            <text:p>0</text:p>
          </table:table-cell>
          <table:table-cell table:number-columns-repeated="1017"/>
        </table:table-row>
        <table:table-row table:style-name="ro1">
          <table:table-cell office:value-type="string">
            <text:p>Mesmas regras de controle de acesso aplicadas pela camada de apresentação são executadas no lado servidor.</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Todas as decisões de controle de acesso são registradas (logs), inclusive as decisões de falha de acesso.</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Os documentos necessários à habilitação poderão ser apresentados no seu original, ou por cópia autenticada em Cartório de Notas ou por servidor público competente, ou publicação em órgão da imprensa oficial ou, ainda, por cópias acompanhadas dos originais para conferência pelo Pregoeir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Possibilitar uma seleção estadual (...) <text:s/>WEB/PHP/PostGreSQL/Informativo Eletrônico Inscrição (...) PRÓCONSELHO Divulgar os boletins de serviço das Secretarias e Subsecretarias (...) WEB WEB/ASP ASP/SQLServer 2000 SQL. Provê o cadastro de cursos que fazem parte do Programa Nacional (...) Catálogo de Sistemas Versão 1.0 de 24/06/2010 Sigla do Sistema Nome do Sistema (...) CONSELHO (..) OBJETIVO Plataforma Linguagem SGBD (...) Integração SBA x SGB alinhado a política do Governo Federal (...).</text:p>
          </table:table-cell>
          <table:table-cell table:number-columns-repeated="6" office:value-type="float" office:value="0">
            <text:p>0</text:p>
          </table:table-cell>
          <table:table-cell table:number-columns-repeated="1017"/>
        </table:table-row>
        <table:table-row table:style-name="ro1">
          <table:table-cell office:value-type="string">
            <text:p>Deverão ser empregadas tecnologias como GED/ECM, certificação digital,computação móvel, CBS ­ Computação Baseada em Servidor, Data Warehouse, Workflow, arquitetura orientada a serviços, dentre outras.</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Os documentos poderão ser apresentados em original, cópia autenticada por Cartório ou cópia simples, para autenticação por membro da Comissão de Licitação, neste caso acompanhado dos originais, não sendo aceitos fac-símiles (fax).</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Implementação padrão do gerenciamento de sessões do framework é utilizada pela aplicação.</text:p>
          </table:table-cell>
          <table:table-cell table:number-columns-repeated="5" office:value-type="float" office:value="0">
            <text:p>0</text:p>
          </table:table-cell>
          <table:table-cell office:value-type="float" office:value="1">
            <text:p>1</text:p>
          </table:table-cell>
          <table:table-cell table:number-columns-repeated="1017"/>
        </table:table-row>
      </table:table>
      <table:table table:name="respondente5" table:style-name="ta5">
        <table:table-column table:style-name="co1" table:number-columns-repeated="7" table:default-cell-style-name="ce1"/>
        <table:table-column table:style-name="co1" table:number-columns-repeated="1017" table:default-cell-style-name="Default"/>
        <table:table-row table:style-name="ro1">
          <table:table-cell/>
          <table:table-cell office:value-type="string">
            <text:p>A1</text:p>
          </table:table-cell>
          <table:table-cell office:value-type="string">
            <text:p>A2</text:p>
          </table:table-cell>
          <table:table-cell office:value-type="string">
            <text:p>A3</text:p>
          </table:table-cell>
          <table:table-cell office:value-type="string">
            <text:p>A6</text:p>
          </table:table-cell>
          <table:table-cell office:value-type="string">
            <text:p>A7</text:p>
          </table:table-cell>
          <table:table-cell office:value-type="string">
            <text:p>Não se Aplica</text:p>
          </table:table-cell>
          <table:table-cell table:number-columns-repeated="1017"/>
        </table:table-row>
        <table:table-row table:style-name="ro1">
          <table:table-cell office:value-type="string">
            <text:p>Todos os códigos que implementam ou usam tratamento de erros e controles de logs não são afetados por qualquer código malicios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formulários que contenham informações sensíveis têm desabilitado o cache do lado do cliente, incluindo recursos de auto completar.</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A participação no Pregão Eletrônico dar-se-á por meio da digitação da senha privativa do licitante e subseqüente encaminhamento da Proposta de Preços (...)</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Limitações de entrada e de acesso impostas pelo negócio na aplicação (tais como limites de transações diárias ou sequenciamento de tarefas) não podem ser burladas.</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Identificação da sessão é alterada na re-autenticaçã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atributos de dados e usuários e informações de política usados pelos controles de acesso não podem ser manipulados pelos usuários finais a menos que especificamente autorizad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A partir do horário previsto no Edital, a sessão pública na internet será aberta por comando do Pregoeir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 CONTRATADA contratada do Lote 02 deverá prover o CONTRATANTE de informação detalhada da execução dos serviços, por meio de ferramenta, em tempo real, protegida por senha</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códigos que implementam ou usam controles de gerenciamento de sessões não são afetados por qualquer código malicios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Outras Funcionalidades: Em qualquer momento durante a execução da sessão pública, o Pregoeiro pode: Reabrir uma Fase: <text:s/>A razão será registrada no chat e, após o comando do Pregoeiro, automaticamente, o sistema o direcionará para a fase .</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plicação aceita somente um conjunto definido de métodos de requisição HTTP, tais como GET e POST.</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Cookies que contêm os tokens/identificadores de sessões autenticadas têm seu domínio e caminho definidos para um valor adequadamente restritivo para o site.</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Os documentos apresentados nesta licitação deverão: a) estar em nome da licitante, com um único número de CNPJ; b) estar no prazo de validade estabelecido pelo órgão expedidor; c) ser apresentados em original, em publicação da imprensa oficial ou em cópia autenticada por cartório, por pregoeiro ou por servidor da (...).</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documentos exigidos no presente instrumento convocatório poderão serapresentados em original, por qualquer processo de cópia autenticada por tabelião, ou publicação em órgão da imprensa oficial</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Deve-se utilizar parâmetros sempre que um valor for passado à query</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as as funções criptográficas usadas para proteger segredos do usuário da aplicação são implementadas no lado servidor.</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Produção Instalação própria (...) Sistema Web Linux/Windows, Java SQL Server, \"MER Código Sigla Sistema Nome Sistema (...) Gerenciar toda a sistemática de avaliação para progressão funcional dos servidores (...)</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Identificação da sessão é alterada ou cancelada no logout.</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Os Webservices devem ser utilizados mediante autenticação com usuário e senha, utilizando o perfil "UsernameToken" definido na especificação WS-Security e autenticação segura por meio do protocolo HTTPS.</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Usuários podem acessar somente os dados para os quais eles possuem autorização específica.</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Assegurar, nos casos de desastres naturais, acidentes, falhas de equipamentos, falhas de segurança, perda de serviços e ações intencionais, que por ventura possam ocorrer em seu ambiente, a continuidade da prestação dos serviços, por meio da execução de planos de contingência, visando à recuperação das operações a tempo de não causar paralisação dos serviços prestados à CONTRATANTE.</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códigos que implementam ou usam controles de autenticação não são afetados por qualquer código malicios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Controles de acesso falham de forma segura (princípio do fail safe).</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Uma arquitetura de alto nível para a aplicação foi definida.</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controles de autenticação falham de forma segura (princípio do fail safe).</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Lista de acrônimos em uso no texto APF ASP CASE CFPS CGSI CMMI COBIT CPM CSM CSS DTDIE EGTI E-MAG (...) E-PING HTML IFPUG ISO ITIL MPS.BR NBR NESMA Análise de Pontos de Função; Active Server Pages; Computer­Aided Software Engineering; Certified Function Point Specialist; Coordenação-Geral de Sistemas de Informação; Capability Maturity Model Integration; Control Objectives For Information and Related Technology ; Counter Practices Manual; Certified Scrum Máster; Cascade Style Sheet; (...) Estratégia Geral de Tecnologia da Informação; Modelo de Acessibilidade de Governo Eletrônico; (...) <text:s text:c="2"/>Padrões de Interoperabilidade de Governo Eletrônico; Hyper Text Markup Language; Instituição de Ensino Superior; <text:s text:c="2"/>International Function Point Users Group; (...) <text:s/>International Organization for Standardization ; Information Technology Infrastructure Library; (...) Melhoria de Processos do Software Brasileiro; Norma da Associação Brasileira de Normas Técnicas (ABNT); Netherlands Software Metrics Association; NMA O&amp;M OS <text:s/>PDTI PF PHP PMBOK PMI PMP RE SAEB SCBCD SCDJWS SCJD SCJP SCWCD SEFTI SICAF (...) SQL TCU TI TIC UML UP VB XML XSL ZCE­ ­ ­Nota Mensal de Avaliação; Organização e Métodos; Ordem de Serviço; Plano Diretor de Tecnologia da Informação; Ponto de Função; Hypertext Preprocessor; Project Management Body of Knowledge; Project Management Institute; Project <text:s text:c="2"/>Management Professional; Relação de Empregados; (...) Sun Certified Business Component Developer; Sun Certified Developer For Java Web Services; Sun Certified Java Developer; Sun Certified Java Programmer; Sun Certified Web Component Developer; Secretaria de Fiscalização de Tecnologia da Informação; Sistema Integrado de Cadastro de Fornecedores;(...); Structured Query Language; (...) Tecnologias da Informação e Comunicação; Unified Modeling Language; Unified Process; Visual Basic; Extensible Markup Language; Extensible Stylesheet Language; Zend Certified Engineer.</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plicação não registra dados sensíveis específicos da aplicação que poderiam ajudar um atacante, incluindo identificadores de sessão do usuário e informações pessoais ou sensíveis.</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Os documentos exigidos neste edital poderão ser apresentados no original, por cópia autenticada por tabelião, ou publicação em órgão da imprensa oficial, ou cópia acompanhada do original para conferência pelo Pregoeir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s principais ferramentas são o Management Studio (visualizador de objetos e processador de queries) e o Query Analizer (processador de querie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as as funções de gerenciamento de contas são no mínimo tão resistentes a ataques quanto o mecanismo primário de autenticaçã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componentes que não são parte da aplicação, mas que a aplicação depende para operar, estão identificado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Usuários podem acessar somente URLs para as quais eles possuem autorização específica.</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Usuários podem acessar somente funções protegidas para as quais eles possuem autorização específica</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módulos criptográficos falham de forma segura (princípio do fail safe).</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Caso sejam detectadas falhas nos produtos que estão em processo de homologação, mesmo após a vigência contratual, a CONTRATADA deverá providenciar as devidas correções em até 72 horas, sem ônus para a CONTRATANTE e, no caso de falhas no ambiente de produção, imediatamente.</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Possui automatização de lógicas de pesquisa QBE (Query by Example).</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kens de sessões autenticadas são suficientemente longos e randômicos para resistir aos ataques que são típicos das ameaças no ambiente implantad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Um número máximo de tentativas de autenticação for excedido, a conta é bloqueada por um período de tempo suficiente para deter os ataques de força bruta.</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Serviços de Analise de Suporte ­ Banco de Dados ­ nível II: formação superior concluída na área de tecnologia da informação, experiência comprovada por atestado e/ou treinamento certificado de no mínimo 5 (cinco) anos em analise de suporte em administração de banco de dados Oracle, MySQL ou Postgre, linguagem PL/SQL e SQL Standard e certificação fornecida pelo fabricante.</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Exemplo de Query Binds pelo PHP @param string $strUsuarioNome * @param string $strSenha * @return integer */ function exemploDeAcessoBanco( $strUsuarioNome, $strSenha ) { $strUsuarioNome = (string)$strUsuarioNome; $strSenha = (string)$strSenha; $objBanco = new PDO('pgsql:dbname=database'); $objComando = $objBanco-&gt;prepare( " SELECT co_usuario FROM usuario WHERE no_usuario = :usuario AND ds_senha = :senha" ); $objComando-&gt;bindParam(':usuario', $strUsuarioNome ); $objComando-&gt;bindParam(':senha', md5( $strSenha ) ); $objResultado = $objComando-&gt;execute(); return (integer)$objResultado-&gt;co_usuario; } ?&gt;", <text:s/>import java.util.List; import javax.management.Query; import javax.persistence.EntityManager; import javax.persistence.Query;import org.apache.commons.lang.StringUtils;* * Exemplo de <text:s/>Query Binds para JPA <text:s/>abstract class exemploQueryBinds <text:s/>{ <text:s/>(...) public List&lt;Usuario&gt; getUsuarioPeloNome(String strNome) { String strConsulta = ""+ " SELECT "+ " u "+ " FROM"+ " Usuario u " + " WHERE " + " LOWER( Usuario.strNome ) = :nomeUsuario"; Query objComando = getEntityManager().createQuery(strConsulta).</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Usuários podem acessar somente arquivos para os quais eles possuem autorização específica.</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Os documentos e anexos exigidos, quando remetidos via fax, deverão ser apresentados em original ou por cópia autenticada, nos prazos estabelecidos no Edital.</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O uso da senha de acesso ao sistema eletrônico é de inteira e exclusiva responsabilidade do licitante, incluindo qualquer transação efetuada diretamente, ou por seu representante, não cabendo ao provedor do sistema ou ao (...), promotor da licitação, responsabilidade por eventuais danos decorrentes de uso indevido da senha, ainda que por terceiro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dados não confiáveis que são incluídos em parâmetros de comandos do sistema operacional realizam o escape apropriad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A participação dos interessados, no dia e hora fixados no preâmbulo deste Edital, dar-se-á por meio de digitação da senha privativa do licitante e subseqüente encaminhamento da proposta de preços com valores expressos na moeda oficial do Brasil, exclusivamente por meio eletrônic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O PHPUnit se integra bem com a maioria das IDEs para desenvolvimento PHP tais como Eclipse, NetBeans, ZendStudio, etc., além de ser uma ferramenta facilmente utilizável por linha de comand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Um único controle de validação de entrada é usado pela aplicação para cada tipo de dado que é aceit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dados não confiáveis que são saídas para interpretadores SQL, usam interfaces parametrizadas, instruções preparadas ou realizam o escape apropriad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códigos que implementam ou usam controles de acesso não são afetados por qualquer código malicios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Acesso a qualquer segredo master é protegido de acesso não autorizado (Um segredo master é uma credencial da aplicação armazenada em texto claro no disco que é usada para proteger o acesso às informações de configuração de segurança).</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Comprovada, de no mínimo 6 (seis) anos como programador JAVA especificadamente em projetos de desenvolvimento e manutenção de sistemas; <text:s/>Experiência em desenvolvimento de sistemas baseado no processo unificado (UP) ou similar; <text:s/>Experiência em leitura de modelos UML; <text:s/>Conhecimento da técnica de desenvolvimento XP; <text:s/>Conhecimentos HTML, CSS e Java Script; <text:s/>Conhecimentos de SQL; <text:s/>Conhecimento na plataforma Jcompany; <text:s/>Conhecimento na elaboração de testes unitário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Os comandos feitos pela persistência devem ser coerentes ao comando que o Banco de Dados é capaz de interpretar.</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Existe um padrão único de implementação do TLS, usado pela aplicação, que é configurado para operar de maneira aprovada*. Veja http://csrc.nist.gov/groups /STM/cmvp/documents/fips1402/FIPS1402IG.pdf ).</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as as falhas na validação de entradas resultam na rejeição ou sanitização da entrada.</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Lógica de tratamento de erros nos controles de segurança nega o acesso por padrã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Usuários podem acessar somente serviços para os quais eles possuem autorização específica.</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Controles de codificação/escape de saídas codificam todos os caracteres desconhecidos para garantir segurança ao interpretador</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controles de autenticação (incluindo bibliotecas que chamam serviços de autenticação externa) tem uma implementação centralizada.</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Empresa criadora da plataforma Java. HTMLSessão HTTP/IDE Java Java EE Login MVC Query RAD SGBD Stored Procedure SQL SOA Sun DOCUMENTO DE ARQUITETURA DE REFERÊNCIA DE SOFTWARE (...) DIRETORIA DE INFORMÁTICA GERÊNCIA DE TECNOLOGIA UNIDADE DE INOVAÇÃO E ARQUITETURA DE TI WAP W3C Sigla para Wireless Application Protocol: Protocolo para Aplicações sem Fi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controles de validação de entrada não são afetados por qualquer código malicios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Oferece ainda como ferramenta o Profiler (permite a verificação das queries executadas no banco durante um períod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as as páginas e recursos requerem autenticação exceto aquelas que especificamente devem ser públicas.</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Aplicação protege adequadamente as variáveis e recursos compartilhados contra acesso concorrente inapropriad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Desenvolvedor/Engenheiro de SW Perfil a) Curso superior completo na área de informática; b) Experiência comprovada em programação Java para Web e ambientes corporativos; <text:s/>Pelo menos 1/3 da equipe de desenvolvedores deverá possuir Certificação Java Programmer; c) Experiência na utilização de linguagens de consulta a banco de dados (SQL e PL/SQL); d) Conhecimento de Programação Java utilizando Web Services, XML.</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plicação gera um token aleatório como parte de todos os links e formulários associados com transações ou no acesso a informações sensíveis, e se a aplicação verifica a presença desse token com o valor adequado para o usuário atual no processamento dessas requisições.</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a resposta HTTP contém um cabeçalho do tipo de conteúdo (content type header) especificando um conjunto seguro de caracteres (por exemplo, UTF-8).</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Módulo de Fiscalização Sistema de Capacitação e Administração de Brigada Sistema Nacional de Informações sobre Fogo (...) Sistema de comunicação de acidentes ambientais com informações espaciais (...) Sala de Comando Controle e Comunicação da (...) Portal Nacional dos Planos de emergência individual e planos de ação de emergência licenciados (...) Sistema Informatizado de Licenciamento do Transporte Interestadual de Cargas Perigosa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Identificação da sessão é alterada no login.</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A Contratada deverá prover a Contratante de informação detalhada da execução dos serviços, por intermédio de ferramenta, em tempo real, protegida por senha e conexão segura.</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lguns Componentes: Autenticação, Lista de Controle de Acesso( ACL ), Cache, Configuração, Mail, Session, Internacionalizaçã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Interfaces do controle de segurança são simples o suficiente para que os desenvolvedores as utilizem corretamente.</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dados sensíveis são enviados para o servidor no corpo da mensagem HTTP (parâmetros URL nunca são usados para enviar dados sensíveis).</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as as decisões de autenticação são registradas (logs).</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Um caminho pode ser construído a partir de uma CA confiável para cada certificado de servidor Transport Layer Security (TLS), e se cada certificado de servidor é válid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as as credenciais de autenticação para acesso a serviços externos à aplicação são cifradas e armazenadas em um local protegido (não dentro do código-fonte).</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Lista de dados sensíveis processados pela aplicação é identificada, e que existe uma política explícita de como o acesso a esses dados deve ser controlado e quando estes dados devem ser cifrados (tanto em repouso quanto em trânsito).Verificar se esta política é devidamente aplicada.</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dados não confiáveis que são saídas para HTML (incluindo elementos HTML, valores de dados javascript, blocos CSS, atributos URI) realizam o escape apropriado para o contexto da aplicaçã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as as informações sensíveis em cache ou as cópias temporárias enviadas ao cliente são protegidas contra acesso não autorizado, ou se elas são removidas /invalidadas após serem acessadas por um usuário autorizado (por exemplo, os cabeçalhos no-cache e no-store Cache-Control são definidos).</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O acesso a estas informações deve ser protegido por senha e conexão segura ou outro método equivalente.</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Mesmas regras de controle de acesso aplicadas pela camada de apresentação são executadas no lado servidor.</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as as decisões de controle de acesso são registradas (logs), inclusive as decisões de falha de acesso.</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Os documentos necessários à habilitação poderão ser apresentados no seu original, ou por cópia autenticada em Cartório de Notas ou por servidor público competente, ou publicação em órgão da imprensa oficial ou, ainda, por cópias acompanhadas dos originais para conferência pelo Pregoeir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Possibilitar uma seleção estadual (...) <text:s/>WEB/PHP/PostGreSQL/Informativo Eletrônico Inscrição (...) PRÓCONSELHO Divulgar os boletins de serviço das Secretarias e Subsecretarias (...) WEB WEB/ASP ASP/SQLServer 2000 SQL. Provê o cadastro de cursos que fazem parte do Programa Nacional (...) Catálogo de Sistemas Versão 1.0 de 24/06/2010 Sigla do Sistema Nome do Sistema (...) CONSELHO (..) OBJETIVO Plataforma Linguagem SGBD (...) Integração SBA x SGB alinhado a política do Governo Federal (...).</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Deverão ser empregadas tecnologias como GED/ECM, certificação digital,computação móvel, CBS ­ Computação Baseada em Servidor, Data Warehouse, Workflow, arquitetura orientada a serviços, dentre outra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Os documentos poderão ser apresentados em original, cópia autenticada por Cartório ou cópia simples, para autenticação por membro da Comissão de Licitação, neste caso acompanhado dos originais, não sendo aceitos fac-símiles (fax).</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Implementação padrão do gerenciamento de sessões do framework é utilizada pela aplicação.</text:p>
          </table:table-cell>
          <table:table-cell table:number-columns-repeated="5" office:value-type="float" office:value="1">
            <text:p>1</text:p>
          </table:table-cell>
          <table:table-cell office:value-type="float" office:value="0">
            <text:p>0</text:p>
          </table:table-cell>
          <table:table-cell table:number-columns-repeated="1017"/>
        </table:table-row>
      </table:table>
      <table:table table:name="respondente6" table:style-name="ta6">
        <table:table-column table:style-name="co1" table:number-columns-repeated="7" table:default-cell-style-name="ce1"/>
        <table:table-column table:style-name="co1" table:number-columns-repeated="1017" table:default-cell-style-name="Default"/>
        <table:table-row table:style-name="ro1">
          <table:table-cell/>
          <table:table-cell office:value-type="string">
            <text:p>A1</text:p>
          </table:table-cell>
          <table:table-cell office:value-type="string">
            <text:p>A2</text:p>
          </table:table-cell>
          <table:table-cell office:value-type="string">
            <text:p>A3</text:p>
          </table:table-cell>
          <table:table-cell office:value-type="string">
            <text:p>A6</text:p>
          </table:table-cell>
          <table:table-cell office:value-type="string">
            <text:p>A7</text:p>
          </table:table-cell>
          <table:table-cell office:value-type="string">
            <text:p>Não se Aplica</text:p>
          </table:table-cell>
          <table:table-cell table:number-columns-repeated="1017"/>
        </table:table-row>
        <table:table-row table:style-name="ro1">
          <table:table-cell office:value-type="string">
            <text:p>Todos os códigos que implementam ou usam tratamento de erros e controles de logs não são afetados por qualquer código malicios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formulários que contenham informações sensíveis têm desabilitado o cache do lado do cliente, incluindo recursos de auto completar.</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A participação no Pregão Eletrônico dar-se-á por meio da digitação da senha privativa do licitante e subseqüente encaminhamento da Proposta de Preços (...)</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Limitações de entrada e de acesso impostas pelo negócio na aplicação (tais como limites de transações diárias ou sequenciamento de tarefas) não podem ser burladas.</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Identificação da sessão é alterada na re-autenticação.</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Todos os atributos de dados e usuários e informações de política usados pelos controles de acesso não podem ser manipulados pelos usuários finais a menos que especificamente autorizado.</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A partir do horário previsto no Edital, a sessão pública na internet será aberta por comando do Pregoeir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 CONTRATADA contratada do Lote 02 deverá prover o CONTRATANTE de informação detalhada da execução dos serviços, por meio de ferramenta, em tempo real, protegida por senha</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Todos os códigos que implementam ou usam controles de gerenciamento de sessões não são afetados por qualquer código malicioso.</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Outras Funcionalidades: Em qualquer momento durante a execução da sessão pública, o Pregoeiro pode: Reabrir uma Fase: <text:s/>A razão será registrada no chat e, após o comando do Pregoeiro, automaticamente, o sistema o direcionará para a fase .</text:p>
          </table:table-cell>
          <table:table-cell table:number-columns-repeated="6" office:value-type="float" office:value="0">
            <text:p>0</text:p>
          </table:table-cell>
          <table:table-cell table:number-columns-repeated="1017"/>
        </table:table-row>
        <table:table-row table:style-name="ro1">
          <table:table-cell office:value-type="string">
            <text:p>Aplicação aceita somente um conjunto definido de métodos de requisição HTTP, tais como GET e POST.</text:p>
          </table:table-cell>
          <table:table-cell office:value-type="float" office:value="1">
            <text:p>1</text:p>
          </table:table-cell>
          <table:table-cell table:number-columns-repeated="5" office:value-type="float" office:value="0">
            <text:p>0</text:p>
          </table:table-cell>
          <table:table-cell table:number-columns-repeated="1017"/>
        </table:table-row>
        <table:table-row table:style-name="ro1">
          <table:table-cell office:value-type="string">
            <text:p>Cookies que contêm os tokens/identificadores de sessões autenticadas têm seu domínio e caminho definidos para um valor adequadamente restritivo para o site.</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Os documentos apresentados nesta licitação deverão: a) estar em nome da licitante, com um único número de CNPJ; b) estar no prazo de validade estabelecido pelo órgão expedidor; c) ser apresentados em original, em publicação da imprensa oficial ou em cópia autenticada por cartório, por pregoeiro ou por servidor da (...).</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documentos exigidos no presente instrumento convocatório poderão serapresentados em original, por qualquer processo de cópia autenticada por tabelião, ou publicação em órgão da imprensa oficial</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Deve-se utilizar parâmetros sempre que um valor for passado à query</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017"/>
        </table:table-row>
        <table:table-row table:style-name="ro1">
          <table:table-cell office:value-type="string">
            <text:p>Todas as funções criptográficas usadas para proteger segredos do usuário da aplicação são implementadas no lado servidor.</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Produção Instalação própria (...) Sistema Web Linux/Windows, Java SQL Server, \"MER Código Sigla Sistema Nome Sistema (...) Gerenciar toda a sistemática de avaliação para progressão funcional dos servidores (...)</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Identificação da sessão é alterada ou cancelada no logout.</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Os Webservices devem ser utilizados mediante autenticação com usuário e senha, utilizando o perfil "UsernameToken" definido na especificação WS-Security e autenticação segura por meio do protocolo HTTPS.</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Usuários podem acessar somente os dados para os quais eles possuem autorização específica.</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Assegurar, nos casos de desastres naturais, acidentes, falhas de equipamentos, falhas de segurança, perda de serviços e ações intencionais, que por ventura possam ocorrer em seu ambiente, a continuidade da prestação dos serviços, por meio da execução de planos de contingência, visando à recuperação das operações a tempo de não causar paralisação dos serviços prestados à CONTRATANTE.</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códigos que implementam ou usam controles de autenticação não são afetados por qualquer código malicioso.</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Controles de acesso falham de forma segura (princípio do fail safe).</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Uma arquitetura de alto nível para a aplicação foi definida.</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controles de autenticação falham de forma segura (princípio do fail safe).</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Lista de acrônimos em uso no texto APF ASP CASE CFPS CGSI CMMI COBIT CPM CSM CSS DTDIE EGTI E-MAG (...) E-PING HTML IFPUG ISO ITIL MPS.BR NBR NESMA Análise de Pontos de Função; Active Server Pages; Computer­Aided Software Engineering; Certified Function Point Specialist; Coordenação-Geral de Sistemas de Informação; Capability Maturity Model Integration; Control Objectives For Information and Related Technology ; Counter Practices Manual; Certified Scrum Máster; Cascade Style Sheet; (...) Estratégia Geral de Tecnologia da Informação; Modelo de Acessibilidade de Governo Eletrônico; (...) <text:s text:c="2"/>Padrões de Interoperabilidade de Governo Eletrônico; Hyper Text Markup Language; Instituição de Ensino Superior; <text:s text:c="2"/>International Function Point Users Group; (...) <text:s/>International Organization for Standardization ; Information Technology Infrastructure Library; (...) Melhoria de Processos do Software Brasileiro; Norma da Associação Brasileira de Normas Técnicas (ABNT); Netherlands Software Metrics Association; NMA O&amp;M OS <text:s/>PDTI PF PHP PMBOK PMI PMP RE SAEB SCBCD SCDJWS SCJD SCJP SCWCD SEFTI SICAF (...) SQL TCU TI TIC UML UP VB XML XSL ZCE­ ­ ­Nota Mensal de Avaliação; Organização e Métodos; Ordem de Serviço; Plano Diretor de Tecnologia da Informação; Ponto de Função; Hypertext Preprocessor; Project Management Body of Knowledge; Project Management Institute; Project <text:s text:c="2"/>Management Professional; Relação de Empregados; (...) Sun Certified Business Component Developer; Sun Certified Developer For Java Web Services; Sun Certified Java Developer; Sun Certified Java Programmer; Sun Certified Web Component Developer; Secretaria de Fiscalização de Tecnologia da Informação; Sistema Integrado de Cadastro de Fornecedores;(...); Structured Query Language; (...) Tecnologias da Informação e Comunicação; Unified Modeling Language; Unified Process; Visual Basic; Extensible Markup Language; Extensible Stylesheet Language; Zend Certified Engineer.</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plicação não registra dados sensíveis específicos da aplicação que poderiam ajudar um atacante, incluindo identificadores de sessão do usuário e informações pessoais ou sensíveis.</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Os documentos exigidos neste edital poderão ser apresentados no original, por cópia autenticada por tabelião, ou publicação em órgão da imprensa oficial, ou cópia acompanhada do original para conferência pelo Pregoeir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s principais ferramentas são o Management Studio (visualizador de objetos e processador de queries) e o Query Analizer (processador de querie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as as funções de gerenciamento de contas são no mínimo tão resistentes a ataques quanto o mecanismo primário de autenticação.</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componentes que não são parte da aplicação, mas que a aplicação depende para operar, estão identificado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Usuários podem acessar somente URLs para as quais eles possuem autorização específica.</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Usuários podem acessar somente funções protegidas para as quais eles possuem autorização específica</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módulos criptográficos falham de forma segura (princípio do fail safe).</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Caso sejam detectadas falhas nos produtos que estão em processo de homologação, mesmo após a vigência contratual, a CONTRATADA deverá providenciar as devidas correções em até 72 horas, sem ônus para a CONTRATANTE e, no caso de falhas no ambiente de produção, imediatamente.</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Possui automatização de lógicas de pesquisa QBE (Query by Example).</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kens de sessões autenticadas são suficientemente longos e randômicos para resistir aos ataques que são típicos das ameaças no ambiente implantado.</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Um número máximo de tentativas de autenticação for excedido, a conta é bloqueada por um período de tempo suficiente para deter os ataques de força bruta.</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Serviços de Analise de Suporte ­ Banco de Dados ­ nível II: formação superior concluída na área de tecnologia da informação, experiência comprovada por atestado e/ou treinamento certificado de no mínimo 5 (cinco) anos em analise de suporte em administração de banco de dados Oracle, MySQL ou Postgre, linguagem PL/SQL e SQL Standard e certificação fornecida pelo fabricante.</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Exemplo de Query Binds pelo PHP @param string $strUsuarioNome * @param string $strSenha * @return integer */ function exemploDeAcessoBanco( $strUsuarioNome, $strSenha ) { $strUsuarioNome = (string)$strUsuarioNome; $strSenha = (string)$strSenha; $objBanco = new PDO('pgsql:dbname=database'); $objComando = $objBanco-&gt;prepare( " SELECT co_usuario FROM usuario WHERE no_usuario = :usuario AND ds_senha = :senha" ); $objComando-&gt;bindParam(':usuario', $strUsuarioNome ); $objComando-&gt;bindParam(':senha', md5( $strSenha ) ); $objResultado = $objComando-&gt;execute(); return (integer)$objResultado-&gt;co_usuario; } ?&gt;", <text:s/>import java.util.List; import javax.management.Query; import javax.persistence.EntityManager; import javax.persistence.Query;import org.apache.commons.lang.StringUtils;* * Exemplo de <text:s/>Query Binds para JPA <text:s/>abstract class exemploQueryBinds <text:s/>{ <text:s/>(...) public List&lt;Usuario&gt; getUsuarioPeloNome(String strNome) { String strConsulta = ""+ " SELECT "+ " u "+ " FROM"+ " Usuario u " + " WHERE " + " LOWER( Usuario.strNome ) = :nomeUsuario"; Query objComando = getEntityManager().createQuery(strConsulta).</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Usuários podem acessar somente arquivos para os quais eles possuem autorização específica.</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Os documentos e anexos exigidos, quando remetidos via fax, deverão ser apresentados em original ou por cópia autenticada, nos prazos estabelecidos no Edital.</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O uso da senha de acesso ao sistema eletrônico é de inteira e exclusiva responsabilidade do licitante, incluindo qualquer transação efetuada diretamente, ou por seu representante, não cabendo ao provedor do sistema ou ao (...), promotor da licitação, responsabilidade por eventuais danos decorrentes de uso indevido da senha, ainda que por terceiros.</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Todos os dados não confiáveis que são incluídos em parâmetros de comandos do sistema operacional realizam o escape apropriado.</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017"/>
        </table:table-row>
        <table:table-row table:style-name="ro1">
          <table:table-cell office:value-type="string">
            <text:p>A participação dos interessados, no dia e hora fixados no preâmbulo deste Edital, dar-se-á por meio de digitação da senha privativa do licitante e subseqüente encaminhamento da proposta de preços com valores expressos na moeda oficial do Brasil, exclusivamente por meio eletrônic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O PHPUnit se integra bem com a maioria das IDEs para desenvolvimento PHP tais como Eclipse, NetBeans, ZendStudio, etc., além de ser uma ferramenta facilmente utilizável por linha de comand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Um único controle de validação de entrada é usado pela aplicação para cada tipo de dado que é aceito.</text:p>
          </table:table-cell>
          <table:table-cell office:value-type="float" office:value="1">
            <text:p>1</text:p>
          </table:table-cell>
          <table:table-cell table:number-columns-repeated="5" office:value-type="float" office:value="0">
            <text:p>0</text:p>
          </table:table-cell>
          <table:table-cell table:number-columns-repeated="1017"/>
        </table:table-row>
        <table:table-row table:style-name="ro1">
          <table:table-cell office:value-type="string">
            <text:p>Todos os dados não confiáveis que são saídas para interpretadores SQL, usam interfaces parametrizadas, instruções preparadas ou realizam o escape apropriado.</text:p>
          </table:table-cell>
          <table:table-cell office:value-type="float" office:value="1">
            <text:p>1</text:p>
          </table:table-cell>
          <table:table-cell table:number-columns-repeated="5" office:value-type="float" office:value="0">
            <text:p>0</text:p>
          </table:table-cell>
          <table:table-cell table:number-columns-repeated="1017"/>
        </table:table-row>
        <table:table-row table:style-name="ro1">
          <table:table-cell office:value-type="string">
            <text:p>Todos os códigos que implementam ou usam controles de acesso não são afetados por qualquer código malicioso.</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Acesso a qualquer segredo master é protegido de acesso não autorizado (Um segredo master é uma credencial da aplicação armazenada em texto claro no disco que é usada para proteger o acesso às informações de configuração de segurança).</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Comprovada, de no mínimo 6 (seis) anos como programador JAVA especificadamente em projetos de desenvolvimento e manutenção de sistemas; <text:s/>Experiência em desenvolvimento de sistemas baseado no processo unificado (UP) ou similar; <text:s/>Experiência em leitura de modelos UML; <text:s/>Conhecimento da técnica de desenvolvimento XP; <text:s/>Conhecimentos HTML, CSS e Java Script; <text:s/>Conhecimentos de SQL; <text:s/>Conhecimento na plataforma Jcompany; <text:s/>Conhecimento na elaboração de testes unitário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Os comandos feitos pela persistência devem ser coerentes ao comando que o Banco de Dados é capaz de interpretar.</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Existe um padrão único de implementação do TLS, usado pela aplicação, que é configurado para operar de maneira aprovada*. Veja http://csrc.nist.gov/groups /STM/cmvp/documents/fips1402/FIPS1402IG.pdf ).</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Todas as falhas na validação de entradas resultam na rejeição ou sanitização da entrada.</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Lógica de tratamento de erros nos controles de segurança nega o acesso por padrão.</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Usuários podem acessar somente serviços para os quais eles possuem autorização específica.</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Controles de codificação/escape de saídas codificam todos os caracteres desconhecidos para garantir segurança ao interpretador</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Todos os controles de autenticação (incluindo bibliotecas que chamam serviços de autenticação externa) tem uma implementação centralizada.</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Empresa criadora da plataforma Java. HTMLSessão HTTP/IDE Java Java EE Login MVC Query RAD SGBD Stored Procedure SQL SOA Sun DOCUMENTO DE ARQUITETURA DE REFERÊNCIA DE SOFTWARE (...) DIRETORIA DE INFORMÁTICA GERÊNCIA DE TECNOLOGIA UNIDADE DE INOVAÇÃO E ARQUITETURA DE TI WAP W3C Sigla para Wireless Application Protocol: Protocolo para Aplicações sem Fi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controles de validação de entrada não são afetados por qualquer código malicioso.</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Oferece ainda como ferramenta o Profiler (permite a verificação das queries executadas no banco durante um períod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as as páginas e recursos requerem autenticação exceto aquelas que especificamente devem ser públicas.</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Aplicação protege adequadamente as variáveis e recursos compartilhados contra acesso concorrente inapropriado.</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Desenvolvedor/Engenheiro de SW Perfil a) Curso superior completo na área de informática; b) Experiência comprovada em programação Java para Web e ambientes corporativos; <text:s/>Pelo menos 1/3 da equipe de desenvolvedores deverá possuir Certificação Java Programmer; c) Experiência na utilização de linguagens de consulta a banco de dados (SQL e PL/SQL); d) Conhecimento de Programação Java utilizando Web Services, XML.</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plicação gera um token aleatório como parte de todos os links e formulários associados com transações ou no acesso a informações sensíveis, e se a aplicação verifica a presença desse token com o valor adequado para o usuário atual no processamento dessas requisições.</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Toda resposta HTTP contém um cabeçalho do tipo de conteúdo (content type header) especificando um conjunto seguro de caracteres (por exemplo, UTF-8).</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017"/>
        </table:table-row>
        <table:table-row table:style-name="ro1">
          <table:table-cell office:value-type="string">
            <text:p>Módulo de Fiscalização Sistema de Capacitação e Administração de Brigada Sistema Nacional de Informações sobre Fogo (...) Sistema de comunicação de acidentes ambientais com informações espaciais (...) Sala de Comando Controle e Comunicação da (...) Portal Nacional dos Planos de emergência individual e planos de ação de emergência licenciados (...) Sistema Informatizado de Licenciamento do Transporte Interestadual de Cargas Perigosa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Identificação da sessão é alterada no login.</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A Contratada deverá prover a Contratante de informação detalhada da execução dos serviços, por intermédio de ferramenta, em tempo real, protegida por senha e conexão segura.</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Alguns Componentes: Autenticação, Lista de Controle de Acesso( ACL ), Cache, Configuração, Mail, Session, Internacionalização.</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Interfaces do controle de segurança são simples o suficiente para que os desenvolvedores as utilizem corretamente.</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dados sensíveis são enviados para o servidor no corpo da mensagem HTTP (parâmetros URL nunca são usados para enviar dados sensíveis).</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Todas as decisões de autenticação são registradas (log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Um caminho pode ser construído a partir de uma CA confiável para cada certificado de servidor Transport Layer Security (TLS), e se cada certificado de servidor é válido.</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Todas as credenciais de autenticação para acesso a serviços externos à aplicação são cifradas e armazenadas em um local protegido (não dentro do código-fonte).</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Lista de dados sensíveis processados pela aplicação é identificada, e que existe uma política explícita de como o acesso a esses dados deve ser controlado e quando estes dados devem ser cifrados (tanto em repouso quanto em trânsito).Verificar se esta política é devidamente aplicada.</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dados não confiáveis que são saídas para HTML (incluindo elementos HTML, valores de dados javascript, blocos CSS, atributos URI) realizam o escape apropriado para o contexto da aplicação.</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Todas as informações sensíveis em cache ou as cópias temporárias enviadas ao cliente são protegidas contra acesso não autorizado, ou se elas são removidas /invalidadas após serem acessadas por um usuário autorizado (por exemplo, os cabeçalhos no-cache e no-store Cache-Control são definidos).</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O acesso a estas informações deve ser protegido por senha e conexão segura ou outro método equivalente.</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Mesmas regras de controle de acesso aplicadas pela camada de apresentação são executadas no lado servidor.</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Todas as decisões de controle de acesso são registradas (logs), inclusive as decisões de falha de acess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Os documentos necessários à habilitação poderão ser apresentados no seu original, ou por cópia autenticada em Cartório de Notas ou por servidor público competente, ou publicação em órgão da imprensa oficial ou, ainda, por cópias acompanhadas dos originais para conferência pelo Pregoeir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Possibilitar uma seleção estadual (...) <text:s/>WEB/PHP/PostGreSQL/Informativo Eletrônico Inscrição (...) PRÓCONSELHO Divulgar os boletins de serviço das Secretarias e Subsecretarias (...) WEB WEB/ASP ASP/SQLServer 2000 SQL. Provê o cadastro de cursos que fazem parte do Programa Nacional (...) Catálogo de Sistemas Versão 1.0 de 24/06/2010 Sigla do Sistema Nome do Sistema (...) CONSELHO (..) OBJETIVO Plataforma Linguagem SGBD (...) Integração SBA x SGB alinhado a política do Governo Federal (...).</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Deverão ser empregadas tecnologias como GED/ECM, certificação digital,computação móvel, CBS ­ Computação Baseada em Servidor, Data Warehouse, Workflow, arquitetura orientada a serviços, dentre outra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Os documentos poderão ser apresentados em original, cópia autenticada por Cartório ou cópia simples, para autenticação por membro da Comissão de Licitação, neste caso acompanhado dos originais, não sendo aceitos fac-símiles (fax).</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Implementação padrão do gerenciamento de sessões do framework é utilizada pela aplicação.</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
      <table:table table:name="respondente7" table:style-name="ta7">
        <table:table-column table:style-name="co1" table:number-columns-repeated="7" table:default-cell-style-name="ce1"/>
        <table:table-column table:style-name="co1" table:number-columns-repeated="1017" table:default-cell-style-name="Default"/>
        <table:table-row table:style-name="ro1">
          <table:table-cell/>
          <table:table-cell office:value-type="string">
            <text:p>A1</text:p>
          </table:table-cell>
          <table:table-cell office:value-type="string">
            <text:p>A2</text:p>
          </table:table-cell>
          <table:table-cell office:value-type="string">
            <text:p>A3</text:p>
          </table:table-cell>
          <table:table-cell office:value-type="string">
            <text:p>A6</text:p>
          </table:table-cell>
          <table:table-cell office:value-type="string">
            <text:p>A7</text:p>
          </table:table-cell>
          <table:table-cell office:value-type="string">
            <text:p>Não se Aplica</text:p>
          </table:table-cell>
          <table:table-cell table:number-columns-repeated="1017"/>
        </table:table-row>
        <table:table-row table:style-name="ro1">
          <table:table-cell office:value-type="string">
            <text:p>Todos os códigos que implementam ou usam tratamento de erros e controles de logs não são afetados por qualquer código malicioso.</text:p>
          </table:table-cell>
          <table:table-cell table:number-columns-repeated="6" office:value-type="float" office:value="0">
            <text:p>0</text:p>
          </table:table-cell>
          <table:table-cell table:number-columns-repeated="1017"/>
        </table:table-row>
        <table:table-row table:style-name="ro1">
          <table:table-cell office:value-type="string">
            <text:p>Todos os formulários que contenham informações sensíveis têm desabilitado o cache do lado do cliente, incluindo recursos de auto completar.</text:p>
          </table:table-cell>
          <table:table-cell table:number-columns-repeated="6" office:value-type="float" office:value="0">
            <text:p>0</text:p>
          </table:table-cell>
          <table:table-cell table:number-columns-repeated="1017"/>
        </table:table-row>
        <table:table-row table:style-name="ro1">
          <table:table-cell office:value-type="string">
            <text:p>A participação no Pregão Eletrônico dar-se-á por meio da digitação da senha privativa do licitante e subseqüente encaminhamento da Proposta de Preços (...)</text:p>
          </table:table-cell>
          <table:table-cell table:number-columns-repeated="6" office:value-type="float" office:value="0">
            <text:p>0</text:p>
          </table:table-cell>
          <table:table-cell table:number-columns-repeated="1017"/>
        </table:table-row>
        <table:table-row table:style-name="ro1">
          <table:table-cell office:value-type="string">
            <text:p>Limitações de entrada e de acesso impostas pelo negócio na aplicação (tais como limites de transações diárias ou sequenciamento de tarefas) não podem ser burladas.</text:p>
          </table:table-cell>
          <table:table-cell table:number-columns-repeated="6" office:value-type="float" office:value="0">
            <text:p>0</text:p>
          </table:table-cell>
          <table:table-cell table:number-columns-repeated="1017"/>
        </table:table-row>
        <table:table-row table:style-name="ro1">
          <table:table-cell office:value-type="string">
            <text:p>Identificação da sessão é alterada na re-autenticação.</text:p>
          </table:table-cell>
          <table:table-cell table:number-columns-repeated="6" office:value-type="float" office:value="0">
            <text:p>0</text:p>
          </table:table-cell>
          <table:table-cell table:number-columns-repeated="1017"/>
        </table:table-row>
        <table:table-row table:style-name="ro1">
          <table:table-cell office:value-type="string">
            <text:p>Todos os atributos de dados e usuários e informações de política usados pelos controles de acesso não podem ser manipulados pelos usuários finais a menos que especificamente autorizado.</text:p>
          </table:table-cell>
          <table:table-cell table:number-columns-repeated="6" office:value-type="float" office:value="0">
            <text:p>0</text:p>
          </table:table-cell>
          <table:table-cell table:number-columns-repeated="1017"/>
        </table:table-row>
        <table:table-row table:style-name="ro1">
          <table:table-cell office:value-type="string">
            <text:p>A partir do horário previsto no Edital, a sessão pública na internet será aberta por comando do Pregoeiro</text:p>
          </table:table-cell>
          <table:table-cell table:number-columns-repeated="6" office:value-type="float" office:value="0">
            <text:p>0</text:p>
          </table:table-cell>
          <table:table-cell table:number-columns-repeated="1017"/>
        </table:table-row>
        <table:table-row table:style-name="ro1">
          <table:table-cell office:value-type="string">
            <text:p>A CONTRATADA contratada do Lote 02 deverá prover o CONTRATANTE de informação detalhada da execução dos serviços, por meio de ferramenta, em tempo real, protegida por senha</text:p>
          </table:table-cell>
          <table:table-cell table:number-columns-repeated="6" office:value-type="float" office:value="0">
            <text:p>0</text:p>
          </table:table-cell>
          <table:table-cell table:number-columns-repeated="1017"/>
        </table:table-row>
        <table:table-row table:style-name="ro1">
          <table:table-cell office:value-type="string">
            <text:p>Todos os códigos que implementam ou usam controles de gerenciamento de sessões não são afetados por qualquer código malicioso.</text:p>
          </table:table-cell>
          <table:table-cell table:number-columns-repeated="6" office:value-type="float" office:value="0">
            <text:p>0</text:p>
          </table:table-cell>
          <table:table-cell table:number-columns-repeated="1017"/>
        </table:table-row>
        <table:table-row table:style-name="ro1">
          <table:table-cell office:value-type="string">
            <text:p>Outras Funcionalidades: Em qualquer momento durante a execução da sessão pública, o Pregoeiro pode: Reabrir uma Fase: <text:s/>A razão será registrada no chat e, após o comando do Pregoeiro, automaticamente, o sistema o direcionará para a fase .</text:p>
          </table:table-cell>
          <table:table-cell table:number-columns-repeated="6" office:value-type="float" office:value="0">
            <text:p>0</text:p>
          </table:table-cell>
          <table:table-cell table:number-columns-repeated="1017"/>
        </table:table-row>
        <table:table-row table:style-name="ro1">
          <table:table-cell office:value-type="string">
            <text:p>Aplicação aceita somente um conjunto definido de métodos de requisição HTTP, tais como GET e POST.</text:p>
          </table:table-cell>
          <table:table-cell table:number-columns-repeated="6" office:value-type="float" office:value="0">
            <text:p>0</text:p>
          </table:table-cell>
          <table:table-cell table:number-columns-repeated="1017"/>
        </table:table-row>
        <table:table-row table:style-name="ro1">
          <table:table-cell office:value-type="string">
            <text:p>Cookies que contêm os tokens/identificadores de sessões autenticadas têm seu domínio e caminho definidos para um valor adequadamente restritivo para o site.</text:p>
          </table:table-cell>
          <table:table-cell table:number-columns-repeated="6" office:value-type="float" office:value="0">
            <text:p>0</text:p>
          </table:table-cell>
          <table:table-cell table:number-columns-repeated="1017"/>
        </table:table-row>
        <table:table-row table:style-name="ro1">
          <table:table-cell office:value-type="string">
            <text:p>Os documentos apresentados nesta licitação deverão: a) estar em nome da licitante, com um único número de CNPJ; b) estar no prazo de validade estabelecido pelo órgão expedidor; c) ser apresentados em original, em publicação da imprensa oficial ou em cópia autenticada por cartório, por pregoeiro ou por servidor da (...).</text:p>
          </table:table-cell>
          <table:table-cell table:number-columns-repeated="6" office:value-type="float" office:value="0">
            <text:p>0</text:p>
          </table:table-cell>
          <table:table-cell table:number-columns-repeated="1017"/>
        </table:table-row>
        <table:table-row table:style-name="ro1">
          <table:table-cell office:value-type="string">
            <text:p>Todos os documentos exigidos no presente instrumento convocatório poderão serapresentados em original, por qualquer processo de cópia autenticada por tabelião, ou publicação em órgão da imprensa oficial</text:p>
          </table:table-cell>
          <table:table-cell table:number-columns-repeated="6" office:value-type="float" office:value="0">
            <text:p>0</text:p>
          </table:table-cell>
          <table:table-cell table:number-columns-repeated="1017"/>
        </table:table-row>
        <table:table-row table:style-name="ro1">
          <table:table-cell office:value-type="string">
            <text:p>Deve-se utilizar parâmetros sempre que um valor for passado à query</text:p>
          </table:table-cell>
          <table:table-cell table:number-columns-repeated="6" office:value-type="float" office:value="0">
            <text:p>0</text:p>
          </table:table-cell>
          <table:table-cell table:number-columns-repeated="1017"/>
        </table:table-row>
        <table:table-row table:style-name="ro1">
          <table:table-cell office:value-type="string">
            <text:p>Todas as funções criptográficas usadas para proteger segredos do usuário da aplicação são implementadas no lado servidor.</text:p>
          </table:table-cell>
          <table:table-cell table:number-columns-repeated="6" office:value-type="float" office:value="0">
            <text:p>0</text:p>
          </table:table-cell>
          <table:table-cell table:number-columns-repeated="1017"/>
        </table:table-row>
        <table:table-row table:style-name="ro1">
          <table:table-cell office:value-type="string">
            <text:p>Produção Instalação própria (...) Sistema Web Linux/Windows, Java SQL Server, \"MER Código Sigla Sistema Nome Sistema (...) Gerenciar toda a sistemática de avaliação para progressão funcional dos servidores (...)</text:p>
          </table:table-cell>
          <table:table-cell table:number-columns-repeated="6" office:value-type="float" office:value="0">
            <text:p>0</text:p>
          </table:table-cell>
          <table:table-cell table:number-columns-repeated="1017"/>
        </table:table-row>
        <table:table-row table:style-name="ro1">
          <table:table-cell office:value-type="string">
            <text:p>Identificação da sessão é alterada ou cancelada no logout.</text:p>
          </table:table-cell>
          <table:table-cell table:number-columns-repeated="6" office:value-type="float" office:value="0">
            <text:p>0</text:p>
          </table:table-cell>
          <table:table-cell table:number-columns-repeated="1017"/>
        </table:table-row>
        <table:table-row table:style-name="ro1">
          <table:table-cell office:value-type="string">
            <text:p>Os Webservices devem ser utilizados mediante autenticação com usuário e senha, utilizando o perfil "UsernameToken" definido na especificação WS-Security e autenticação segura por meio do protocolo HTTPS.</text:p>
          </table:table-cell>
          <table:table-cell table:number-columns-repeated="6" office:value-type="float" office:value="0">
            <text:p>0</text:p>
          </table:table-cell>
          <table:table-cell table:number-columns-repeated="1017"/>
        </table:table-row>
        <table:table-row table:style-name="ro1">
          <table:table-cell office:value-type="string">
            <text:p>Usuários podem acessar somente os dados para os quais eles possuem autorização específica.</text:p>
          </table:table-cell>
          <table:table-cell table:number-columns-repeated="6" office:value-type="float" office:value="0">
            <text:p>0</text:p>
          </table:table-cell>
          <table:table-cell table:number-columns-repeated="1017"/>
        </table:table-row>
        <table:table-row table:style-name="ro1">
          <table:table-cell office:value-type="string">
            <text:p>Assegurar, nos casos de desastres naturais, acidentes, falhas de equipamentos, falhas de segurança, perda de serviços e ações intencionais, que por ventura possam ocorrer em seu ambiente, a continuidade da prestação dos serviços, por meio da execução de planos de contingência, visando à recuperação das operações a tempo de não causar paralisação dos serviços prestados à CONTRATANTE.</text:p>
          </table:table-cell>
          <table:table-cell table:number-columns-repeated="6" office:value-type="float" office:value="0">
            <text:p>0</text:p>
          </table:table-cell>
          <table:table-cell table:number-columns-repeated="1017"/>
        </table:table-row>
        <table:table-row table:style-name="ro1">
          <table:table-cell office:value-type="string">
            <text:p>Todos os códigos que implementam ou usam controles de autenticação não são afetados por qualquer código malicioso.</text:p>
          </table:table-cell>
          <table:table-cell table:number-columns-repeated="6" office:value-type="float" office:value="0">
            <text:p>0</text:p>
          </table:table-cell>
          <table:table-cell table:number-columns-repeated="1017"/>
        </table:table-row>
        <table:table-row table:style-name="ro1">
          <table:table-cell office:value-type="string">
            <text:p>Controles de acesso falham de forma segura (princípio do fail safe).</text:p>
          </table:table-cell>
          <table:table-cell table:number-columns-repeated="6" office:value-type="float" office:value="0">
            <text:p>0</text:p>
          </table:table-cell>
          <table:table-cell table:number-columns-repeated="1017"/>
        </table:table-row>
        <table:table-row table:style-name="ro1">
          <table:table-cell office:value-type="string">
            <text:p>Uma arquitetura de alto nível para a aplicação foi definida.</text:p>
          </table:table-cell>
          <table:table-cell table:number-columns-repeated="6" office:value-type="float" office:value="0">
            <text:p>0</text:p>
          </table:table-cell>
          <table:table-cell table:number-columns-repeated="1017"/>
        </table:table-row>
        <table:table-row table:style-name="ro1">
          <table:table-cell office:value-type="string">
            <text:p>Todos os controles de autenticação falham de forma segura (princípio do fail safe).</text:p>
          </table:table-cell>
          <table:table-cell table:number-columns-repeated="6" office:value-type="float" office:value="0">
            <text:p>0</text:p>
          </table:table-cell>
          <table:table-cell table:number-columns-repeated="1017"/>
        </table:table-row>
        <table:table-row table:style-name="ro1">
          <table:table-cell office:value-type="string">
            <text:p>Lista de acrônimos em uso no texto APF ASP CASE CFPS CGSI CMMI COBIT CPM CSM CSS DTDIE EGTI E-MAG (...) E-PING HTML IFPUG ISO ITIL MPS.BR NBR NESMA Análise de Pontos de Função; Active Server Pages; Computer­Aided Software Engineering; Certified Function Point Specialist; Coordenação-Geral de Sistemas de Informação; Capability Maturity Model Integration; Control Objectives For Information and Related Technology ; Counter Practices Manual; Certified Scrum Máster; Cascade Style Sheet; (...) Estratégia Geral de Tecnologia da Informação; Modelo de Acessibilidade de Governo Eletrônico; (...) <text:s text:c="2"/>Padrões de Interoperabilidade de Governo Eletrônico; Hyper Text Markup Language; Instituição de Ensino Superior; <text:s text:c="2"/>International Function Point Users Group; (...) <text:s/>International Organization for Standardization ; Information Technology Infrastructure Library; (...) Melhoria de Processos do Software Brasileiro; Norma da Associação Brasileira de Normas Técnicas (ABNT); Netherlands Software Metrics Association; NMA O&amp;M OS <text:s/>PDTI PF PHP PMBOK PMI PMP RE SAEB SCBCD SCDJWS SCJD SCJP SCWCD SEFTI SICAF (...) SQL TCU TI TIC UML UP VB XML XSL ZCE­ ­ ­Nota Mensal de Avaliação; Organização e Métodos; Ordem de Serviço; Plano Diretor de Tecnologia da Informação; Ponto de Função; Hypertext Preprocessor; Project Management Body of Knowledge; Project Management Institute; Project <text:s text:c="2"/>Management Professional; Relação de Empregados; (...) Sun Certified Business Component Developer; Sun Certified Developer For Java Web Services; Sun Certified Java Developer; Sun Certified Java Programmer; Sun Certified Web Component Developer; Secretaria de Fiscalização de Tecnologia da Informação; Sistema Integrado de Cadastro de Fornecedores;(...); Structured Query Language; (...) Tecnologias da Informação e Comunicação; Unified Modeling Language; Unified Process; Visual Basic; Extensible Markup Language; Extensible Stylesheet Language; Zend Certified Engineer.</text:p>
          </table:table-cell>
          <table:table-cell table:number-columns-repeated="6" office:value-type="float" office:value="0">
            <text:p>0</text:p>
          </table:table-cell>
          <table:table-cell table:number-columns-repeated="1017"/>
        </table:table-row>
        <table:table-row table:style-name="ro1">
          <table:table-cell office:value-type="string">
            <text:p>Aplicação não registra dados sensíveis específicos da aplicação que poderiam ajudar um atacante, incluindo identificadores de sessão do usuário e informações pessoais ou sensíveis.</text:p>
          </table:table-cell>
          <table:table-cell table:number-columns-repeated="6" office:value-type="float" office:value="0">
            <text:p>0</text:p>
          </table:table-cell>
          <table:table-cell table:number-columns-repeated="1017"/>
        </table:table-row>
        <table:table-row table:style-name="ro1">
          <table:table-cell office:value-type="string">
            <text:p>Os documentos exigidos neste edital poderão ser apresentados no original, por cópia autenticada por tabelião, ou publicação em órgão da imprensa oficial, ou cópia acompanhada do original para conferência pelo Pregoeiro.</text:p>
          </table:table-cell>
          <table:table-cell table:number-columns-repeated="6" office:value-type="float" office:value="0">
            <text:p>0</text:p>
          </table:table-cell>
          <table:table-cell table:number-columns-repeated="1017"/>
        </table:table-row>
        <table:table-row table:style-name="ro1">
          <table:table-cell office:value-type="string">
            <text:p>As principais ferramentas são o Management Studio (visualizador de objetos e processador de queries) e o Query Analizer (processador de queries).</text:p>
          </table:table-cell>
          <table:table-cell table:number-columns-repeated="6" office:value-type="float" office:value="0">
            <text:p>0</text:p>
          </table:table-cell>
          <table:table-cell table:number-columns-repeated="1017"/>
        </table:table-row>
        <table:table-row table:style-name="ro1">
          <table:table-cell office:value-type="string">
            <text:p>Todas as funções de gerenciamento de contas são no mínimo tão resistentes a ataques quanto o mecanismo primário de autenticação.</text:p>
          </table:table-cell>
          <table:table-cell table:number-columns-repeated="6" office:value-type="float" office:value="0">
            <text:p>0</text:p>
          </table:table-cell>
          <table:table-cell table:number-columns-repeated="1017"/>
        </table:table-row>
        <table:table-row table:style-name="ro1">
          <table:table-cell office:value-type="string">
            <text:p>Todos os componentes que não são parte da aplicação, mas que a aplicação depende para operar, estão identificados</text:p>
          </table:table-cell>
          <table:table-cell table:number-columns-repeated="6" office:value-type="float" office:value="0">
            <text:p>0</text:p>
          </table:table-cell>
          <table:table-cell table:number-columns-repeated="1017"/>
        </table:table-row>
        <table:table-row table:style-name="ro1">
          <table:table-cell office:value-type="string">
            <text:p>Usuários podem acessar somente URLs para as quais eles possuem autorização específica.</text:p>
          </table:table-cell>
          <table:table-cell table:number-columns-repeated="6" office:value-type="float" office:value="0">
            <text:p>0</text:p>
          </table:table-cell>
          <table:table-cell table:number-columns-repeated="1017"/>
        </table:table-row>
        <table:table-row table:style-name="ro1">
          <table:table-cell office:value-type="string">
            <text:p>Usuários podem acessar somente funções protegidas para as quais eles possuem autorização específica</text:p>
          </table:table-cell>
          <table:table-cell table:number-columns-repeated="6" office:value-type="float" office:value="0">
            <text:p>0</text:p>
          </table:table-cell>
          <table:table-cell table:number-columns-repeated="1017"/>
        </table:table-row>
        <table:table-row table:style-name="ro1">
          <table:table-cell office:value-type="string">
            <text:p>Todos os módulos criptográficos falham de forma segura (princípio do fail safe).</text:p>
          </table:table-cell>
          <table:table-cell table:number-columns-repeated="6" office:value-type="float" office:value="0">
            <text:p>0</text:p>
          </table:table-cell>
          <table:table-cell table:number-columns-repeated="1017"/>
        </table:table-row>
        <table:table-row table:style-name="ro1">
          <table:table-cell office:value-type="string">
            <text:p>Caso sejam detectadas falhas nos produtos que estão em processo de homologação, mesmo após a vigência contratual, a CONTRATADA deverá providenciar as devidas correções em até 72 horas, sem ônus para a CONTRATANTE e, no caso de falhas no ambiente de produção, imediatamente.</text:p>
          </table:table-cell>
          <table:table-cell table:number-columns-repeated="6" office:value-type="float" office:value="0">
            <text:p>0</text:p>
          </table:table-cell>
          <table:table-cell table:number-columns-repeated="1017"/>
        </table:table-row>
        <table:table-row table:style-name="ro1">
          <table:table-cell office:value-type="string">
            <text:p>Possui automatização de lógicas de pesquisa QBE (Query by Example).</text:p>
          </table:table-cell>
          <table:table-cell table:number-columns-repeated="6" office:value-type="float" office:value="0">
            <text:p>0</text:p>
          </table:table-cell>
          <table:table-cell table:number-columns-repeated="1017"/>
        </table:table-row>
        <table:table-row table:style-name="ro1">
          <table:table-cell office:value-type="string">
            <text:p>Tokens de sessões autenticadas são suficientemente longos e randômicos para resistir aos ataques que são típicos das ameaças no ambiente implantado.</text:p>
          </table:table-cell>
          <table:table-cell table:number-columns-repeated="6" office:value-type="float" office:value="0">
            <text:p>0</text:p>
          </table:table-cell>
          <table:table-cell table:number-columns-repeated="1017"/>
        </table:table-row>
        <table:table-row table:style-name="ro1">
          <table:table-cell office:value-type="string">
            <text:p>Um número máximo de tentativas de autenticação for excedido, a conta é bloqueada por um período de tempo suficiente para deter os ataques de força bruta.</text:p>
          </table:table-cell>
          <table:table-cell table:number-columns-repeated="6" office:value-type="float" office:value="0">
            <text:p>0</text:p>
          </table:table-cell>
          <table:table-cell table:number-columns-repeated="1017"/>
        </table:table-row>
        <table:table-row table:style-name="ro1">
          <table:table-cell office:value-type="string">
            <text:p>Serviços de Analise de Suporte ­ Banco de Dados ­ nível II: formação superior concluída na área de tecnologia da informação, experiência comprovada por atestado e/ou treinamento certificado de no mínimo 5 (cinco) anos em analise de suporte em administração de banco de dados Oracle, MySQL ou Postgre, linguagem PL/SQL e SQL Standard e certificação fornecida pelo fabricante.</text:p>
          </table:table-cell>
          <table:table-cell table:number-columns-repeated="6" office:value-type="float" office:value="0">
            <text:p>0</text:p>
          </table:table-cell>
          <table:table-cell table:number-columns-repeated="1017"/>
        </table:table-row>
        <table:table-row table:style-name="ro1">
          <table:table-cell office:value-type="string">
            <text:p>Exemplo de Query Binds pelo PHP @param string $strUsuarioNome * @param string $strSenha * @return integer */ function exemploDeAcessoBanco( $strUsuarioNome, $strSenha ) { $strUsuarioNome = (string)$strUsuarioNome; $strSenha = (string)$strSenha; $objBanco = new PDO('pgsql:dbname=database'); $objComando = $objBanco-&gt;prepare( " SELECT co_usuario FROM usuario WHERE no_usuario = :usuario AND ds_senha = :senha" ); $objComando-&gt;bindParam(':usuario', $strUsuarioNome ); $objComando-&gt;bindParam(':senha', md5( $strSenha ) ); $objResultado = $objComando-&gt;execute(); return (integer)$objResultado-&gt;co_usuario; } ?&gt;", <text:s/>import java.util.List; import javax.management.Query; import javax.persistence.EntityManager; import javax.persistence.Query;import org.apache.commons.lang.StringUtils;* * Exemplo de <text:s/>Query Binds para JPA <text:s/>abstract class exemploQueryBinds <text:s/>{ <text:s/>(...) public List&lt;Usuario&gt; getUsuarioPeloNome(String strNome) { String strConsulta = ""+ " SELECT "+ " u "+ " FROM"+ " Usuario u " + " WHERE " + " LOWER( Usuario.strNome ) = :nomeUsuario"; Query objComando = getEntityManager().createQuery(strConsulta).</text:p>
          </table:table-cell>
          <table:table-cell table:number-columns-repeated="6" office:value-type="float" office:value="0">
            <text:p>0</text:p>
          </table:table-cell>
          <table:table-cell table:number-columns-repeated="1017"/>
        </table:table-row>
        <table:table-row table:style-name="ro1">
          <table:table-cell office:value-type="string">
            <text:p>Usuários podem acessar somente arquivos para os quais eles possuem autorização específica.</text:p>
          </table:table-cell>
          <table:table-cell table:number-columns-repeated="6" office:value-type="float" office:value="0">
            <text:p>0</text:p>
          </table:table-cell>
          <table:table-cell table:number-columns-repeated="1017"/>
        </table:table-row>
        <table:table-row table:style-name="ro1">
          <table:table-cell office:value-type="string">
            <text:p>Os documentos e anexos exigidos, quando remetidos via fax, deverão ser apresentados em original ou por cópia autenticada, nos prazos estabelecidos no Edital.</text:p>
          </table:table-cell>
          <table:table-cell table:number-columns-repeated="6" office:value-type="float" office:value="0">
            <text:p>0</text:p>
          </table:table-cell>
          <table:table-cell table:number-columns-repeated="1017"/>
        </table:table-row>
        <table:table-row table:style-name="ro1">
          <table:table-cell office:value-type="string">
            <text:p>O uso da senha de acesso ao sistema eletrônico é de inteira e exclusiva responsabilidade do licitante, incluindo qualquer transação efetuada diretamente, ou por seu representante, não cabendo ao provedor do sistema ou ao (...), promotor da licitação, responsabilidade por eventuais danos decorrentes de uso indevido da senha, ainda que por terceiros.</text:p>
          </table:table-cell>
          <table:table-cell table:number-columns-repeated="6" office:value-type="float" office:value="0">
            <text:p>0</text:p>
          </table:table-cell>
          <table:table-cell table:number-columns-repeated="1017"/>
        </table:table-row>
        <table:table-row table:style-name="ro1">
          <table:table-cell office:value-type="string">
            <text:p>Todos os dados não confiáveis que são incluídos em parâmetros de comandos do sistema operacional realizam o escape apropriado.</text:p>
          </table:table-cell>
          <table:table-cell table:number-columns-repeated="6" office:value-type="float" office:value="0">
            <text:p>0</text:p>
          </table:table-cell>
          <table:table-cell table:number-columns-repeated="1017"/>
        </table:table-row>
        <table:table-row table:style-name="ro1">
          <table:table-cell office:value-type="string">
            <text:p>A participação dos interessados, no dia e hora fixados no preâmbulo deste Edital, dar-se-á por meio de digitação da senha privativa do licitante e subseqüente encaminhamento da proposta de preços com valores expressos na moeda oficial do Brasil, exclusivamente por meio eletrônico.</text:p>
          </table:table-cell>
          <table:table-cell table:number-columns-repeated="6" office:value-type="float" office:value="0">
            <text:p>0</text:p>
          </table:table-cell>
          <table:table-cell table:number-columns-repeated="1017"/>
        </table:table-row>
        <table:table-row table:style-name="ro1">
          <table:table-cell office:value-type="string">
            <text:p>O PHPUnit se integra bem com a maioria das IDEs para desenvolvimento PHP tais como Eclipse, NetBeans, ZendStudio, etc., além de ser uma ferramenta facilmente utilizável por linha de comando.</text:p>
          </table:table-cell>
          <table:table-cell table:number-columns-repeated="6" office:value-type="float" office:value="0">
            <text:p>0</text:p>
          </table:table-cell>
          <table:table-cell table:number-columns-repeated="1017"/>
        </table:table-row>
        <table:table-row table:style-name="ro1">
          <table:table-cell office:value-type="string">
            <text:p>Um único controle de validação de entrada é usado pela aplicação para cada tipo de dado que é aceito.</text:p>
          </table:table-cell>
          <table:table-cell table:number-columns-repeated="6" office:value-type="float" office:value="0">
            <text:p>0</text:p>
          </table:table-cell>
          <table:table-cell table:number-columns-repeated="1017"/>
        </table:table-row>
        <table:table-row table:style-name="ro1">
          <table:table-cell office:value-type="string">
            <text:p>Todos os dados não confiáveis que são saídas para interpretadores SQL, usam interfaces parametrizadas, instruções preparadas ou realizam o escape apropriado.</text:p>
          </table:table-cell>
          <table:table-cell table:number-columns-repeated="6" office:value-type="float" office:value="0">
            <text:p>0</text:p>
          </table:table-cell>
          <table:table-cell table:number-columns-repeated="1017"/>
        </table:table-row>
        <table:table-row table:style-name="ro1">
          <table:table-cell office:value-type="string">
            <text:p>Todos os códigos que implementam ou usam controles de acesso não são afetados por qualquer código malicioso.</text:p>
          </table:table-cell>
          <table:table-cell table:number-columns-repeated="6" office:value-type="float" office:value="0">
            <text:p>0</text:p>
          </table:table-cell>
          <table:table-cell table:number-columns-repeated="1017"/>
        </table:table-row>
        <table:table-row table:style-name="ro1">
          <table:table-cell office:value-type="string">
            <text:p>Acesso a qualquer segredo master é protegido de acesso não autorizado (Um segredo master é uma credencial da aplicação armazenada em texto claro no disco que é usada para proteger o acesso às informações de configuração de segurança).</text:p>
          </table:table-cell>
          <table:table-cell table:number-columns-repeated="6" office:value-type="float" office:value="0">
            <text:p>0</text:p>
          </table:table-cell>
          <table:table-cell table:number-columns-repeated="1017"/>
        </table:table-row>
        <table:table-row table:style-name="ro1">
          <table:table-cell office:value-type="string">
            <text:p>Comprovada, de no mínimo 6 (seis) anos como programador JAVA especificadamente em projetos de desenvolvimento e manutenção de sistemas; <text:s/>Experiência em desenvolvimento de sistemas baseado no processo unificado (UP) ou similar; <text:s/>Experiência em leitura de modelos UML; <text:s/>Conhecimento da técnica de desenvolvimento XP; <text:s/>Conhecimentos HTML, CSS e Java Script; <text:s/>Conhecimentos de SQL; <text:s/>Conhecimento na plataforma Jcompany; <text:s/>Conhecimento na elaboração de testes unitários.</text:p>
          </table:table-cell>
          <table:table-cell table:number-columns-repeated="6" office:value-type="float" office:value="0">
            <text:p>0</text:p>
          </table:table-cell>
          <table:table-cell table:number-columns-repeated="1017"/>
        </table:table-row>
        <table:table-row table:style-name="ro1">
          <table:table-cell office:value-type="string">
            <text:p>Os comandos feitos pela persistência devem ser coerentes ao comando que o Banco de Dados é capaz de interpretar.</text:p>
          </table:table-cell>
          <table:table-cell table:number-columns-repeated="6" office:value-type="float" office:value="0">
            <text:p>0</text:p>
          </table:table-cell>
          <table:table-cell table:number-columns-repeated="1017"/>
        </table:table-row>
        <table:table-row table:style-name="ro1">
          <table:table-cell office:value-type="string">
            <text:p>Existe um padrão único de implementação do TLS, usado pela aplicação, que é configurado para operar de maneira aprovada*. Veja http://csrc.nist.gov/groups /STM/cmvp/documents/fips1402/FIPS1402IG.pdf ).</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Todas as falhas na validação de entradas resultam na rejeição ou sanitização da entrada.</text:p>
          </table:table-cell>
          <table:table-cell table:number-columns-repeated="6" office:value-type="float" office:value="0">
            <text:p>0</text:p>
          </table:table-cell>
          <table:table-cell table:number-columns-repeated="1017"/>
        </table:table-row>
        <table:table-row table:style-name="ro1">
          <table:table-cell office:value-type="string">
            <text:p>Lógica de tratamento de erros nos controles de segurança nega o acesso por padrão.</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Usuários podem acessar somente serviços para os quais eles possuem autorização específica.</text:p>
          </table:table-cell>
          <table:table-cell table:number-columns-repeated="6" office:value-type="float" office:value="0">
            <text:p>0</text:p>
          </table:table-cell>
          <table:table-cell table:number-columns-repeated="1017"/>
        </table:table-row>
        <table:table-row table:style-name="ro1">
          <table:table-cell office:value-type="string">
            <text:p>Controles de codificação/escape de saídas codificam todos os caracteres desconhecidos para garantir segurança ao interpretador</text:p>
          </table:table-cell>
          <table:table-cell table:number-columns-repeated="6" office:value-type="float" office:value="0">
            <text:p>0</text:p>
          </table:table-cell>
          <table:table-cell table:number-columns-repeated="1017"/>
        </table:table-row>
        <table:table-row table:style-name="ro1">
          <table:table-cell office:value-type="string">
            <text:p>Todos os controles de autenticação (incluindo bibliotecas que chamam serviços de autenticação externa) tem uma implementação centralizada.</text:p>
          </table:table-cell>
          <table:table-cell table:number-columns-repeated="6" office:value-type="float" office:value="0">
            <text:p>0</text:p>
          </table:table-cell>
          <table:table-cell table:number-columns-repeated="1017"/>
        </table:table-row>
        <table:table-row table:style-name="ro1">
          <table:table-cell office:value-type="string">
            <text:p>Empresa criadora da plataforma Java. HTMLSessão HTTP/IDE Java Java EE Login MVC Query RAD SGBD Stored Procedure SQL SOA Sun DOCUMENTO DE ARQUITETURA DE REFERÊNCIA DE SOFTWARE (...) DIRETORIA DE INFORMÁTICA GERÊNCIA DE TECNOLOGIA UNIDADE DE INOVAÇÃO E ARQUITETURA DE TI WAP W3C Sigla para Wireless Application Protocol: Protocolo para Aplicações sem Fio.</text:p>
          </table:table-cell>
          <table:table-cell table:number-columns-repeated="6" office:value-type="float" office:value="0">
            <text:p>0</text:p>
          </table:table-cell>
          <table:table-cell table:number-columns-repeated="1017"/>
        </table:table-row>
        <table:table-row table:style-name="ro1">
          <table:table-cell office:value-type="string">
            <text:p>Todos os controles de validação de entrada não são afetados por qualquer código malicioso.</text:p>
          </table:table-cell>
          <table:table-cell table:number-columns-repeated="6" office:value-type="float" office:value="0">
            <text:p>0</text:p>
          </table:table-cell>
          <table:table-cell table:number-columns-repeated="1017"/>
        </table:table-row>
        <table:table-row table:style-name="ro1">
          <table:table-cell office:value-type="string">
            <text:p>Oferece ainda como ferramenta o Profiler (permite a verificação das queries executadas no banco durante um período)</text:p>
          </table:table-cell>
          <table:table-cell table:number-columns-repeated="6" office:value-type="float" office:value="0">
            <text:p>0</text:p>
          </table:table-cell>
          <table:table-cell table:number-columns-repeated="1017"/>
        </table:table-row>
        <table:table-row table:style-name="ro1">
          <table:table-cell office:value-type="string">
            <text:p>Todas as páginas e recursos requerem autenticação exceto aquelas que especificamente devem ser públicas.</text:p>
          </table:table-cell>
          <table:table-cell table:number-columns-repeated="6" office:value-type="float" office:value="0">
            <text:p>0</text:p>
          </table:table-cell>
          <table:table-cell table:number-columns-repeated="1017"/>
        </table:table-row>
        <table:table-row table:style-name="ro1">
          <table:table-cell office:value-type="string">
            <text:p>Aplicação protege adequadamente as variáveis e recursos compartilhados contra acesso concorrente inapropriado.</text:p>
          </table:table-cell>
          <table:table-cell table:number-columns-repeated="6" office:value-type="float" office:value="0">
            <text:p>0</text:p>
          </table:table-cell>
          <table:table-cell table:number-columns-repeated="1017"/>
        </table:table-row>
        <table:table-row table:style-name="ro1">
          <table:table-cell office:value-type="string">
            <text:p>Desenvolvedor/Engenheiro de SW Perfil a) Curso superior completo na área de informática; b) Experiência comprovada em programação Java para Web e ambientes corporativos; <text:s/>Pelo menos 1/3 da equipe de desenvolvedores deverá possuir Certificação Java Programmer; c) Experiência na utilização de linguagens de consulta a banco de dados (SQL e PL/SQL); d) Conhecimento de Programação Java utilizando Web Services, XML.</text:p>
          </table:table-cell>
          <table:table-cell table:number-columns-repeated="6" office:value-type="float" office:value="0">
            <text:p>0</text:p>
          </table:table-cell>
          <table:table-cell table:number-columns-repeated="1017"/>
        </table:table-row>
        <table:table-row table:style-name="ro1">
          <table:table-cell office:value-type="string">
            <text:p>Aplicação gera um token aleatório como parte de todos os links e formulários associados com transações ou no acesso a informações sensíveis, e se a aplicação verifica a presença desse token com o valor adequado para o usuário atual no processamento dessas requisições.</text:p>
          </table:table-cell>
          <table:table-cell table:number-columns-repeated="6" office:value-type="float" office:value="0">
            <text:p>0</text:p>
          </table:table-cell>
          <table:table-cell table:number-columns-repeated="1017"/>
        </table:table-row>
        <table:table-row table:style-name="ro1">
          <table:table-cell office:value-type="string">
            <text:p>Toda resposta HTTP contém um cabeçalho do tipo de conteúdo (content type header) especificando um conjunto seguro de caracteres (por exemplo, UTF-8).</text:p>
          </table:table-cell>
          <table:table-cell table:number-columns-repeated="6" office:value-type="float" office:value="0">
            <text:p>0</text:p>
          </table:table-cell>
          <table:table-cell table:number-columns-repeated="1017"/>
        </table:table-row>
        <table:table-row table:style-name="ro1">
          <table:table-cell office:value-type="string">
            <text:p>Módulo de Fiscalização Sistema de Capacitação e Administração de Brigada Sistema Nacional de Informações sobre Fogo (...) Sistema de comunicação de acidentes ambientais com informações espaciais (...) Sala de Comando Controle e Comunicação da (...) Portal Nacional dos Planos de emergência individual e planos de ação de emergência licenciados (...) Sistema Informatizado de Licenciamento do Transporte Interestadual de Cargas Perigosas.</text:p>
          </table:table-cell>
          <table:table-cell table:number-columns-repeated="6" office:value-type="float" office:value="0">
            <text:p>0</text:p>
          </table:table-cell>
          <table:table-cell table:number-columns-repeated="1017"/>
        </table:table-row>
        <table:table-row table:style-name="ro1">
          <table:table-cell office:value-type="string">
            <text:p>Identificação da sessão é alterada no login.</text:p>
          </table:table-cell>
          <table:table-cell table:number-columns-repeated="6" office:value-type="float" office:value="0">
            <text:p>0</text:p>
          </table:table-cell>
          <table:table-cell table:number-columns-repeated="1017"/>
        </table:table-row>
        <table:table-row table:style-name="ro1">
          <table:table-cell office:value-type="string">
            <text:p>A Contratada deverá prover a Contratante de informação detalhada da execução dos serviços, por intermédio de ferramenta, em tempo real, protegida por senha e conexão segura.</text:p>
          </table:table-cell>
          <table:table-cell table:number-columns-repeated="6" office:value-type="float" office:value="0">
            <text:p>0</text:p>
          </table:table-cell>
          <table:table-cell table:number-columns-repeated="1017"/>
        </table:table-row>
        <table:table-row table:style-name="ro1">
          <table:table-cell office:value-type="string">
            <text:p>Alguns Componentes: Autenticação, Lista de Controle de Acesso( ACL ), Cache, Configuração, Mail, Session, Internacionalização.</text:p>
          </table:table-cell>
          <table:table-cell table:number-columns-repeated="6" office:value-type="float" office:value="0">
            <text:p>0</text:p>
          </table:table-cell>
          <table:table-cell table:number-columns-repeated="1017"/>
        </table:table-row>
        <table:table-row table:style-name="ro1">
          <table:table-cell office:value-type="string">
            <text:p>Interfaces do controle de segurança são simples o suficiente para que os desenvolvedores as utilizem corretamente.</text:p>
          </table:table-cell>
          <table:table-cell table:number-columns-repeated="6" office:value-type="float" office:value="0">
            <text:p>0</text:p>
          </table:table-cell>
          <table:table-cell table:number-columns-repeated="1017"/>
        </table:table-row>
        <table:table-row table:style-name="ro1">
          <table:table-cell office:value-type="string">
            <text:p>Todos os dados sensíveis são enviados para o servidor no corpo da mensagem HTTP (parâmetros URL nunca são usados para enviar dados sensíveis).</text:p>
          </table:table-cell>
          <table:table-cell table:number-columns-repeated="6" office:value-type="float" office:value="0">
            <text:p>0</text:p>
          </table:table-cell>
          <table:table-cell table:number-columns-repeated="1017"/>
        </table:table-row>
        <table:table-row table:style-name="ro1">
          <table:table-cell office:value-type="string">
            <text:p>Todas as decisões de autenticação são registradas (logs).</text:p>
          </table:table-cell>
          <table:table-cell table:number-columns-repeated="6" office:value-type="float" office:value="0">
            <text:p>0</text:p>
          </table:table-cell>
          <table:table-cell table:number-columns-repeated="1017"/>
        </table:table-row>
        <table:table-row table:style-name="ro1">
          <table:table-cell office:value-type="string">
            <text:p>Um caminho pode ser construído a partir de uma CA confiável para cada certificado de servidor Transport Layer Security (TLS), e se cada certificado de servidor é válido.</text:p>
          </table:table-cell>
          <table:table-cell table:number-columns-repeated="6" office:value-type="float" office:value="0">
            <text:p>0</text:p>
          </table:table-cell>
          <table:table-cell table:number-columns-repeated="1017"/>
        </table:table-row>
        <table:table-row table:style-name="ro1">
          <table:table-cell office:value-type="string">
            <text:p>Todas as credenciais de autenticação para acesso a serviços externos à aplicação são cifradas e armazenadas em um local protegido (não dentro do código-fonte).</text:p>
          </table:table-cell>
          <table:table-cell table:number-columns-repeated="6" office:value-type="float" office:value="0">
            <text:p>0</text:p>
          </table:table-cell>
          <table:table-cell table:number-columns-repeated="1017"/>
        </table:table-row>
        <table:table-row table:style-name="ro1">
          <table:table-cell office:value-type="string">
            <text:p>Lista de dados sensíveis processados pela aplicação é identificada, e que existe uma política explícita de como o acesso a esses dados deve ser controlado e quando estes dados devem ser cifrados (tanto em repouso quanto em trânsito).Verificar se esta política é devidamente aplicada.</text:p>
          </table:table-cell>
          <table:table-cell table:number-columns-repeated="6" office:value-type="float" office:value="0">
            <text:p>0</text:p>
          </table:table-cell>
          <table:table-cell table:number-columns-repeated="1017"/>
        </table:table-row>
        <table:table-row table:style-name="ro1">
          <table:table-cell office:value-type="string">
            <text:p>Todos os dados não confiáveis que são saídas para HTML (incluindo elementos HTML, valores de dados javascript, blocos CSS, atributos URI) realizam o escape apropriado para o contexto da aplicação.</text:p>
          </table:table-cell>
          <table:table-cell table:number-columns-repeated="6" office:value-type="float" office:value="0">
            <text:p>0</text:p>
          </table:table-cell>
          <table:table-cell table:number-columns-repeated="1017"/>
        </table:table-row>
        <table:table-row table:style-name="ro1">
          <table:table-cell office:value-type="string">
            <text:p>Todas as informações sensíveis em cache ou as cópias temporárias enviadas ao cliente são protegidas contra acesso não autorizado, ou se elas são removidas /invalidadas após serem acessadas por um usuário autorizado (por exemplo, os cabeçalhos no-cache e no-store Cache-Control são definidos).</text:p>
          </table:table-cell>
          <table:table-cell table:number-columns-repeated="6" office:value-type="float" office:value="0">
            <text:p>0</text:p>
          </table:table-cell>
          <table:table-cell table:number-columns-repeated="1017"/>
        </table:table-row>
        <table:table-row table:style-name="ro1">
          <table:table-cell office:value-type="string">
            <text:p>O acesso a estas informações deve ser protegido por senha e conexão segura ou outro método equivalente.</text:p>
          </table:table-cell>
          <table:table-cell table:number-columns-repeated="6" office:value-type="float" office:value="0">
            <text:p>0</text:p>
          </table:table-cell>
          <table:table-cell table:number-columns-repeated="1017"/>
        </table:table-row>
        <table:table-row table:style-name="ro1">
          <table:table-cell office:value-type="string">
            <text:p>Mesmas regras de controle de acesso aplicadas pela camada de apresentação são executadas no lado servidor.</text:p>
          </table:table-cell>
          <table:table-cell table:number-columns-repeated="6" office:value-type="float" office:value="0">
            <text:p>0</text:p>
          </table:table-cell>
          <table:table-cell table:number-columns-repeated="1017"/>
        </table:table-row>
        <table:table-row table:style-name="ro1">
          <table:table-cell office:value-type="string">
            <text:p>Todas as decisões de controle de acesso são registradas (logs), inclusive as decisões de falha de acesso.</text:p>
          </table:table-cell>
          <table:table-cell table:number-columns-repeated="6" office:value-type="float" office:value="0">
            <text:p>0</text:p>
          </table:table-cell>
          <table:table-cell table:number-columns-repeated="1017"/>
        </table:table-row>
        <table:table-row table:style-name="ro1">
          <table:table-cell office:value-type="string">
            <text:p>Os documentos necessários à habilitação poderão ser apresentados no seu original, ou por cópia autenticada em Cartório de Notas ou por servidor público competente, ou publicação em órgão da imprensa oficial ou, ainda, por cópias acompanhadas dos originais para conferência pelo Pregoeir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Possibilitar uma seleção estadual (...) <text:s/>WEB/PHP/PostGreSQL/Informativo Eletrônico Inscrição (...) PRÓCONSELHO Divulgar os boletins de serviço das Secretarias e Subsecretarias (...) WEB WEB/ASP ASP/SQLServer 2000 SQL. Provê o cadastro de cursos que fazem parte do Programa Nacional (...) Catálogo de Sistemas Versão 1.0 de 24/06/2010 Sigla do Sistema Nome do Sistema (...) CONSELHO (..) OBJETIVO Plataforma Linguagem SGBD (...) Integração SBA x SGB alinhado a política do Governo Federal (...).</text:p>
          </table:table-cell>
          <table:table-cell table:number-columns-repeated="6" office:value-type="float" office:value="0">
            <text:p>0</text:p>
          </table:table-cell>
          <table:table-cell table:number-columns-repeated="1017"/>
        </table:table-row>
        <table:table-row table:style-name="ro1">
          <table:table-cell office:value-type="string">
            <text:p>Deverão ser empregadas tecnologias como GED/ECM, certificação digital,computação móvel, CBS ­ Computação Baseada em Servidor, Data Warehouse, Workflow, arquitetura orientada a serviços, dentre outras.</text:p>
          </table:table-cell>
          <table:table-cell table:number-columns-repeated="6" office:value-type="float" office:value="0">
            <text:p>0</text:p>
          </table:table-cell>
          <table:table-cell table:number-columns-repeated="1017"/>
        </table:table-row>
        <table:table-row table:style-name="ro1">
          <table:table-cell office:value-type="string">
            <text:p>Os documentos poderão ser apresentados em original, cópia autenticada por Cartório ou cópia simples, para autenticação por membro da Comissão de Licitação, neste caso acompanhado dos originais, não sendo aceitos fac-símiles (fax).</text:p>
          </table:table-cell>
          <table:table-cell table:number-columns-repeated="6" office:value-type="float" office:value="0">
            <text:p>0</text:p>
          </table:table-cell>
          <table:table-cell table:number-columns-repeated="1017"/>
        </table:table-row>
        <table:table-row table:style-name="ro1">
          <table:table-cell office:value-type="string">
            <text:p>Implementação padrão do gerenciamento de sessões do framework é utilizada pela aplicação.</text:p>
          </table:table-cell>
          <table:table-cell table:number-columns-repeated="6" office:value-type="float" office:value="0">
            <text:p>0</text:p>
          </table:table-cell>
          <table:table-cell table:number-columns-repeated="1017"/>
        </table:table-row>
      </table:table>
      <table:table table:name="respondente8" table:style-name="ta8">
        <table:table-column table:style-name="co1" table:number-columns-repeated="7" table:default-cell-style-name="ce1"/>
        <table:table-column table:style-name="co1" table:number-columns-repeated="1017" table:default-cell-style-name="Default"/>
        <table:table-row table:style-name="ro1">
          <table:table-cell/>
          <table:table-cell office:value-type="string">
            <text:p>A1</text:p>
          </table:table-cell>
          <table:table-cell office:value-type="string">
            <text:p>A2</text:p>
          </table:table-cell>
          <table:table-cell office:value-type="string">
            <text:p>A3</text:p>
          </table:table-cell>
          <table:table-cell office:value-type="string">
            <text:p>A6</text:p>
          </table:table-cell>
          <table:table-cell office:value-type="string">
            <text:p>A7</text:p>
          </table:table-cell>
          <table:table-cell office:value-type="string">
            <text:p>Não se Aplica</text:p>
          </table:table-cell>
          <table:table-cell table:number-columns-repeated="1017"/>
        </table:table-row>
        <table:table-row table:style-name="ro1">
          <table:table-cell office:value-type="string">
            <text:p>Todos os códigos que implementam ou usam tratamento de erros e controles de logs não são afetados por qualquer código malicios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formulários que contenham informações sensíveis têm desabilitado o cache do lado do cliente, incluindo recursos de auto completar.</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A participação no Pregão Eletrônico dar-se-á por meio da digitação da senha privativa do licitante e subseqüente encaminhamento da Proposta de Preços (...)</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Limitações de entrada e de acesso impostas pelo negócio na aplicação (tais como limites de transações diárias ou sequenciamento de tarefas) não podem ser burlada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Identificação da sessão é alterada na re-autenticação.</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Todos os atributos de dados e usuários e informações de política usados pelos controles de acesso não podem ser manipulados pelos usuários finais a menos que especificamente autorizado.</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A partir do horário previsto no Edital, a sessão pública na internet será aberta por comando do Pregoeir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 CONTRATADA contratada do Lote 02 deverá prover o CONTRATANTE de informação detalhada da execução dos serviços, por meio de ferramenta, em tempo real, protegida por senha</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Todos os códigos que implementam ou usam controles de gerenciamento de sessões não são afetados por qualquer código malicioso.</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Outras Funcionalidades: Em qualquer momento durante a execução da sessão pública, o Pregoeiro pode: Reabrir uma Fase: <text:s/>A razão será registrada no chat e, após o comando do Pregoeiro, automaticamente, o sistema o direcionará para a fase .</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plicação aceita somente um conjunto definido de métodos de requisição HTTP, tais como GET e POST.</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Cookies que contêm os tokens/identificadores de sessões autenticadas têm seu domínio e caminho definidos para um valor adequadamente restritivo para o site.</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table:number-columns-repeated="1017"/>
        </table:table-row>
        <table:table-row table:style-name="ro1">
          <table:table-cell office:value-type="string">
            <text:p>Os documentos apresentados nesta licitação deverão: a) estar em nome da licitante, com um único número de CNPJ; b) estar no prazo de validade estabelecido pelo órgão expedidor; c) ser apresentados em original, em publicação da imprensa oficial ou em cópia autenticada por cartório, por pregoeiro ou por servidor da (...).</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documentos exigidos no presente instrumento convocatório poderão serapresentados em original, por qualquer processo de cópia autenticada por tabelião, ou publicação em órgão da imprensa oficial</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Deve-se utilizar parâmetros sempre que um valor for passado à query</text:p>
          </table:table-cell>
          <table:table-cell office:value-type="float" office:value="1">
            <text:p>1</text:p>
          </table:table-cell>
          <table:table-cell table:number-columns-repeated="5" office:value-type="float" office:value="0">
            <text:p>0</text:p>
          </table:table-cell>
          <table:table-cell table:number-columns-repeated="1017"/>
        </table:table-row>
        <table:table-row table:style-name="ro1">
          <table:table-cell office:value-type="string">
            <text:p>Todas as funções criptográficas usadas para proteger segredos do usuário da aplicação são implementadas no lado servidor.</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Produção Instalação própria (...) Sistema Web Linux/Windows, Java SQL Server, \"MER Código Sigla Sistema Nome Sistema (...) Gerenciar toda a sistemática de avaliação para progressão funcional dos servidores (...)</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Identificação da sessão é alterada ou cancelada no logout.</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Os Webservices devem ser utilizados mediante autenticação com usuário e senha, utilizando o perfil "UsernameToken" definido na especificação WS-Security e autenticação segura por meio do protocolo HTTPS.</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Usuários podem acessar somente os dados para os quais eles possuem autorização específica.</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Assegurar, nos casos de desastres naturais, acidentes, falhas de equipamentos, falhas de segurança, perda de serviços e ações intencionais, que por ventura possam ocorrer em seu ambiente, a continuidade da prestação dos serviços, por meio da execução de planos de contingência, visando à recuperação das operações a tempo de não causar paralisação dos serviços prestados à CONTRATANTE.</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códigos que implementam ou usam controles de autenticação não são afetados por qualquer código malicioso.</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Controles de acesso falham de forma segura (princípio do fail safe).</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Uma arquitetura de alto nível para a aplicação foi definida.</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os os controles de autenticação falham de forma segura (princípio do fail safe).</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Lista de acrônimos em uso no texto APF ASP CASE CFPS CGSI CMMI COBIT CPM CSM CSS DTDIE EGTI E-MAG (...) E-PING HTML IFPUG ISO ITIL MPS.BR NBR NESMA Análise de Pontos de Função; Active Server Pages; Computer­Aided Software Engineering; Certified Function Point Specialist; Coordenação-Geral de Sistemas de Informação; Capability Maturity Model Integration; Control Objectives For Information and Related Technology ; Counter Practices Manual; Certified Scrum Máster; Cascade Style Sheet; (...) Estratégia Geral de Tecnologia da Informação; Modelo de Acessibilidade de Governo Eletrônico; (...) <text:s text:c="2"/>Padrões de Interoperabilidade de Governo Eletrônico; Hyper Text Markup Language; Instituição de Ensino Superior; <text:s text:c="2"/>International Function Point Users Group; (...) <text:s/>International Organization for Standardization ; Information Technology Infrastructure Library; (...) Melhoria de Processos do Software Brasileiro; Norma da Associação Brasileira de Normas Técnicas (ABNT); Netherlands Software Metrics Association; NMA O&amp;M OS <text:s/>PDTI PF PHP PMBOK PMI PMP RE SAEB SCBCD SCDJWS SCJD SCJP SCWCD SEFTI SICAF (...) SQL TCU TI TIC UML UP VB XML XSL ZCE­ ­ ­Nota Mensal de Avaliação; Organização e Métodos; Ordem de Serviço; Plano Diretor de Tecnologia da Informação; Ponto de Função; Hypertext Preprocessor; Project Management Body of Knowledge; Project Management Institute; Project <text:s text:c="2"/>Management Professional; Relação de Empregados; (...) Sun Certified Business Component Developer; Sun Certified Developer For Java Web Services; Sun Certified Java Developer; Sun Certified Java Programmer; Sun Certified Web Component Developer; Secretaria de Fiscalização de Tecnologia da Informação; Sistema Integrado de Cadastro de Fornecedores;(...); Structured Query Language; (...) Tecnologias da Informação e Comunicação; Unified Modeling Language; Unified Process; Visual Basic; Extensible Markup Language; Extensible Stylesheet Language; Zend Certified Engineer.</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plicação não registra dados sensíveis específicos da aplicação que poderiam ajudar um atacante, incluindo identificadores de sessão do usuário e informações pessoais ou sensíveis.</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Os documentos exigidos neste edital poderão ser apresentados no original, por cópia autenticada por tabelião, ou publicação em órgão da imprensa oficial, ou cópia acompanhada do original para conferência pelo Pregoeir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s principais ferramentas são o Management Studio (visualizador de objetos e processador de queries) e o Query Analizer (processador de querie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das as funções de gerenciamento de contas são no mínimo tão resistentes a ataques quanto o mecanismo primário de autenticação.</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Todos os componentes que não são parte da aplicação, mas que a aplicação depende para operar, estão identificado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Usuários podem acessar somente URLs para as quais eles possuem autorização específica.</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Usuários podem acessar somente funções protegidas para as quais eles possuem autorização específica</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módulos criptográficos falham de forma segura (princípio do fail safe).</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Caso sejam detectadas falhas nos produtos que estão em processo de homologação, mesmo após a vigência contratual, a CONTRATADA deverá providenciar as devidas correções em até 72 horas, sem ônus para a CONTRATANTE e, no caso de falhas no ambiente de produção, imediatamente.</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Possui automatização de lógicas de pesquisa QBE (Query by Example).</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Tokens de sessões autenticadas são suficientemente longos e randômicos para resistir aos ataques que são típicos das ameaças no ambiente implantado.</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Um número máximo de tentativas de autenticação for excedido, a conta é bloqueada por um período de tempo suficiente para deter os ataques de força bruta.</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Serviços de Analise de Suporte ­ Banco de Dados ­ nível II: formação superior concluída na área de tecnologia da informação, experiência comprovada por atestado e/ou treinamento certificado de no mínimo 5 (cinco) anos em analise de suporte em administração de banco de dados Oracle, MySQL ou Postgre, linguagem PL/SQL e SQL Standard e certificação fornecida pelo fabricante.</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Exemplo de Query Binds pelo PHP @param string $strUsuarioNome * @param string $strSenha * @return integer */ function exemploDeAcessoBanco( $strUsuarioNome, $strSenha ) { $strUsuarioNome = (string)$strUsuarioNome; $strSenha = (string)$strSenha; $objBanco = new PDO('pgsql:dbname=database'); $objComando = $objBanco-&gt;prepare( " SELECT co_usuario FROM usuario WHERE no_usuario = :usuario AND ds_senha = :senha" ); $objComando-&gt;bindParam(':usuario', $strUsuarioNome ); $objComando-&gt;bindParam(':senha', md5( $strSenha ) ); $objResultado = $objComando-&gt;execute(); return (integer)$objResultado-&gt;co_usuario; } ?&gt;", <text:s/>import java.util.List; import javax.management.Query; import javax.persistence.EntityManager; import javax.persistence.Query;import org.apache.commons.lang.StringUtils;* * Exemplo de <text:s/>Query Binds para JPA <text:s/>abstract class exemploQueryBinds <text:s/>{ <text:s/>(...) public List&lt;Usuario&gt; getUsuarioPeloNome(String strNome) { String strConsulta = ""+ " SELECT "+ " u "+ " FROM"+ " Usuario u " + " WHERE " + " LOWER( Usuario.strNome ) = :nomeUsuario"; Query objComando = getEntityManager().createQuery(strConsulta).</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017"/>
        </table:table-row>
        <table:table-row table:style-name="ro1">
          <table:table-cell office:value-type="string">
            <text:p>Usuários podem acessar somente arquivos para os quais eles possuem autorização específica.</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Os documentos e anexos exigidos, quando remetidos via fax, deverão ser apresentados em original ou por cópia autenticada, nos prazos estabelecidos no Edital.</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O uso da senha de acesso ao sistema eletrônico é de inteira e exclusiva responsabilidade do licitante, incluindo qualquer transação efetuada diretamente, ou por seu representante, não cabendo ao provedor do sistema ou ao (...), promotor da licitação, responsabilidade por eventuais danos decorrentes de uso indevido da senha, ainda que por terceiros.</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Todos os dados não confiáveis que são incluídos em parâmetros de comandos do sistema operacional realizam o escape apropriado.</text:p>
          </table:table-cell>
          <table:table-cell table:number-columns-repeated="3" office:value-type="float" office:value="1">
            <text:p>1</text:p>
          </table:table-cell>
          <table:table-cell table:number-columns-repeated="3" office:value-type="float" office:value="0">
            <text:p>0</text:p>
          </table:table-cell>
          <table:table-cell table:number-columns-repeated="1017"/>
        </table:table-row>
        <table:table-row table:style-name="ro1">
          <table:table-cell office:value-type="string">
            <text:p>A participação dos interessados, no dia e hora fixados no preâmbulo deste Edital, dar-se-á por meio de digitação da senha privativa do licitante e subseqüente encaminhamento da proposta de preços com valores expressos na moeda oficial do Brasil, exclusivamente por meio eletrônico.</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O PHPUnit se integra bem com a maioria das IDEs para desenvolvimento PHP tais como Eclipse, NetBeans, ZendStudio, etc., além de ser uma ferramenta facilmente utilizável por linha de comand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Um único controle de validação de entrada é usado pela aplicação para cada tipo de dado que é aceito.</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017"/>
        </table:table-row>
        <table:table-row table:style-name="ro1">
          <table:table-cell office:value-type="string">
            <text:p>Todos os dados não confiáveis que são saídas para interpretadores SQL, usam interfaces parametrizadas, instruções preparadas ou realizam o escape apropriado.</text:p>
          </table:table-cell>
          <table:table-cell office:value-type="float" office:value="1">
            <text:p>1</text:p>
          </table:table-cell>
          <table:table-cell table:number-columns-repeated="5" office:value-type="float" office:value="0">
            <text:p>0</text:p>
          </table:table-cell>
          <table:table-cell table:number-columns-repeated="1017"/>
        </table:table-row>
        <table:table-row table:style-name="ro1">
          <table:table-cell office:value-type="string">
            <text:p>Todos os códigos que implementam ou usam controles de acesso não são afetados por qualquer código malicioso.</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Acesso a qualquer segredo master é protegido de acesso não autorizado (Um segredo master é uma credencial da aplicação armazenada em texto claro no disco que é usada para proteger o acesso às informações de configuração de segurança).</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Comprovada, de no mínimo 6 (seis) anos como programador JAVA especificadamente em projetos de desenvolvimento e manutenção de sistemas; <text:s/>Experiência em desenvolvimento de sistemas baseado no processo unificado (UP) ou similar; <text:s/>Experiência em leitura de modelos UML; <text:s/>Conhecimento da técnica de desenvolvimento XP; <text:s/>Conhecimentos HTML, CSS e Java Script; <text:s/>Conhecimentos de SQL; <text:s/>Conhecimento na plataforma Jcompany; <text:s/>Conhecimento na elaboração de testes unitário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Os comandos feitos pela persistência devem ser coerentes ao comando que o Banco de Dados é capaz de interpretar.</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Existe um padrão único de implementação do TLS, usado pela aplicação, que é configurado para operar de maneira aprovada*. Veja http://csrc.nist.gov/groups /STM/cmvp/documents/fips1402/FIPS1402IG.pdf ).</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Todas as falhas na validação de entradas resultam na rejeição ou sanitização da entrada.</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Lógica de tratamento de erros nos controles de segurança nega o acesso por padrão.</text:p>
          </table:table-cell>
          <table:table-cell table:number-columns-repeated="6" office:value-type="float" office:value="0">
            <text:p>0</text:p>
          </table:table-cell>
          <table:table-cell table:number-columns-repeated="1017"/>
        </table:table-row>
        <table:table-row table:style-name="ro1">
          <table:table-cell office:value-type="string">
            <text:p>Usuários podem acessar somente serviços para os quais eles possuem autorização específica.</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Controles de codificação/escape de saídas codificam todos os caracteres desconhecidos para garantir segurança ao interpretador</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Todos os controles de autenticação (incluindo bibliotecas que chamam serviços de autenticação externa) tem uma implementação centralizada.</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Empresa criadora da plataforma Java. HTMLSessão HTTP/IDE Java Java EE Login MVC Query RAD SGBD Stored Procedure SQL SOA Sun DOCUMENTO DE ARQUITETURA DE REFERÊNCIA DE SOFTWARE (...) DIRETORIA DE INFORMÁTICA GERÊNCIA DE TECNOLOGIA UNIDADE DE INOVAÇÃO E ARQUITETURA DE TI WAP W3C Sigla para Wireless Application Protocol: Protocolo para Aplicações sem Fio.</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Todos os controles de validação de entrada não são afetados por qualquer código malicioso.</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Oferece ainda como ferramenta o Profiler (permite a verificação das queries executadas no banco durante um período)</text:p>
          </table:table-cell>
          <table:table-cell office:value-type="float" office:value="1">
            <text:p>1</text:p>
          </table:table-cell>
          <table:table-cell table:number-columns-repeated="5" office:value-type="float" office:value="0">
            <text:p>0</text:p>
          </table:table-cell>
          <table:table-cell table:number-columns-repeated="1017"/>
        </table:table-row>
        <table:table-row table:style-name="ro1">
          <table:table-cell office:value-type="string">
            <text:p>Todas as páginas e recursos requerem autenticação exceto aquelas que especificamente devem ser públicas.</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Aplicação protege adequadamente as variáveis e recursos compartilhados contra acesso concorrente inapropriado.</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017"/>
        </table:table-row>
        <table:table-row table:style-name="ro1">
          <table:table-cell office:value-type="string">
            <text:p>Desenvolvedor/Engenheiro de SW Perfil a) Curso superior completo na área de informática; b) Experiência comprovada em programação Java para Web e ambientes corporativos; <text:s/>Pelo menos 1/3 da equipe de desenvolvedores deverá possuir Certificação Java Programmer; c) Experiência na utilização de linguagens de consulta a banco de dados (SQL e PL/SQL); d) Conhecimento de Programação Java utilizando Web Services, XML.</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Aplicação gera um token aleatório como parte de todos os links e formulários associados com transações ou no acesso a informações sensíveis, e se a aplicação verifica a presença desse token com o valor adequado para o usuário atual no processamento dessas requisições.</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Toda resposta HTTP contém um cabeçalho do tipo de conteúdo (content type header) especificando um conjunto seguro de caracteres (por exemplo, UTF-8).</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017"/>
        </table:table-row>
        <table:table-row table:style-name="ro1">
          <table:table-cell office:value-type="string">
            <text:p>Módulo de Fiscalização Sistema de Capacitação e Administração de Brigada Sistema Nacional de Informações sobre Fogo (...) Sistema de comunicação de acidentes ambientais com informações espaciais (...) Sala de Comando Controle e Comunicação da (...) Portal Nacional dos Planos de emergência individual e planos de ação de emergência licenciados (...) Sistema Informatizado de Licenciamento do Transporte Interestadual de Cargas Perigosas.</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Identificação da sessão é alterada no login.</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A Contratada deverá prover a Contratante de informação detalhada da execução dos serviços, por intermédio de ferramenta, em tempo real, protegida por senha e conexão segura.</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Alguns Componentes: Autenticação, Lista de Controle de Acesso( ACL ), Cache, Configuração, Mail, Session, Internacionalização.</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Interfaces do controle de segurança são simples o suficiente para que os desenvolvedores as utilizem corretamente.</text:p>
          </table:table-cell>
          <table:table-cell table:number-columns-repeated="5" office:value-type="float" office:value="1">
            <text:p>1</text:p>
          </table:table-cell>
          <table:table-cell office:value-type="float" office:value="0">
            <text:p>0</text:p>
          </table:table-cell>
          <table:table-cell table:number-columns-repeated="1017"/>
        </table:table-row>
        <table:table-row table:style-name="ro1">
          <table:table-cell office:value-type="string">
            <text:p>Todos os dados sensíveis são enviados para o servidor no corpo da mensagem HTTP (parâmetros URL nunca são usados para enviar dados sensíveis).</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Todas as decisões de autenticação são registradas (logs).</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Um caminho pode ser construído a partir de uma CA confiável para cada certificado de servidor Transport Layer Security (TLS), e se cada certificado de servidor é válido.</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Todas as credenciais de autenticação para acesso a serviços externos à aplicação são cifradas e armazenadas em um local protegido (não dentro do código-fonte).</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Lista de dados sensíveis processados pela aplicação é identificada, e que existe uma política explícita de como o acesso a esses dados deve ser controlado e quando estes dados devem ser cifrados (tanto em repouso quanto em trânsito).Verificar se esta política é devidamente aplicada.</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Todos os dados não confiáveis que são saídas para HTML (incluindo elementos HTML, valores de dados javascript, blocos CSS, atributos URI) realizam o escape apropriado para o contexto da aplicação.</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017"/>
        </table:table-row>
        <table:table-row table:style-name="ro1">
          <table:table-cell office:value-type="string">
            <text:p>Todas as informações sensíveis em cache ou as cópias temporárias enviadas ao cliente são protegidas contra acesso não autorizado, ou se elas são removidas /invalidadas após serem acessadas por um usuário autorizado (por exemplo, os cabeçalhos no-cache e no-store Cache-Control são definidos).</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O acesso a estas informações deve ser protegido por senha e conexão segura ou outro método equivalente.</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row table:style-name="ro1">
          <table:table-cell office:value-type="string">
            <text:p>Mesmas regras de controle de acesso aplicadas pela camada de apresentação são executadas no lado servidor.</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Todas as decisões de controle de acesso são registradas (logs), inclusive as decisões de falha de acesso.</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Os documentos necessários à habilitação poderão ser apresentados no seu original, ou por cópia autenticada em Cartório de Notas ou por servidor público competente, ou publicação em órgão da imprensa oficial ou, ainda, por cópias acompanhadas dos originais para conferência pelo Pregoeiro.</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Possibilitar uma seleção estadual (...) <text:s/>WEB/PHP/PostGreSQL/Informativo Eletrônico Inscrição (...) PRÓCONSELHO Divulgar os boletins de serviço das Secretarias e Subsecretarias (...) WEB WEB/ASP ASP/SQLServer 2000 SQL. Provê o cadastro de cursos que fazem parte do Programa Nacional (...) Catálogo de Sistemas Versão 1.0 de 24/06/2010 Sigla do Sistema Nome do Sistema (...) CONSELHO (..) OBJETIVO Plataforma Linguagem SGBD (...) Integração SBA x SGB alinhado a política do Governo Federal (...).</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Deverão ser empregadas tecnologias como GED/ECM, certificação digital,computação móvel, CBS ­ Computação Baseada em Servidor, Data Warehouse, Workflow, arquitetura orientada a serviços, dentre outras.</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17"/>
        </table:table-row>
        <table:table-row table:style-name="ro1">
          <table:table-cell office:value-type="string">
            <text:p>Os documentos poderão ser apresentados em original, cópia autenticada por Cartório ou cópia simples, para autenticação por membro da Comissão de Licitação, neste caso acompanhado dos originais, não sendo aceitos fac-símiles (fax).</text:p>
          </table:table-cell>
          <table:table-cell table:number-columns-repeated="5" office:value-type="float" office:value="0">
            <text:p>0</text:p>
          </table:table-cell>
          <table:table-cell office:value-type="float" office:value="1">
            <text:p>1</text:p>
          </table:table-cell>
          <table:table-cell table:number-columns-repeated="1017"/>
        </table:table-row>
        <table:table-row table:style-name="ro1">
          <table:table-cell office:value-type="string">
            <text:p>Implementação padrão do gerenciamento de sessões do framework é utilizada pela aplicação.</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1017"/>
        </table:table-row>
      </table:table>
      <table:table table:name="ESA-CWE-Uni" table:style-name="ta9">
        <office:forms form:automatic-focus="false" form:apply-design-mode="false"/>
        <table:table-column table:style-name="co3" table:number-columns-repeated="7" table:default-cell-style-name="Default"/>
        <table:table-row table:style-name="ro2">
          <table:table-cell table:style-name="ce1"/>
          <table:table-cell table:style-name="ce1" office:value-type="string">
            <text:p>A1</text:p>
          </table:table-cell>
          <table:table-cell table:style-name="ce1" office:value-type="string">
            <text:p>A2</text:p>
          </table:table-cell>
          <table:table-cell table:style-name="ce1" office:value-type="string">
            <text:p>A3</text:p>
          </table:table-cell>
          <table:table-cell table:style-name="ce1" office:value-type="string">
            <text:p>A6</text:p>
          </table:table-cell>
          <table:table-cell table:style-name="ce1" office:value-type="string">
            <text:p>A7</text:p>
          </table:table-cell>
          <table:table-cell table:style-name="ce1" office:value-type="string">
            <text:p>Não se Aplica</text:p>
          </table:table-cell>
        </table:table-row>
        <table:table-row table:style-name="ro3">
          <table:table-cell table:style-name="ce1" office:value-type="string">
            <text:p>Todos os códigos que implementam ou usam tratamento de erros e controles de logs não são afetados por qualquer código malicioso.</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Todos os formulários que contenham informações sensíveis têm desabilitado o cache do lado do cliente, incluindo recursos de auto completar.</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A participação no Pregão Eletrônico dar-se-á por meio da digitação da senha privativa do licitante e subseqüente encaminhamento da Proposta de Preços (...)</text:p>
          </table:table-cell>
          <table:table-cell table:number-columns-repeated="3" table:style-name="ce1" office:value-type="float" office:value="0">
            <text:p>0</text:p>
          </table:table-cell>
          <table:table-cell table:style-name="ce1" office:value-type="float" office:value="1">
            <text:p>1</text:p>
          </table:table-cell>
          <table:table-cell table:number-columns-repeated="2" table:style-name="ce1" office:value-type="float" office:value="0">
            <text:p>0</text:p>
          </table:table-cell>
        </table:table-row>
        <table:table-row table:style-name="ro2">
          <table:table-cell table:style-name="ce1" office:value-type="string">
            <text:p>Limitações de entrada e de acesso impostas pelo negócio na aplicação (tais como limites de transações diárias ou sequenciamento de tarefas) não podem ser burladas.</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Identificação da sessão é alterada na re-autenticação.</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Todos os atributos de dados e usuários e informações de política usados pelos controles de acesso não podem ser manipulados pelos usuários finais a menos que especificamente autorizado.</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A partir do horário previsto no Edital, a sessão pública na internet será aberta por comando do Pregoeiro</text:p>
          </table:table-cell>
          <table:table-cell table:style-name="ce1" office:value-type="float" office:value="1">
            <text:p>1</text:p>
          </table:table-cell>
          <table:table-cell table:number-columns-repeated="5" table:style-name="ce1" office:value-type="float" office:value="0">
            <text:p>0</text:p>
          </table:table-cell>
        </table:table-row>
        <table:table-row table:style-name="ro2">
          <table:table-cell table:style-name="ce1" office:value-type="string">
            <text:p>A CONTRATADA contratada do Lote 02 deverá prover o CONTRATANTE de informação detalhada da execução dos serviços, por meio de ferramenta, em tempo real, protegida por senha</text:p>
          </table:table-cell>
          <table:table-cell table:number-columns-repeated="3" table:style-name="ce1" office:value-type="float" office:value="0">
            <text:p>0</text:p>
          </table:table-cell>
          <table:table-cell table:style-name="ce1" office:value-type="float" office:value="1">
            <text:p>1</text:p>
          </table:table-cell>
          <table:table-cell table:number-columns-repeated="2" table:style-name="ce1" office:value-type="float" office:value="0">
            <text:p>0</text:p>
          </table:table-cell>
        </table:table-row>
        <table:table-row table:style-name="ro2">
          <table:table-cell table:style-name="ce1" office:value-type="string">
            <text:p>Todos os códigos que implementam ou usam controles de gerenciamento de sessões não são afetados por qualquer código malicioso.</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Outras Funcionalidades: Em qualquer momento durante a execução da sessão pública, o Pregoeiro pode: Reabrir uma Fase: <text:s/>A razão será registrada no chat e, após o comando do Pregoeiro, automaticamente, o sistema o direcionará para a fase .</text:p>
          </table:table-cell>
          <table:table-cell table:number-columns-repeated="3" table:style-name="ce1" office:value-type="float" office:value="0">
            <text:p>0</text:p>
          </table:table-cell>
          <table:table-cell table:style-name="ce1" office:value-type="float" office:value="1">
            <text:p>1</text:p>
          </table:table-cell>
          <table:table-cell table:number-columns-repeated="2" table:style-name="ce1" office:value-type="float" office:value="0">
            <text:p>0</text:p>
          </table:table-cell>
        </table:table-row>
        <table:table-row table:style-name="ro2">
          <table:table-cell table:style-name="ce1" office:value-type="string">
            <text:p>Aplicação aceita somente um conjunto definido de métodos de requisição HTTP, tais como GET e POST.</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Cookies que contêm os tokens/identificadores de sessões autenticadas têm seu domínio e caminho definidos para um valor adequadamente restritivo para o site.</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Os documentos apresentados nesta licitação deverão: a) estar em nome da licitante, com um único número de CNPJ; b) estar no prazo de validade estabelecido pelo órgão expedidor; c) ser apresentados em original, em publicação da imprensa oficial ou em cópia autenticada por cartório, por pregoeiro ou por servidor da (...).</text:p>
          </table:table-cell>
          <table:table-cell table:number-columns-repeated="4" table:style-name="ce1" office:value-type="float" office:value="0">
            <text:p>0</text:p>
          </table:table-cell>
          <table:table-cell table:style-name="ce1" office:value-type="float" office:value="1">
            <text:p>1</text:p>
          </table:table-cell>
          <table:table-cell table:style-name="ce1" office:value-type="float" office:value="0">
            <text:p>0</text:p>
          </table:table-cell>
        </table:table-row>
        <table:table-row table:style-name="ro2">
          <table:table-cell table:style-name="ce1" office:value-type="string">
            <text:p>Todos os documentos exigidos no presente instrumento convocatório poderão ser apresentados em original, por qualquer processo de cópia autenticada por tabelião, ou publicação em órgão da imprensa oficial</text:p>
          </table:table-cell>
          <table:table-cell table:number-columns-repeated="4" table:style-name="ce1" office:value-type="float" office:value="0">
            <text:p>0</text:p>
          </table:table-cell>
          <table:table-cell table:style-name="ce1" office:value-type="float" office:value="1">
            <text:p>1</text:p>
          </table:table-cell>
          <table:table-cell table:style-name="ce1" office:value-type="float" office:value="0">
            <text:p>0</text:p>
          </table:table-cell>
        </table:table-row>
        <table:table-row table:style-name="ro3">
          <table:table-cell table:style-name="ce1" office:value-type="string">
            <text:p>Deve-se utilizar parâmetros sempre que um valor for passado à query</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Todas as funções criptográficas usadas para proteger segredos do usuário da aplicação são implementadas no lado servidor.</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Produção Instalação própria (...) Sistema Web Linux/Windows, Java SQL Server, \"MER Código Sigla Sistema Nome Sistema (...) Gerenciar toda a sistemática de avaliação para progressão funcional dos servidores (...)</text:p>
          </table:table-cell>
          <table:table-cell table:style-name="ce1" office:value-type="float" office:value="1">
            <text:p>1</text:p>
          </table:table-cell>
          <table:table-cell table:number-columns-repeated="5" table:style-name="ce1" office:value-type="float" office:value="0">
            <text:p>0</text:p>
          </table:table-cell>
        </table:table-row>
        <table:table-row table:style-name="ro2">
          <table:table-cell table:style-name="ce1" office:value-type="string">
            <text:p>Identificação da sessão é alterada ou cancelada no logout.</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Os Webservices devem ser utilizados mediante autenticação com usuário e senha, utilizando o perfil "UsernameToken" definido na especificação WS-Security e autenticação segura por meio do protocolo HTTPS.</text:p>
          </table:table-cell>
          <table:table-cell table:number-columns-repeated="2" table:style-name="ce1" office:value-type="float" office:value="0">
            <text:p>0</text:p>
          </table:table-cell>
          <table:table-cell table:number-columns-repeated="3" table:style-name="ce1" office:value-type="float" office:value="1">
            <text:p>1</text:p>
          </table:table-cell>
          <table:table-cell table:style-name="ce1" office:value-type="float" office:value="0">
            <text:p>0</text:p>
          </table:table-cell>
        </table:table-row>
        <table:table-row table:style-name="ro2">
          <table:table-cell table:style-name="ce1" office:value-type="string">
            <text:p>Usuários podem acessar somente os dados para os quais eles possuem autorização específica.</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Assegurar, nos casos de desastres naturais, acidentes, falhas de equipamentos, falhas de segurança, perda de serviços e ações intencionais, que por ventura possam ocorrer em seu ambiente, a continuidade da prestação dos serviços, por meio da execução de planos de contingência, visando à recuperação das operações a tempo de não causar paralisação dos serviços prestados à CONTRATANTE.</text:p>
          </table:table-cell>
          <table:table-cell table:number-columns-repeated="2" table:style-name="ce1" office:value-type="float" office:value="0">
            <text:p>0</text:p>
          </table:table-cell>
          <table:table-cell table:style-name="ce1" office:value-type="float" office:value="1">
            <text:p>1</text:p>
          </table:table-cell>
          <table:table-cell table:number-columns-repeated="3" table:style-name="ce1" office:value-type="float" office:value="0">
            <text:p>0</text:p>
          </table:table-cell>
        </table:table-row>
        <table:table-row table:style-name="ro2">
          <table:table-cell table:style-name="ce1" office:value-type="string">
            <text:p>Todos os códigos que implementam ou usam controles de autenticação não são afetados por qualquer código malicioso.</text:p>
          </table:table-cell>
          <table:table-cell table:style-name="ce1" office:value-type="float" office:value="0">
            <text:p>0</text:p>
          </table:table-cell>
          <table:table-cell table:style-name="ce1" office:value-type="float" office:value="1">
            <text:p>1</text:p>
          </table:table-cell>
          <table:table-cell table:number-columns-repeated="4" table:style-name="ce1" office:value-type="float" office:value="0">
            <text:p>0</text:p>
          </table:table-cell>
        </table:table-row>
        <table:table-row table:style-name="ro3">
          <table:table-cell table:style-name="ce1" office:value-type="string">
            <text:p>Controles de acesso falham de forma segura (princípio do fail safe).</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Uma arquitetura de alto nível para a aplicação foi definida.</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Todos os controles de autenticação falham de forma segura (princípio do fail safe).</text:p>
          </table:table-cell>
          <table:table-cell table:style-name="ce1" office:value-type="float" office:value="0">
            <text:p>0</text:p>
          </table:table-cell>
          <table:table-cell table:style-name="ce1" office:value-type="float" office:value="1">
            <text:p>1</text:p>
          </table:table-cell>
          <table:table-cell table:number-columns-repeated="4" table:style-name="ce1" office:value-type="float" office:value="0">
            <text:p>0</text:p>
          </table:table-cell>
        </table:table-row>
        <table:table-row table:style-name="ro3">
          <table:table-cell table:style-name="ce1" office:value-type="string">
            <text:p>Lista de acrônimos em uso no texto APF ASP CASE CFPS CGSI CMMI COBIT CPM CSM CSS DTDIE EGTI E-MAG (...) E-PING HTML IFPUG ISO ITIL MPS.BR NBR NESMA Análise de Pontos de Função; Active Server Pages; Computer­Aided Software Engineering; Certified Function Point Specialist; Coordenação-Geral de Sistemas de Informação; Capability Maturity Model Integration; Control Objectives For Information and Related Technology ; Counter Practices Manual; Certified Scrum Máster; Cascade Style Sheet; (...) Estratégia Geral de Tecnologia da Informação; Modelo de Acessibilidade de Governo Eletrônico; (...) <text:s text:c="2"/>Padrões de Interoperabilidade de Governo Eletrônico; Hyper Text Markup Language; Instituição de Ensino Superior; <text:s text:c="2"/>International Function Point Users Group; (...) <text:s/>International Organization for Standardization ; Information Technology Infrastructure Library; (...) Melhoria de Processos do Software Brasileiro; Norma da Associação Brasileira de Normas Técnicas (ABNT); Netherlands Software Metrics Association; NMA O&amp;M OS <text:s/>PDTI PF PHP PMBOK PMI PMP RE SAEB SCBCD SCDJWS SCJD SCJP SCWCD SEFTI SICAF (...) SQL TCU TI TIC UML UP VB XML XSL ZCE­ ­ ­Nota Mensal de Avaliação; Organização e Métodos; Ordem de Serviço; Plano Diretor de Tecnologia da Informação; Ponto de Função; Hypertext Preprocessor; Project Management Body of Knowledge; Project Management Institute; Project <text:s text:c="2"/>Management Professional; Relação de Empregados; (...) Sun Certified Business Component Developer; Sun Certified Developer For Java Web Services; Sun Certified Java Developer; Sun Certified Java Programmer; Sun Certified Web Component Developer; Secretaria de Fiscalização de Tecnologia da Informação; Sistema Integrado de Cadastro de Fornecedores;(...); Structured Query Language; (...) Tecnologias da Informação e Comunicação; Unified Modeling Language; Unified Process; Visual Basic; Extensible Markup Language; Extensible Stylesheet Language; Zend Certified Engineer.</text:p>
          </table:table-cell>
          <table:table-cell table:number-columns-repeated="3" table:style-name="ce1" office:value-type="float" office:value="0">
            <text:p>0</text:p>
          </table:table-cell>
          <table:table-cell table:style-name="ce1" office:value-type="float" office:value="1">
            <text:p>1</text:p>
          </table:table-cell>
          <table:table-cell table:number-columns-repeated="2" table:style-name="ce1" office:value-type="float" office:value="0">
            <text:p>0</text:p>
          </table:table-cell>
        </table:table-row>
        <table:table-row table:style-name="ro2">
          <table:table-cell table:style-name="ce1" office:value-type="string">
            <text:p>Aplicação não registra dados sensíveis específicos da aplicação que poderiam ajudar um atacante, incluindo identificadores de sessão do usuário e informações pessoais ou sensíveis.</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Os documentos exigidos neste edital poderão ser apresentados no original, por cópia autenticada por tabelião, ou publicação em órgão da imprensa oficial, ou cópia acompanhada do original para conferência pelo Pregoeiro.</text:p>
          </table:table-cell>
          <table:table-cell table:number-columns-repeated="6" table:style-name="ce1" office:value-type="float" office:value="0">
            <text:p>0</text:p>
          </table:table-cell>
        </table:table-row>
        <table:table-row table:style-name="ro3">
          <table:table-cell table:style-name="ce1" office:value-type="string">
            <text:p>As principais ferramentas são o Management Studio (visualizador de objetos e processador de queries) e o Query Analizer (processador de queries).</text:p>
          </table:table-cell>
          <table:table-cell table:number-columns-repeated="4" table:style-name="ce1" office:value-type="float" office:value="0">
            <text:p>0</text:p>
          </table:table-cell>
          <table:table-cell table:style-name="ce1" office:value-type="float" office:value="1">
            <text:p>1</text:p>
          </table:table-cell>
          <table:table-cell table:style-name="ce1" office:value-type="float" office:value="0">
            <text:p>0</text:p>
          </table:table-cell>
        </table:table-row>
        <table:table-row table:style-name="ro2">
          <table:table-cell table:style-name="ce1" office:value-type="string">
            <text:p>Todas as funções de gerenciamento de contas são no mínimo tão resistentes a ataques quanto o mecanismo primário de autenticação.</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Todos os componentes que não são parte da aplicação, mas que a aplicação depende para operar, estão identificados</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Usuários podem acessar somente URLs para as quais eles possuem autorização específica.</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Usuários podem acessar somente funções protegidas para as quais eles possuem autorização específica</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Todos os módulos criptográficos falham de forma segura (princípio do fail safe).</text:p>
          </table:table-cell>
          <table:table-cell table:style-name="ce1" office:value-type="float" office:value="0">
            <text:p>0</text:p>
          </table:table-cell>
          <table:table-cell table:style-name="ce1" office:value-type="float" office:value="1">
            <text:p>1</text:p>
          </table:table-cell>
          <table:table-cell table:number-columns-repeated="4" table:style-name="ce1" office:value-type="float" office:value="0">
            <text:p>0</text:p>
          </table:table-cell>
        </table:table-row>
        <table:table-row table:style-name="ro2">
          <table:table-cell table:style-name="ce1" office:value-type="string">
            <text:p>Caso sejam detectadas falhas nos produtos que estão em processo de homologação, mesmo após a vigência contratual, a CONTRATADA deverá providenciar as devidas correções em até 72 horas, sem ônus para a CONTRATANTE e, no caso de falhas no ambiente de produção, imediatamente.</text:p>
          </table:table-cell>
          <table:table-cell table:style-name="ce1" office:value-type="float" office:value="0">
            <text:p>0</text:p>
          </table:table-cell>
          <table:table-cell table:style-name="ce1" office:value-type="float" office:value="1">
            <text:p>1</text:p>
          </table:table-cell>
          <table:table-cell table:number-columns-repeated="4" table:style-name="ce1" office:value-type="float" office:value="0">
            <text:p>0</text:p>
          </table:table-cell>
        </table:table-row>
        <table:table-row table:style-name="ro3">
          <table:table-cell table:style-name="ce1" office:value-type="string">
            <text:p>Possui automatização de lógicas de pesquisa QBE (Query by Example).</text:p>
          </table:table-cell>
          <table:table-cell table:style-name="ce1" office:value-type="float" office:value="1">
            <text:p>1</text:p>
          </table:table-cell>
          <table:table-cell table:number-columns-repeated="5" table:style-name="ce1" office:value-type="float" office:value="0">
            <text:p>0</text:p>
          </table:table-cell>
        </table:table-row>
        <table:table-row table:style-name="ro3">
          <table:table-cell table:style-name="ce1" office:value-type="string">
            <text:p>Tokens de sessões autenticadas são suficientemente longos e randômicos para resistir aos ataques que são típicos das ameaças no ambiente implantado.</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Um número máximo de tentativas de autenticação for excedido, a conta é bloqueada por um período de tempo suficiente para deter os ataques de força bruta.</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Serviços de Analise de Suporte ­ Banco de Dados ­ nível II: formação superior concluída na área de tecnologia da informação, experiência comprovada por atestado e/ou treinamento certificado de no mínimo 5 (cinco) anos em analise de suporte em administração de banco de dados Oracle, MySQL ou Postgre, linguagem PL/SQL e SQL Standard e certificação fornecida pelo fabricante.</text:p>
          </table:table-cell>
          <table:table-cell table:style-name="ce1" office:value-type="float" office:value="0">
            <text:p>0</text:p>
          </table:table-cell>
          <table:table-cell table:style-name="ce1" office:value-type="float" office:value="1">
            <text:p>1</text:p>
          </table:table-cell>
          <table:table-cell table:number-columns-repeated="4" table:style-name="ce1" office:value-type="float" office:value="0">
            <text:p>0</text:p>
          </table:table-cell>
        </table:table-row>
        <table:table-row table:style-name="ro3">
          <table:table-cell table:style-name="ce1" office:value-type="string">
            <text:p>Exemplo de Query Binds pelo PHP @param string $strUsuarioNome * @param string $strSenha * @return integer */ function exemploDeAcessoBanco( $strUsuarioNome, $strSenha ) { $strUsuarioNome = (string)$strUsuarioNome; $strSenha = (string)$strSenha; $objBanco = new PDO('pgsql:dbname=database'); $objComando = $objBanco-&gt;prepare( " SELECT co_usuario FROM usuario WHERE no_usuario = :usuario AND ds_senha = :senha" ); $objComando-&gt;bindParam(':usuario', $strUsuarioNome ); $objComando-&gt;bindParam(':senha', md5( $strSenha ) ); $objResultado = $objComando-&gt;execute(); return (integer)$objResultado-&gt;co_usuario; } ?&gt;", <text:s/>import java.util.List; import javax.management.Query; import javax.persistence.EntityManager; import javax.persistence.Query;import org.apache.commons.lang.StringUtils;* * Exemplo de <text:s/>Query Binds para JPA <text:s/>abstract class exemploQueryBinds <text:s/>{ <text:s/>(...) public List&lt;Usuario&gt; getUsuarioPeloNome(String strNome) { String strConsulta = ""+ " SELECT "+ " u "+ " FROM"+ " Usuario u " + " WHERE " + " LOWER( Usuario.strNome ) = :nomeUsuario"; Query objComando = getEntityManager().createQuery(strConsulta).</text:p>
          </table:table-cell>
          <table:table-cell table:style-name="ce1" office:value-type="float" office:value="1">
            <text:p>1</text:p>
          </table:table-cell>
          <table:table-cell table:number-columns-repeated="2" table:style-name="ce1" office:value-type="float" office:value="0">
            <text:p>0</text:p>
          </table:table-cell>
          <table:table-cell table:style-name="ce1" office:value-type="float" office:value="1">
            <text:p>1</text:p>
          </table:table-cell>
          <table:table-cell table:number-columns-repeated="2" table:style-name="ce1" office:value-type="float" office:value="0">
            <text:p>0</text:p>
          </table:table-cell>
        </table:table-row>
        <table:table-row table:style-name="ro2">
          <table:table-cell table:style-name="ce1" office:value-type="string">
            <text:p>Usuários podem acessar somente arquivos para os quais eles possuem autorização específica.</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Os documentos e anexos exigidos, quando remetidos via fax, deverão ser apresentados em original ou por cópia autenticada, nos prazos estabelecidos no Edital.</text:p>
          </table:table-cell>
          <table:table-cell table:number-columns-repeated="4" table:style-name="ce1" office:value-type="float" office:value="0">
            <text:p>0</text:p>
          </table:table-cell>
          <table:table-cell table:style-name="ce1" office:value-type="float" office:value="1">
            <text:p>1</text:p>
          </table:table-cell>
          <table:table-cell table:style-name="ce1" office:value-type="float" office:value="0">
            <text:p>0</text:p>
          </table:table-cell>
        </table:table-row>
        <table:table-row table:style-name="ro3">
          <table:table-cell table:style-name="ce1" office:value-type="string">
            <text:p>O uso da senha de acesso ao sistema eletrônico é de inteira e exclusiva responsabilidade do licitante, incluindo qualquer transação efetuada diretamente, ou por seu representante, não cabendo ao provedor do sistema ou ao (...), promotor da licitação, responsabilidade por eventuais danos decorrentes de uso indevido da senha, ainda que por terceiros.</text:p>
          </table:table-cell>
          <table:table-cell table:number-columns-repeated="3" table:style-name="ce1" office:value-type="float" office:value="0">
            <text:p>0</text:p>
          </table:table-cell>
          <table:table-cell table:style-name="ce1" office:value-type="float" office:value="1">
            <text:p>1</text:p>
          </table:table-cell>
          <table:table-cell table:number-columns-repeated="2" table:style-name="ce1" office:value-type="float" office:value="0">
            <text:p>0</text:p>
          </table:table-cell>
        </table:table-row>
        <table:table-row table:style-name="ro2">
          <table:table-cell table:style-name="ce1" office:value-type="string">
            <text:p>Todos os dados não confiáveis que são incluídos em parâmetros de comandos do sistema operacional realizam o escape apropriado.</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A participação dos interessados, no dia e hora fixados no preâmbulo deste Edital, dar-se-á por meio de digitação da senha privativa do licitante e subseqüente encaminhamento da proposta de preços com valores expressos na moeda oficial do Brasil, exclusivamente por meio eletrônico.</text:p>
          </table:table-cell>
          <table:table-cell table:number-columns-repeated="3" table:style-name="ce1" office:value-type="float" office:value="0">
            <text:p>0</text:p>
          </table:table-cell>
          <table:table-cell table:style-name="ce1" office:value-type="float" office:value="1">
            <text:p>1</text:p>
          </table:table-cell>
          <table:table-cell table:number-columns-repeated="2" table:style-name="ce1" office:value-type="float" office:value="0">
            <text:p>0</text:p>
          </table:table-cell>
        </table:table-row>
        <table:table-row table:style-name="ro3">
          <table:table-cell table:style-name="ce1" office:value-type="string">
            <text:p>O PHPUnit se integra bem com a maioria das IDEs para desenvolvimento PHP tais como Eclipse, NetBeans, ZendStudio, etc., além de ser uma ferramenta facilmente utilizável por linha de comando.</text:p>
          </table:table-cell>
          <table:table-cell table:style-name="ce1" office:value-type="float" office:value="0">
            <text:p>0</text:p>
          </table:table-cell>
          <table:table-cell table:style-name="ce1" office:value-type="float" office:value="1">
            <text:p>1</text:p>
          </table:table-cell>
          <table:table-cell table:number-columns-repeated="4" table:style-name="ce1" office:value-type="float" office:value="0">
            <text:p>0</text:p>
          </table:table-cell>
        </table:table-row>
        <table:table-row table:style-name="ro2">
          <table:table-cell table:style-name="ce1" office:value-type="string">
            <text:p>Um único controle de validação de entrada é usado pela aplicação para cada tipo de dado que é aceito.</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Todos os dados não confiáveis que são saídas para interpretadores SQL, usam interfaces parametrizadas, instruções preparadas ou realizam o escape apropriado.</text:p>
          </table:table-cell>
          <table:table-cell table:style-name="ce1" office:value-type="float" office:value="1">
            <text:p>1</text:p>
          </table:table-cell>
          <table:table-cell table:number-columns-repeated="5" table:style-name="ce1" office:value-type="float" office:value="0">
            <text:p>0</text:p>
          </table:table-cell>
        </table:table-row>
        <table:table-row table:style-name="ro2">
          <table:table-cell table:style-name="ce1" office:value-type="string">
            <text:p>Todos os códigos que implementam ou usam controles de acesso não são afetados por qualquer código malicioso.</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Acesso a qualquer segredo master é protegido de acesso não autorizado (Um segredo master é uma credencial da aplicação armazenada em texto claro no disco que é usada para proteger o acesso às informações de configuração de segurança).</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Comprovada, de no mínimo 6 (seis) anos como programador JAVA especificadamente em projetos de desenvolvimento e manutenção de sistemas; <text:s/>Experiência em desenvolvimento de sistemas baseado no processo unificado (UP) ou similar; <text:s/>Experiência em leitura de modelos UML; <text:s/>Conhecimento da técnica de desenvolvimento XP; <text:s/>Conhecimentos HTML, CSS e Java Script; <text:s/>Conhecimentos de SQL; <text:s/>Conhecimento na plataforma Jcompany; <text:s/>Conhecimento na elaboração de testes unitários.</text:p>
          </table:table-cell>
          <table:table-cell table:style-name="ce1" office:value-type="float" office:value="1">
            <text:p>1</text:p>
          </table:table-cell>
          <table:table-cell table:number-columns-repeated="5" table:style-name="ce1" office:value-type="float" office:value="0">
            <text:p>0</text:p>
          </table:table-cell>
        </table:table-row>
        <table:table-row table:style-name="ro2">
          <table:table-cell table:style-name="ce1" office:value-type="string">
            <text:p>Os comandos feitos pela persistência devem ser coerentes ao comando que o Banco de Dados é capaz de interpretar.</text:p>
          </table:table-cell>
          <table:table-cell table:style-name="ce1" office:value-type="float" office:value="1">
            <text:p>1</text:p>
          </table:table-cell>
          <table:table-cell table:number-columns-repeated="5" table:style-name="ce1" office:value-type="float" office:value="0">
            <text:p>0</text:p>
          </table:table-cell>
        </table:table-row>
        <table:table-row table:style-name="ro3">
          <table:table-cell table:style-name="ce1" office:value-type="string">
            <text:p>Existe um padrão único de implementação do TLS, usado pela aplicação, que é configurado para operar de maneira aprovada*. Veja http://csrc.nist.gov/groups /STM/cmvp/documents/fips1402/FIPS1402IG.pdf ).</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Todas as falhas na validação de entradas resultam na rejeição ou sanitização da entrada.</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Lógica de tratamento de erros nos controles de segurança nega o acesso por padrão.</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Usuários podem acessar somente serviços para os quais eles possuem autorização específica.</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Controles de codificação/escape de saídas codificam todos os caracteres desconhecidos para garantir segurança ao interpretador</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Todos os controles de autenticação (incluindo bibliotecas que chamam serviços de autenticação externa) tem uma implementação centralizada.</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Empresa criadora da plataforma Java. HTMLSessão HTTP/IDE Java Java EE Login MVC Query RAD SGBD Stored Procedure SQL SOA Sun DOCUMENTO DE ARQUITETURA DE REFERÊNCIA DE SOFTWARE (...) DIRETORIA DE INFORMÁTICA GERÊNCIA DE TECNOLOGIA UNIDADE DE INOVAÇÃO E ARQUITETURA DE TI WAP W3C Sigla para Wireless Application Protocol: Protocolo para Aplicações sem Fio.</text:p>
          </table:table-cell>
          <table:table-cell table:style-name="ce1" office:value-type="float" office:value="1">
            <text:p>1</text:p>
          </table:table-cell>
          <table:table-cell table:number-columns-repeated="5" table:style-name="ce1" office:value-type="float" office:value="0">
            <text:p>0</text:p>
          </table:table-cell>
        </table:table-row>
        <table:table-row table:style-name="ro2">
          <table:table-cell table:style-name="ce1" office:value-type="string">
            <text:p>Todos os controles de validação de entrada não são afetados por qualquer código malicioso.</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Oferece ainda como ferramenta o Profiler (permite a verificação das queries executadas no banco durante um período)</text:p>
          </table:table-cell>
          <table:table-cell table:style-name="ce1" office:value-type="float" office:value="0">
            <text:p>0</text:p>
          </table:table-cell>
          <table:table-cell table:style-name="ce1" office:value-type="float" office:value="1">
            <text:p>1</text:p>
          </table:table-cell>
          <table:table-cell table:number-columns-repeated="4" table:style-name="ce1" office:value-type="float" office:value="0">
            <text:p>0</text:p>
          </table:table-cell>
        </table:table-row>
        <table:table-row table:style-name="ro2">
          <table:table-cell table:style-name="ce1" office:value-type="string">
            <text:p>Todas as páginas e recursos requerem autenticação exceto aquelas que especificamente devem ser públicas.</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Aplicação protege adequadamente as variáveis e recursos compartilhados contra acesso concorrente inapropriado.</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Desenvolvedor/Engenheiro de SW Perfil a) Curso superior completo na área de informática; b) Experiência comprovada em programação Java para Web e ambientes corporativos; <text:s/>Pelo menos 1/3 da equipe de desenvolvedores deverá possuir Certificação Java Programmer; c) Experiência na utilização de linguagens de consulta a banco de dados (SQL e PL/SQL); d) Conhecimento de Programação Java utilizando Web Services, XML.</text:p>
          </table:table-cell>
          <table:table-cell table:style-name="ce1" office:value-type="float" office:value="1">
            <text:p>1</text:p>
          </table:table-cell>
          <table:table-cell table:number-columns-repeated="5" table:style-name="ce1" office:value-type="float" office:value="0">
            <text:p>0</text:p>
          </table:table-cell>
        </table:table-row>
        <table:table-row table:style-name="ro3">
          <table:table-cell table:style-name="ce1" office:value-type="string">
            <text:p>Aplicação gera um token aleatório como parte de todos os links e formulários associados com transações ou no acesso a informações sensíveis, e se a aplicação verifica a presença desse token com o valor adequado para o usuário atual no processamento dessas requisições.</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Toda resposta HTTP contém um cabeçalho do tipo de conteúdo (content type header) especificando um conjunto seguro de caracteres (por exemplo, UTF-8).</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Módulo de Fiscalização Sistema de Capacitação e Administração de Brigada Sistema Nacional de Informações sobre Fogo (...) Sistema de comunicação de acidentes ambientais com informações espaciais (...) Sala de Comando Controle e Comunicação da (...) Portal Nacional dos Planos de emergência individual e planos de ação de emergência licenciados (...) Sistema Informatizado de Licenciamento do Transporte Interestadual de Cargas Perigosas.</text:p>
          </table:table-cell>
          <table:table-cell table:style-name="ce1" office:value-type="float" office:value="0">
            <text:p>0</text:p>
          </table:table-cell>
          <table:table-cell table:style-name="ce1" office:value-type="float" office:value="1">
            <text:p>1</text:p>
          </table:table-cell>
          <table:table-cell table:number-columns-repeated="4" table:style-name="ce1" office:value-type="float" office:value="0">
            <text:p>0</text:p>
          </table:table-cell>
        </table:table-row>
        <table:table-row table:style-name="ro2">
          <table:table-cell table:style-name="ce1" office:value-type="string">
            <text:p>Identificação da sessão é alterada no login.</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A Contratada deverá prover a Contratante de informação detalhada da execução dos serviços, por intermédio de ferramenta, em tempo real, protegida por senha e conexão segura.</text:p>
          </table:table-cell>
          <table:table-cell table:number-columns-repeated="3" table:style-name="ce1" office:value-type="float" office:value="0">
            <text:p>0</text:p>
          </table:table-cell>
          <table:table-cell table:style-name="ce1" office:value-type="float" office:value="1">
            <text:p>1</text:p>
          </table:table-cell>
          <table:table-cell table:number-columns-repeated="2" table:style-name="ce1" office:value-type="float" office:value="0">
            <text:p>0</text:p>
          </table:table-cell>
        </table:table-row>
        <table:table-row table:style-name="ro3">
          <table:table-cell table:style-name="ce1" office:value-type="string">
            <text:p>Alguns Componentes: Autenticação, Lista de Controle de Acesso( ACL ), Cache, Configuração, Mail, Session, Internacionalização.</text:p>
          </table:table-cell>
          <table:table-cell table:style-name="ce1" office:value-type="float" office:value="0">
            <text:p>0</text:p>
          </table:table-cell>
          <table:table-cell table:style-name="ce1" office:value-type="float" office:value="1">
            <text:p>1</text:p>
          </table:table-cell>
          <table:table-cell table:number-columns-repeated="2" table:style-name="ce1" office:value-type="float" office:value="0">
            <text:p>0</text:p>
          </table:table-cell>
          <table:table-cell table:style-name="ce1" office:value-type="float" office:value="1">
            <text:p>1</text:p>
          </table:table-cell>
          <table:table-cell table:style-name="ce1" office:value-type="float" office:value="0">
            <text:p>0</text:p>
          </table:table-cell>
        </table:table-row>
        <table:table-row table:style-name="ro2">
          <table:table-cell table:style-name="ce1" office:value-type="string">
            <text:p>Interfaces do controle de segurança são simples o suficiente para que os desenvolvedores as utilizem corretamente.</text:p>
          </table:table-cell>
          <table:table-cell table:number-columns-repeated="6" table:style-name="ce1" office:value-type="float" office:value="0">
            <text:p>0</text:p>
          </table:table-cell>
        </table:table-row>
        <table:table-row table:style-name="ro2">
          <table:table-cell table:style-name="ce1" office:value-type="string">
            <text:p>Todos os dados sensíveis são enviados para o servidor no corpo da mensagem HTTP (parâmetros URL nunca são usados para enviar dados sensíveis).</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Todas as decisões de autenticação são registradas (logs).</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Um caminho pode ser construído a partir de uma CA confiável para cada certificado de servidor Transport Layer Security (TLS), e se cada certificado de servidor é válido.</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Todas as credenciais de autenticação para acesso a serviços externos à aplicação são cifradas e armazenadas em um local protegido (não dentro do código-fonte).</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Lista de dados sensíveis processados pela aplicação é identificada, e que existe uma política explícita de como o acesso a esses dados deve ser controlado e quando estes dados devem ser cifrados (tanto em repouso quanto em trânsito).Verificar se esta política é devidamente aplicada.</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Todos os dados não confiáveis que são saídas para HTML (incluindo elementos HTML, valores de dados javascript, blocos CSS, atributos URI) realizam o escape apropriado para o contexto da aplicação.</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Todas as informações sensíveis em cache ou as cópias temporárias enviadas ao cliente são protegidas contra acesso não autorizado, ou se elas são removidas /invalidadas após serem acessadas por um usuário autorizado (por exemplo, os cabeçalhos no-cache e no-store Cache-Control são definidos).</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O acesso a estas informações deve ser protegido por senha e conexão segura ou outro método equivalente.</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table-cell table:style-name="ce1" office:value-type="string">
            <text:p>Mesmas regras de controle de acesso aplicadas pela camada de apresentação são executadas no lado servidor.</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3">
          <table:table-cell table:style-name="ce1" office:value-type="string">
            <text:p>Todas as decisões de controle de acesso são registradas (logs), inclusive as decisões de falha de acesso.</text:p>
          </table:table-cell>
          <table:table-cell table:style-name="ce1" office:value-type="float" office:value="0">
            <text:p>0</text:p>
          </table:table-cell>
          <table:table-cell table:style-name="ce1" office:value-type="float" office:value="1">
            <text:p>1</text:p>
          </table:table-cell>
          <table:table-cell table:number-columns-repeated="4" table:style-name="ce1" office:value-type="float" office:value="0">
            <text:p>0</text:p>
          </table:table-cell>
        </table:table-row>
        <table:table-row table:style-name="ro2">
          <table:table-cell table:style-name="ce1" office:value-type="string">
            <text:p>Os documentos necessários à habilitação poderão ser apresentados no seu original, ou por cópia autenticada em Cartório de Notas ou por servidor público competente, ou publicação em órgão da imprensa oficial ou, ainda, por cópias acompanhadas dos originais para conferência pelo Pregoeiro.</text:p>
          </table:table-cell>
          <table:table-cell table:number-columns-repeated="4" table:style-name="ce1" office:value-type="float" office:value="0">
            <text:p>0</text:p>
          </table:table-cell>
          <table:table-cell table:style-name="ce1" office:value-type="float" office:value="1">
            <text:p>1</text:p>
          </table:table-cell>
          <table:table-cell table:style-name="ce1" office:value-type="float" office:value="0">
            <text:p>0</text:p>
          </table:table-cell>
        </table:table-row>
        <table:table-row table:style-name="ro3">
          <table:table-cell table:style-name="ce1" office:value-type="string">
            <text:p>Possibilitar uma seleção estadual (...) <text:s/>WEB/PHP/PostGreSQL/Informativo Eletrônico Inscrição (...) PRÓCONSELHO Divulgar os boletins de serviço das Secretarias e Subsecretarias (...) WEB WEB/ASP ASP/SQLServer 2000 SQL. Provê o cadastro de cursos que fazem parte do Programa Nacional (...) Catálogo de Sistemas Versão 1.0 de 24/06/2010 Sigla do Sistema Nome do Sistema (...) CONSELHO (..) OBJETIVO Plataforma Linguagem SGBD (...) Integração SBA x SGB alinhado a política do Governo Federal (...).</text:p>
          </table:table-cell>
          <table:table-cell table:style-name="ce1" office:value-type="float" office:value="1">
            <text:p>1</text:p>
          </table:table-cell>
          <table:table-cell table:number-columns-repeated="5" table:style-name="ce1" office:value-type="float" office:value="0">
            <text:p>0</text:p>
          </table:table-cell>
        </table:table-row>
        <table:table-row table:style-name="ro3">
          <table:table-cell table:style-name="ce1" office:value-type="string">
            <text:p>Deverão ser empregadas tecnologias como GED/ECM, certificação digital,computação móvel, CBS ­ Computação Baseada em Servidor, Data Warehouse, Workflow, arquitetura orientada a serviços, dentre outras.</text:p>
          </table:table-cell>
          <table:table-cell table:number-columns-repeated="3" table:style-name="ce1" office:value-type="float" office:value="0">
            <text:p>0</text:p>
          </table:table-cell>
          <table:table-cell table:style-name="ce1" office:value-type="float" office:value="1">
            <text:p>1</text:p>
          </table:table-cell>
          <table:table-cell table:number-columns-repeated="2" table:style-name="ce1" office:value-type="float" office:value="0">
            <text:p>0</text:p>
          </table:table-cell>
        </table:table-row>
        <table:table-row table:style-name="ro3">
          <table:table-cell table:style-name="ce1" office:value-type="string">
            <text:p>Os documentos poderão ser apresentados em original, cópia autenticada por Cartório ou cópia simples, para autenticação por membro da Comissão de Licitação, neste caso acompanhado dos originais, não sendo aceitos fac-símiles (fax).</text:p>
          </table:table-cell>
          <table:table-cell table:style-name="ce1" office:value-type="float" office:value="0">
            <text:p>0</text:p>
          </table:table-cell>
          <table:table-cell table:style-name="ce1" office:value-type="float" office:value="1">
            <text:p>1</text:p>
          </table:table-cell>
          <table:table-cell table:number-columns-repeated="4" table:style-name="ce1" office:value-type="float" office:value="0">
            <text:p>0</text:p>
          </table:table-cell>
        </table:table-row>
        <table:table-row table:style-name="ro3">
          <table:table-cell table:style-name="ce1" office:value-type="string">
            <text:p>Implementação padrão do gerenciamento de sessões do framework é utilizada pela aplicação.</text:p>
          </table:table-cell>
          <table:table-cell table:number-columns-repeated="5" table:style-name="ce1" office:value-type="float" office:value="0">
            <text:p>0</text:p>
          </table:table-cell>
          <table:table-cell table:style-name="ce1" office:value-type="float" office:value="1">
            <text:p>1</text:p>
          </table:table-cell>
        </table:table-row>
        <table:table-row table:style-name="ro2" table:number-rows-repeated="1048488">
          <table:table-cell table:number-columns-repeated="7"/>
        </table:table-row>
        <table:table-row table:style-name="ro2">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currency-style style:name="N102P0" style:volatile="true">
      <number:currency-symbol number:language="pt" number:country="BR">R$</number:currency-symbol>
      <number:text> </number:text>
      <number:number number:decimal-places="2" number:min-integer-digits="1" number:grouping="true"/>
    </number:currency-style>
    <number:currency-style style:name="N102">
      <number:text>-</number:text>
      <number:currency-symbol number:language="pt" number:country="BR">R$</number:currency-symbol>
      <number:text> </number:text>
      <number:number number:decimal-places="2" number:min-integer-digits="1" number:grouping="true"/>
      <style:map style:condition="value()&gt;=0" style:apply-style-name="N102P0"/>
    </number:currency-style>
    <number:number-style style:name="N5000" number:language="pt" number:country="BR">
      <number:number number:min-integer-digits="1"/>
    </number:number-style>
    <number:number-style style:name="N5109P0" style:volatile="true" number:language="pt" number:country="BR">
      <number:text>R$ </number:text>
      <number:number number:decimal-places="0" number:min-integer-digits="1" number:grouping="true"/>
      <number:text> </number:text>
    </number:number-style>
    <number:number-style style:name="N5109" number:language="pt" number:country="BR">
      <number:text>(R$ </number:text>
      <number:number number:decimal-places="0" number:min-integer-digits="1" number:grouping="true"/>
      <number:text>)</number:text>
      <style:map style:condition="value()&gt;=0" style:apply-style-name="N5109P0"/>
    </number:number-style>
    <number:number-style style:name="N5110P0" style:volatile="true" number:language="pt" number:country="BR">
      <number:text>R$ </number:text>
      <number:number number:decimal-places="0" number:min-integer-digits="1" number:grouping="true"/>
      <number:text> </number:text>
    </number:number-style>
    <number:number-style style:name="N5110" number:language="pt" number:country="BR">
      <style:text-properties fo:color="#ff0000"/>
      <number:text>(R$ </number:text>
      <number:number number:decimal-places="0" number:min-integer-digits="1" number:grouping="true"/>
      <number:text>)</number:text>
      <style:map style:condition="value()&gt;=0" style:apply-style-name="N5110P0"/>
    </number:number-style>
    <number:number-style style:name="N5112P0" style:volatile="true" number:language="pt" number:country="BR">
      <number:text>R$ </number:text>
      <number:number number:decimal-places="2" number:min-integer-digits="1" number:grouping="true"/>
      <number:text> </number:text>
    </number:number-style>
    <number:number-style style:name="N5112" number:language="pt" number:country="BR">
      <number:text>(R$ </number:text>
      <number:number number:decimal-places="2" number:min-integer-digits="1" number:grouping="true"/>
      <number:text>)</number:text>
      <style:map style:condition="value()&gt;=0" style:apply-style-name="N5112P0"/>
    </number:number-style>
    <number:number-style style:name="N5113P0" style:volatile="true" number:language="pt" number:country="BR">
      <number:text>R$ </number:text>
      <number:number number:decimal-places="2" number:min-integer-digits="1" number:grouping="true"/>
      <number:text> </number:text>
    </number:number-style>
    <number:number-style style:name="N5113" number:language="pt" number:country="BR">
      <style:text-properties fo:color="#ff0000"/>
      <number:text>(R$ </number:text>
      <number:number number:decimal-places="2" number:min-integer-digits="1" number:grouping="true"/>
      <number:text>)</number:text>
      <style:map style:condition="value()&gt;=0" style:apply-style-name="N5113P0"/>
    </number:number-style>
    <number:date-style style:name="N5114" number:language="pt" number:country="BR">
      <number:day/>
      <number:text>/</number:text>
      <number:month/>
      <number:text>/</number:text>
      <number:year number:style="long"/>
    </number:date-style>
    <number:date-style style:name="N5115" number:language="pt" number:country="BR">
      <number:day/>
      <number:text>/</number:text>
      <number:month number:textual="true"/>
      <number:text>/</number:text>
      <number:year/>
    </number:date-style>
    <number:date-style style:name="N5116" number:language="pt" number:country="BR">
      <number:day/>
      <number:text>/</number:text>
      <number:month number:textual="true"/>
    </number:date-style>
    <number:date-style style:name="N5117" number:language="pt" number:country="BR">
      <number:month number:textual="true"/>
      <number:text>/</number:text>
      <number:year/>
    </number:date-style>
    <number:time-style style:name="N5118" number:language="pt" number:country="BR">
      <number:hours/>
      <number:text>:</number:text>
      <number:minutes number:style="long"/>
      <number:text> </number:text>
      <number:am-pm/>
    </number:time-style>
    <number:time-style style:name="N5119" number:language="pt" number:country="BR">
      <number:hours/>
      <number:text>:</number:text>
      <number:minutes number:style="long"/>
      <number:text>:</number:text>
      <number:seconds number:style="long"/>
      <number:text> </number:text>
      <number:am-pm/>
    </number:time-style>
    <number:date-style style:name="N5120" number:language="pt" number:country="BR">
      <number:day/>
      <number:text>/</number:text>
      <number:month/>
      <number:text>/</number:text>
      <number:year number:style="long"/>
      <number:text> </number:text>
      <number:hours number:style="long"/>
      <number:text>:</number:text>
      <number:minutes number:style="long"/>
    </number:date-style>
    <number:number-style style:name="N5122P0" style:volatile="true" number:language="pt" number:country="BR">
      <number:number number:decimal-places="0" number:min-integer-digits="1" number:grouping="true"/>
      <number:text> </number:text>
    </number:number-style>
    <number:number-style style:name="N5122" number:language="pt" number:country="BR">
      <number:text>(</number:text>
      <number:number number:decimal-places="0" number:min-integer-digits="1" number:grouping="true"/>
      <number:text>)</number:text>
      <style:map style:condition="value()&gt;=0" style:apply-style-name="N5122P0"/>
    </number:number-style>
    <number:number-style style:name="N5123P0" style:volatile="true" number:language="pt" number:country="BR">
      <number:number number:decimal-places="0" number:min-integer-digits="1" number:grouping="true"/>
      <number:text> </number:text>
    </number:number-style>
    <number:number-style style:name="N5123" number:language="pt" number:country="BR">
      <style:text-properties fo:color="#ff0000"/>
      <number:text>(</number:text>
      <number:number number:decimal-places="0" number:min-integer-digits="1" number:grouping="true"/>
      <number:text>)</number:text>
      <style:map style:condition="value()&gt;=0" style:apply-style-name="N5123P0"/>
    </number:number-style>
    <number:number-style style:name="N5125P0" style:volatile="true" number:language="pt" number:country="BR">
      <number:number number:decimal-places="2" number:min-integer-digits="1" number:grouping="true"/>
      <number:text> </number:text>
    </number:number-style>
    <number:number-style style:name="N5125" number:language="pt" number:country="BR">
      <number:text>(</number:text>
      <number:number number:decimal-places="2" number:min-integer-digits="1" number:grouping="true"/>
      <number:text>)</number:text>
      <style:map style:condition="value()&gt;=0" style:apply-style-name="N5125P0"/>
    </number:number-style>
    <number:number-style style:name="N5126P0" style:volatile="true" number:language="pt" number:country="BR">
      <number:number number:decimal-places="2" number:min-integer-digits="1" number:grouping="true"/>
      <number:text> </number:text>
    </number:number-style>
    <number:number-style style:name="N5126" number:language="pt" number:country="BR">
      <style:text-properties fo:color="#ff0000"/>
      <number:text>(</number:text>
      <number:number number:decimal-places="2" number:min-integer-digits="1" number:grouping="true"/>
      <number:text>)</number:text>
      <style:map style:condition="value()&gt;=0" style:apply-style-name="N5126P0"/>
    </number:number-style>
    <number:number-style style:name="N5129P0" style:volatile="true" number:language="pt" number:country="BR">
      <number:number number:decimal-places="0" number:min-integer-digits="1" number:grouping="true"/>
      <number:text> </number:text>
    </number:number-style>
    <number:number-style style:name="N5129P1" style:volatile="true" number:language="pt" number:country="BR">
      <number:text> (</number:text>
      <number:number number:decimal-places="0" number:min-integer-digits="1" number:grouping="true"/>
      <number:text>)</number:text>
    </number:number-style>
    <number:number-style style:name="N5129P2" style:volatile="true" number:language="pt" number:country="BR">
      <number:text> - </number:text>
    </number:number-style>
    <number:text-style style:name="N5129" number:language="pt" number:country="BR">
      <number:text-content/>
      <number:text> </number:text>
      <style:map style:condition="value()&gt;0" style:apply-style-name="N5129P0"/>
      <style:map style:condition="value()&lt;0" style:apply-style-name="N5129P1"/>
      <style:map style:condition="value()=0" style:apply-style-name="N5129P2"/>
    </number:text-style>
    <number:number-style style:name="N5133P0" style:volatile="true" number:language="pt" number:country="BR">
      <number:text> R$ </number:text>
      <number:number number:decimal-places="0" number:min-integer-digits="1" number:grouping="true"/>
      <number:text> </number:text>
    </number:number-style>
    <number:number-style style:name="N5133P1" style:volatile="true" number:language="pt" number:country="BR">
      <number:text> R$ (</number:text>
      <number:number number:decimal-places="0" number:min-integer-digits="1" number:grouping="true"/>
      <number:text>)</number:text>
    </number:number-style>
    <number:number-style style:name="N5133P2" style:volatile="true" number:language="pt" number:country="BR">
      <number:text> R$ - </number:text>
    </number:number-style>
    <number:text-style style:name="N5133" number:language="pt" number:country="BR">
      <number:text-content/>
      <number:text> </number:text>
      <style:map style:condition="value()&gt;0" style:apply-style-name="N5133P0"/>
      <style:map style:condition="value()&lt;0" style:apply-style-name="N5133P1"/>
      <style:map style:condition="value()=0" style:apply-style-name="N5133P2"/>
    </number:text-style>
    <number:number-style style:name="N5136P0" style:volatile="true" number:language="pt" number:country="BR">
      <number:number number:decimal-places="2" number:min-integer-digits="1" number:grouping="true"/>
      <number:text> </number:text>
    </number:number-style>
    <number:number-style style:name="N5136P1" style:volatile="true" number:language="pt" number:country="BR">
      <number:text> (</number:text>
      <number:number number:decimal-places="2" number:min-integer-digits="1" number:grouping="true"/>
      <number:text>)</number:text>
    </number:number-style>
    <number:number-style style:name="N5136P2" style:volatile="true" number:language="pt" number:country="BR">
      <number:text> -</number:text>
      <number:number number:decimal-places="0" number:min-integer-digits="0"/>
      <number:text> </number:text>
    </number:number-style>
    <number:text-style style:name="N5136" number:language="pt" number:country="BR">
      <number:text-content/>
      <number:text> </number:text>
      <style:map style:condition="value()&gt;0" style:apply-style-name="N5136P0"/>
      <style:map style:condition="value()&lt;0" style:apply-style-name="N5136P1"/>
      <style:map style:condition="value()=0" style:apply-style-name="N5136P2"/>
    </number:text-style>
    <number:number-style style:name="N5140P0" style:volatile="true" number:language="pt" number:country="BR">
      <number:text> R$ </number:text>
      <number:number number:decimal-places="2" number:min-integer-digits="1" number:grouping="true"/>
      <number:text> </number:text>
    </number:number-style>
    <number:number-style style:name="N5140P1" style:volatile="true" number:language="pt" number:country="BR">
      <number:text> R$ (</number:text>
      <number:number number:decimal-places="2" number:min-integer-digits="1" number:grouping="true"/>
      <number:text>)</number:text>
    </number:number-style>
    <number:number-style style:name="N5140P2" style:volatile="true" number:language="pt" number:country="BR">
      <number:text> R$ -</number:text>
      <number:number number:decimal-places="0" number:min-integer-digits="0"/>
      <number:text> </number:text>
    </number:number-style>
    <number:text-style style:name="N5140" number:language="pt" number:country="BR">
      <number:text-content/>
      <number:text> </number:text>
      <style:map style:condition="value()&gt;0" style:apply-style-name="N5140P0"/>
      <style:map style:condition="value()&lt;0" style:apply-style-name="N5140P1"/>
      <style:map style:condition="value()=0" style:apply-style-name="N5140P2"/>
    </number:text-style>
    <number:time-style style:name="N5141" number:language="pt" number:country="BR">
      <number:minutes number:style="long"/>
      <number:text>:</number:text>
      <number:seconds number:style="long"/>
    </number:time-style>
    <number:time-style style:name="N5142" number:language="pt" number:country="BR" number:truncate-on-overflow="false">
      <number:hours/>
      <number:text>:</number:text>
      <number:minutes number:style="long"/>
      <number:text>:</number:text>
      <number:seconds number:style="long"/>
    </number:time-style>
    <number:time-style style:name="N5143" number:language="pt" number:country="BR">
      <number:minutes number:style="long"/>
      <number:text>:</number:text>
      <number:seconds number:style="long" number:decimal-places="1"/>
    </number:time-style>
    <number:number-style style:name="N5144" number:language="pt" number:country="BR">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name-asian="Droid Sans"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12">12/08/2015</text:date>, <text:time>21:46:50</text:time></text:p>
        </style:region-right>
      </style:header>
      <style:header-left style:display="false"/>
      <style:footer>
        <text:p>Page <text:page-number>1</text:page-number> / <text:page-count>99</text:page-count></text:p>
      </style:footer>
      <style:footer-left style:display="false"/>
    </style:master-page>
    <style:master-page style:name="PageStyle_5f_respondente1" style:display-name="PageStyle_respondente1" style:page-layout-name="Mpm3">
      <style:header style:display="false"/>
      <style:header-left style:display="false"/>
      <style:footer style:display="false"/>
      <style:footer-left style:display="false"/>
    </style:master-page>
    <style:master-page style:name="PageStyle_5f_respondente2" style:display-name="PageStyle_respondente2" style:page-layout-name="Mpm3">
      <style:header style:display="false"/>
      <style:header-left style:display="false"/>
      <style:footer style:display="false"/>
      <style:footer-left style:display="false"/>
    </style:master-page>
    <style:master-page style:name="PageStyle_5f_respondente3" style:display-name="PageStyle_respondente3" style:page-layout-name="Mpm3">
      <style:header style:display="false"/>
      <style:header-left style:display="false"/>
      <style:footer style:display="false"/>
      <style:footer-left style:display="false"/>
    </style:master-page>
    <style:master-page style:name="PageStyle_5f_respondente4" style:display-name="PageStyle_respondente4" style:page-layout-name="Mpm3">
      <style:header style:display="false"/>
      <style:header-left style:display="false"/>
      <style:footer style:display="false"/>
      <style:footer-left style:display="false"/>
    </style:master-page>
    <style:master-page style:name="PageStyle_5f_respondente5" style:display-name="PageStyle_respondente5" style:page-layout-name="Mpm3">
      <style:header style:display="false"/>
      <style:header-left style:display="false"/>
      <style:footer style:display="false"/>
      <style:footer-left style:display="false"/>
    </style:master-page>
    <style:master-page style:name="PageStyle_5f_respondente6" style:display-name="PageStyle_respondente6" style:page-layout-name="Mpm3">
      <style:header style:display="false"/>
      <style:header-left style:display="false"/>
      <style:footer style:display="false"/>
      <style:footer-left style:display="false"/>
    </style:master-page>
    <style:master-page style:name="PageStyle_5f_respondente7" style:display-name="PageStyle_respondente7" style:page-layout-name="Mpm3">
      <style:header style:display="false"/>
      <style:header-left style:display="false"/>
      <style:footer style:display="false"/>
      <style:footer-left style:display="false"/>
    </style:master-page>
    <style:master-page style:name="PageStyle_5f_respondente8" style:display-name="PageStyle_respondente8"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drigo</meta:initial-creator>
    <meta:creation-date>2015-05-02T22:06:02</meta:creation-date>
    <dc:date>2015-08-12T21:46:50.77</dc:date>
    <meta:generator>LibreOffice/3.4$Win32 LibreOffice_project/340m1$Build-203</meta:generator>
    <meta:editing-duration>PT10H32M11S</meta:editing-duration>
    <meta:editing-cycles>11</meta:editing-cycles>
    <meta:document-statistic meta:table-count="9" meta:cell-count="5472" meta:object-count="0"/>
    <meta:user-defined meta:name="AppVersion">14.03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